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Mono1" svg:font-family="'Liberation Mono'"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ourier New1" svg:font-family="'Courier New'" style:font-family-generic="system" style:font-pitch="variable"/>
    <style:font-face style:name="DINMittelEFOP-Bold" svg:font-family="DINMittelEFOP-Bold"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Liberation Mono2" svg:font-family="'Liberation Mono'"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officeooo:paragraph-rsid="044675c3"/>
    </style:style>
    <style:style style:name="P2" style:family="paragraph" style:parent-style-name="Standard">
      <style:text-properties officeooo:paragraph-rsid="065b1b0a"/>
    </style:style>
    <style:style style:name="P3" style:family="paragraph" style:parent-style-name="Standard">
      <style:text-properties officeooo:paragraph-rsid="05f29933"/>
    </style:style>
    <style:style style:name="P4" style:family="paragraph" style:parent-style-name="Standard">
      <style:paragraph-properties fo:text-align="center" style:justify-single-word="false"/>
      <style:text-properties fo:color="#ff0000" style:font-name="DejaVu Sans" fo:font-size="9pt" fo:font-weight="bold" officeooo:rsid="059aee54" officeooo:paragraph-rsid="05e03c3c" style:font-size-asian="9pt" style:font-weight-asian="bold" style:font-size-complex="9pt" style:font-weight-complex="bold"/>
    </style:style>
    <style:style style:name="P5" style:family="paragraph" style:parent-style-name="Standard">
      <style:paragraph-properties fo:text-align="center" style:justify-single-word="false"/>
      <style:text-properties fo:color="#ff0000" style:font-name="DejaVu Sans" fo:font-size="9pt" fo:font-weight="bold" officeooo:rsid="070d84dc" officeooo:paragraph-rsid="05e03c3c" style:font-size-asian="9pt" style:font-weight-asian="bold" style:font-size-complex="9pt" style:font-weight-complex="bold"/>
    </style:style>
    <style:style style:name="P6" style:family="paragraph" style:parent-style-name="Standard" style:list-style-name="L1">
      <style:text-properties officeooo:paragraph-rsid="058c42cb"/>
    </style:style>
    <style:style style:name="P7" style:family="paragraph" style:parent-style-name="Standard" style:list-style-name="L1">
      <style:text-properties officeooo:paragraph-rsid="058c68ec"/>
    </style:style>
    <style:style style:name="P8" style:family="paragraph" style:parent-style-name="Standard" style:list-style-name="L1">
      <style:text-properties officeooo:paragraph-rsid="0553efc7"/>
    </style:style>
    <style:style style:name="P9" style:family="paragraph" style:parent-style-name="Standard" style:list-style-name="L1">
      <style:text-properties officeooo:paragraph-rsid="07037896"/>
    </style:style>
    <style:style style:name="P10" style:family="paragraph" style:parent-style-name="Standard" style:list-style-name="L1">
      <style:text-properties officeooo:paragraph-rsid="057165fc"/>
    </style:style>
    <style:style style:name="P11" style:family="paragraph" style:parent-style-name="Standard" style:list-style-name="L1">
      <style:text-properties officeooo:paragraph-rsid="06be57e2"/>
    </style:style>
    <style:style style:name="P12" style:family="paragraph" style:parent-style-name="Standard" style:list-style-name="L1">
      <style:text-properties officeooo:paragraph-rsid="06c137d4"/>
    </style:style>
    <style:style style:name="P13" style:family="paragraph" style:parent-style-name="Standard" style:list-style-name="L1">
      <style:text-properties officeooo:paragraph-rsid="06b96ee4"/>
    </style:style>
    <style:style style:name="P14" style:family="paragraph" style:parent-style-name="Standard" style:list-style-name="L1">
      <style:text-properties officeooo:paragraph-rsid="059749dd"/>
    </style:style>
    <style:style style:name="P15" style:family="paragraph" style:parent-style-name="Standard" style:list-style-name="L1">
      <style:text-properties officeooo:paragraph-rsid="0671d243"/>
    </style:style>
    <style:style style:name="P16" style:family="paragraph" style:parent-style-name="Standard" style:list-style-name="L1">
      <style:text-properties officeooo:paragraph-rsid="059f704f"/>
    </style:style>
    <style:style style:name="P17" style:family="paragraph" style:parent-style-name="Standard" style:list-style-name="L1">
      <style:text-properties officeooo:paragraph-rsid="07013821"/>
    </style:style>
    <style:style style:name="P18" style:family="paragraph" style:parent-style-name="Standard" style:list-style-name="L1">
      <style:text-properties officeooo:paragraph-rsid="0654d741"/>
    </style:style>
    <style:style style:name="P19" style:family="paragraph" style:parent-style-name="Standard" style:list-style-name="L1">
      <style:text-properties officeooo:paragraph-rsid="05b6896d"/>
    </style:style>
    <style:style style:name="P20" style:family="paragraph" style:parent-style-name="Standard" style:list-style-name="L1">
      <style:text-properties officeooo:paragraph-rsid="05b509f3"/>
    </style:style>
    <style:style style:name="P21" style:family="paragraph" style:parent-style-name="Standard" style:list-style-name="L1">
      <style:text-properties officeooo:paragraph-rsid="05cbcccf"/>
    </style:style>
    <style:style style:name="P22" style:family="paragraph" style:parent-style-name="Standard" style:list-style-name="L1">
      <style:text-properties officeooo:paragraph-rsid="05dc3c7a"/>
    </style:style>
    <style:style style:name="P23" style:family="paragraph" style:parent-style-name="Standard" style:list-style-name="L1">
      <style:text-properties officeooo:paragraph-rsid="060cc278"/>
    </style:style>
    <style:style style:name="P24" style:family="paragraph" style:parent-style-name="Standard" style:list-style-name="L1">
      <style:text-properties officeooo:paragraph-rsid="065e4dae"/>
    </style:style>
    <style:style style:name="P25" style:family="paragraph" style:parent-style-name="Standard" style:list-style-name="L1">
      <style:text-properties officeooo:paragraph-rsid="060e004b"/>
    </style:style>
    <style:style style:name="P26" style:family="paragraph" style:parent-style-name="Standard" style:list-style-name="L1">
      <style:text-properties officeooo:paragraph-rsid="0665161c"/>
    </style:style>
    <style:style style:name="P27" style:family="paragraph" style:parent-style-name="Standard" style:list-style-name="L1">
      <style:text-properties officeooo:paragraph-rsid="06102a56"/>
    </style:style>
    <style:style style:name="P28" style:family="paragraph" style:parent-style-name="Standard" style:list-style-name="L1">
      <style:text-properties officeooo:paragraph-rsid="06ec2a4f"/>
    </style:style>
    <style:style style:name="P29" style:family="paragraph" style:parent-style-name="Standard" style:list-style-name="L1">
      <style:text-properties officeooo:paragraph-rsid="06f1fa67"/>
    </style:style>
    <style:style style:name="P30" style:family="paragraph" style:parent-style-name="Standard" style:list-style-name="L1">
      <style:text-properties officeooo:paragraph-rsid="06ecfa47"/>
    </style:style>
    <style:style style:name="P31" style:family="paragraph" style:parent-style-name="Standard" style:list-style-name="L1">
      <style:text-properties officeooo:paragraph-rsid="05f75b70"/>
    </style:style>
    <style:style style:name="P32" style:family="paragraph" style:parent-style-name="Standard" style:list-style-name="L1">
      <style:text-properties officeooo:paragraph-rsid="06783a4e"/>
    </style:style>
    <style:style style:name="P33" style:family="paragraph" style:parent-style-name="Standard" style:list-style-name="L1">
      <style:text-properties officeooo:paragraph-rsid="06110f1d"/>
    </style:style>
    <style:style style:name="P34" style:family="paragraph" style:parent-style-name="Standard" style:list-style-name="L1">
      <style:text-properties officeooo:paragraph-rsid="061a4cca"/>
    </style:style>
    <style:style style:name="P35" style:family="paragraph" style:parent-style-name="Standard" style:list-style-name="L1">
      <style:text-properties officeooo:paragraph-rsid="062d0d47"/>
    </style:style>
    <style:style style:name="P36" style:family="paragraph" style:parent-style-name="Standard" style:list-style-name="L1">
      <style:text-properties officeooo:paragraph-rsid="0626e6ee"/>
    </style:style>
    <style:style style:name="P37" style:family="paragraph" style:parent-style-name="Standard" style:list-style-name="L1">
      <style:text-properties officeooo:paragraph-rsid="06c064e1"/>
    </style:style>
    <style:style style:name="P38" style:family="paragraph" style:parent-style-name="Standard" style:list-style-name="L1">
      <style:text-properties officeooo:paragraph-rsid="063c5383"/>
    </style:style>
    <style:style style:name="P39" style:family="paragraph" style:parent-style-name="Standard" style:list-style-name="L1">
      <style:text-properties officeooo:paragraph-rsid="064316b2"/>
    </style:style>
    <style:style style:name="P40" style:family="paragraph" style:parent-style-name="Standard" style:list-style-name="L1">
      <style:text-properties officeooo:paragraph-rsid="070734ab"/>
    </style:style>
    <style:style style:name="P41" style:family="paragraph" style:parent-style-name="Standard" style:list-style-name="L1">
      <style:text-properties officeooo:paragraph-rsid="07085461"/>
    </style:style>
    <style:style style:name="P42" style:family="paragraph" style:parent-style-name="Standard" style:list-style-name="L1">
      <style:text-properties officeooo:paragraph-rsid="06bd3679"/>
    </style:style>
    <style:style style:name="P43" style:family="paragraph" style:parent-style-name="Standard" style:list-style-name="L1">
      <style:text-properties officeooo:paragraph-rsid="06cc502f"/>
    </style:style>
    <style:style style:name="P44" style:family="paragraph" style:parent-style-name="Standard" style:list-style-name="L1">
      <style:text-properties officeooo:paragraph-rsid="06fa802d"/>
    </style:style>
    <style:style style:name="P45" style:family="paragraph" style:parent-style-name="Standard" style:list-style-name="L1">
      <style:text-properties officeooo:paragraph-rsid="06e1670a"/>
    </style:style>
    <style:style style:name="P46" style:family="paragraph" style:parent-style-name="Standard" style:list-style-name="L1">
      <style:text-properties officeooo:paragraph-rsid="06f60e7d"/>
    </style:style>
    <style:style style:name="P47" style:family="paragraph" style:parent-style-name="Standard" style:list-style-name="L1">
      <style:text-properties officeooo:paragraph-rsid="06f95a25"/>
    </style:style>
    <style:style style:name="P48" style:family="paragraph" style:parent-style-name="Standard" style:list-style-name="L1">
      <style:text-properties officeooo:paragraph-rsid="065731a0"/>
    </style:style>
    <style:style style:name="P49" style:family="paragraph" style:parent-style-name="Standard" style:list-style-name="L1">
      <style:text-properties officeooo:paragraph-rsid="0681b436"/>
    </style:style>
    <style:style style:name="P50" style:family="paragraph" style:parent-style-name="Standard" style:list-style-name="L1">
      <style:text-properties officeooo:paragraph-rsid="06fe82ee"/>
    </style:style>
    <style:style style:name="P51" style:family="paragraph" style:parent-style-name="Standard" style:list-style-name="L1">
      <style:text-properties officeooo:paragraph-rsid="06fe1a0d"/>
    </style:style>
    <style:style style:name="P52" style:family="paragraph" style:parent-style-name="Standard" style:list-style-name="L1">
      <style:text-properties officeooo:rsid="03ce45d1" officeooo:paragraph-rsid="071061bf"/>
    </style:style>
    <style:style style:name="P53" style:family="paragraph" style:parent-style-name="Standard" style:list-style-name="L1">
      <style:text-properties officeooo:rsid="03ce45d1" officeooo:paragraph-rsid="060761fb"/>
    </style:style>
    <style:style style:name="P54" style:family="paragraph" style:parent-style-name="Standard" style:list-style-name="L1">
      <style:text-properties officeooo:rsid="03ce45d1" officeooo:paragraph-rsid="0553efc7"/>
    </style:style>
    <style:style style:name="P55" style:family="paragraph" style:parent-style-name="Standard" style:list-style-name="L1">
      <style:text-properties officeooo:rsid="03ce45d1" officeooo:paragraph-rsid="06be57e2"/>
    </style:style>
    <style:style style:name="P56" style:family="paragraph" style:parent-style-name="Standard" style:list-style-name="L1">
      <style:text-properties officeooo:rsid="03ce45d1" officeooo:paragraph-rsid="05836c72"/>
    </style:style>
    <style:style style:name="P57" style:family="paragraph" style:parent-style-name="Standard" style:list-style-name="L1">
      <style:text-properties officeooo:rsid="03ce45d1" officeooo:paragraph-rsid="0593115a"/>
    </style:style>
    <style:style style:name="P58" style:family="paragraph" style:parent-style-name="Standard" style:list-style-name="L1">
      <style:text-properties officeooo:rsid="03ce45d1" officeooo:paragraph-rsid="069d3a68"/>
    </style:style>
    <style:style style:name="P59" style:family="paragraph" style:parent-style-name="Standard" style:list-style-name="L1">
      <style:text-properties officeooo:rsid="03ce45d1" officeooo:paragraph-rsid="06e6575e"/>
    </style:style>
    <style:style style:name="P60" style:family="paragraph" style:parent-style-name="Standard" style:list-style-name="L1">
      <style:text-properties officeooo:rsid="03ce45d1" officeooo:paragraph-rsid="06e94acf"/>
    </style:style>
    <style:style style:name="P61" style:family="paragraph" style:parent-style-name="Standard" style:list-style-name="L1">
      <style:text-properties officeooo:rsid="03ce45d1" officeooo:paragraph-rsid="06a6ab11"/>
    </style:style>
    <style:style style:name="P62" style:family="paragraph" style:parent-style-name="Standard" style:list-style-name="L1">
      <style:text-properties officeooo:rsid="03ce45d1" officeooo:paragraph-rsid="05b03e6b"/>
    </style:style>
    <style:style style:name="P63" style:family="paragraph" style:parent-style-name="Standard" style:list-style-name="L1">
      <style:text-properties officeooo:rsid="03ce45d1" officeooo:paragraph-rsid="05b509f3"/>
    </style:style>
    <style:style style:name="P64" style:family="paragraph" style:parent-style-name="Standard" style:list-style-name="L1">
      <style:text-properties officeooo:rsid="03ce45d1" officeooo:paragraph-rsid="06b2438e"/>
    </style:style>
    <style:style style:name="P65" style:family="paragraph" style:parent-style-name="Standard" style:list-style-name="L1">
      <style:text-properties officeooo:rsid="03ce45d1" officeooo:paragraph-rsid="06b2c2f3"/>
    </style:style>
    <style:style style:name="P66" style:family="paragraph" style:parent-style-name="Standard" style:list-style-name="L1">
      <style:text-properties officeooo:rsid="03ce45d1" officeooo:paragraph-rsid="06ad7205"/>
    </style:style>
    <style:style style:name="P67" style:family="paragraph" style:parent-style-name="Standard" style:list-style-name="L1">
      <style:text-properties officeooo:rsid="03ce45d1" officeooo:paragraph-rsid="05cbcccf"/>
    </style:style>
    <style:style style:name="P68" style:family="paragraph" style:parent-style-name="Standard" style:list-style-name="L1">
      <style:text-properties officeooo:rsid="03ce45d1" officeooo:paragraph-rsid="05dc3c7a"/>
    </style:style>
    <style:style style:name="P69" style:family="paragraph" style:parent-style-name="Standard" style:list-style-name="L1">
      <style:text-properties officeooo:rsid="03ce45d1" officeooo:paragraph-rsid="05eae1b4"/>
    </style:style>
    <style:style style:name="P70" style:family="paragraph" style:parent-style-name="Standard" style:list-style-name="L1">
      <style:text-properties officeooo:rsid="03ce45d1" officeooo:paragraph-rsid="05e1bf0c"/>
    </style:style>
    <style:style style:name="P71" style:family="paragraph" style:parent-style-name="Standard" style:list-style-name="L1">
      <style:text-properties officeooo:rsid="03ce45d1" officeooo:paragraph-rsid="06158648"/>
    </style:style>
    <style:style style:name="P72" style:family="paragraph" style:parent-style-name="Standard" style:list-style-name="L1">
      <style:text-properties officeooo:rsid="03ce45d1" officeooo:paragraph-rsid="06c064e1"/>
    </style:style>
    <style:style style:name="P73" style:family="paragraph" style:parent-style-name="Standard" style:list-style-name="L1">
      <style:text-properties officeooo:rsid="03ce45d1" officeooo:paragraph-rsid="065731a0"/>
    </style:style>
    <style:style style:name="P74" style:family="paragraph" style:parent-style-name="Standard" style:list-style-name="L1">
      <style:text-properties officeooo:rsid="041573b8" officeooo:paragraph-rsid="06ee73b3"/>
    </style:style>
    <style:style style:name="P75" style:family="paragraph" style:parent-style-name="Standard" style:list-style-name="L1">
      <style:text-properties officeooo:rsid="041573b8" officeooo:paragraph-rsid="06ed3297"/>
    </style:style>
    <style:style style:name="P76" style:family="paragraph" style:parent-style-name="Standard" style:list-style-name="L1">
      <style:text-properties officeooo:rsid="041573b8" officeooo:paragraph-rsid="057495dc"/>
    </style:style>
    <style:style style:name="P77" style:family="paragraph" style:parent-style-name="Standard" style:list-style-name="L1">
      <style:text-properties officeooo:rsid="041573b8" officeooo:paragraph-rsid="05779f91"/>
    </style:style>
    <style:style style:name="P78" style:family="paragraph" style:parent-style-name="Standard" style:list-style-name="L1">
      <style:text-properties officeooo:rsid="041573b8" officeooo:paragraph-rsid="057890c7"/>
    </style:style>
    <style:style style:name="P79" style:family="paragraph" style:parent-style-name="Standard" style:list-style-name="L1">
      <style:text-properties officeooo:rsid="041573b8" officeooo:paragraph-rsid="057a96bf"/>
    </style:style>
    <style:style style:name="P80" style:family="paragraph" style:parent-style-name="Standard" style:list-style-name="L1">
      <style:text-properties officeooo:rsid="06734d4c" officeooo:paragraph-rsid="06734d4c"/>
    </style:style>
    <style:style style:name="P81" style:family="paragraph" style:parent-style-name="Standard" style:list-style-name="L1">
      <style:text-properties officeooo:rsid="066584aa" officeooo:paragraph-rsid="0668d3e0"/>
    </style:style>
    <style:style style:name="P82" style:family="paragraph" style:parent-style-name="Standard" style:list-style-name="L1">
      <style:text-properties officeooo:rsid="066584aa" officeooo:paragraph-rsid="066a229e"/>
    </style:style>
    <style:style style:name="P83" style:family="paragraph" style:parent-style-name="Standard" style:list-style-name="L1">
      <style:text-properties officeooo:rsid="066584aa" officeooo:paragraph-rsid="06662786"/>
    </style:style>
    <style:style style:name="P84" style:family="paragraph" style:parent-style-name="Standard" style:list-style-name="L1">
      <style:text-properties officeooo:rsid="066584aa" officeooo:paragraph-rsid="066584aa"/>
    </style:style>
    <style:style style:name="P85" style:family="paragraph" style:parent-style-name="Standard" style:list-style-name="L1">
      <style:text-properties officeooo:rsid="06662786" officeooo:paragraph-rsid="06662786"/>
    </style:style>
    <style:style style:name="P86" style:family="paragraph" style:parent-style-name="Standard" style:list-style-name="L1">
      <style:text-properties officeooo:rsid="067bdc88" officeooo:paragraph-rsid="067bdc88"/>
    </style:style>
    <style:style style:name="P87" style:family="paragraph" style:parent-style-name="Standard" style:list-style-name="L1">
      <style:text-properties fo:color="#ff0000" style:font-name="DejaVu Sans" fo:font-size="9pt" officeooo:rsid="068788e6" officeooo:paragraph-rsid="06fe1a0d" style:font-size-asian="9pt" style:font-size-complex="9pt"/>
    </style:style>
    <style:style style:name="P88" style:family="paragraph" style:parent-style-name="Standard" style:list-style-name="L1">
      <style:text-properties fo:color="#ff0000" style:font-name="DejaVu Sans" fo:font-size="9pt" officeooo:rsid="068788e6" officeooo:paragraph-rsid="068788e6" style:font-size-asian="9pt" style:font-size-complex="9pt"/>
    </style:style>
    <style:style style:name="P89" style:family="paragraph" style:parent-style-name="Standard" style:list-style-name="L1">
      <style:text-properties fo:color="#ff0000" style:font-name="DejaVu Sans" fo:font-size="9pt" officeooo:rsid="068afcbf" officeooo:paragraph-rsid="068afcbf" style:font-size-asian="9pt" style:font-size-complex="9pt"/>
    </style:style>
    <style:style style:name="P90" style:family="paragraph" style:parent-style-name="Standard" style:list-style-name="L1">
      <style:text-properties fo:color="#ff0000" style:font-name="DejaVu Sans" fo:font-size="9pt" officeooo:rsid="068ccb5a" officeooo:paragraph-rsid="068ccb5a" style:font-size-asian="9pt" style:font-size-complex="9pt"/>
    </style:style>
    <style:style style:name="P91" style:family="paragraph" style:parent-style-name="Standard" style:list-style-name="L1">
      <style:text-properties fo:color="#ff0000" style:font-name="DejaVu Sans" fo:font-size="9pt" officeooo:rsid="068e99bf" officeooo:paragraph-rsid="068e99bf" style:font-size-asian="9pt" style:font-size-complex="9pt"/>
    </style:style>
    <style:style style:name="P92" style:family="paragraph" style:parent-style-name="Standard" style:list-style-name="L1">
      <style:text-properties fo:font-variant="normal" fo:text-transform="none" fo:color="#ff0000" style:text-line-through-style="none" style:text-line-through-type="none" style:font-name="DejaVu Sans" fo:font-size="9pt" fo:font-style="normal" style:text-underline-style="none" fo:font-weight="bold" officeooo:rsid="0686ee49" officeooo:paragraph-rsid="0686ee49" style:text-blinking="false" fo:background-color="transparent" style:font-size-asian="9pt" style:font-weight-asian="bold" style:font-size-complex="9pt" style:font-weight-complex="bold"/>
    </style:style>
    <style:style style:name="P93" style:family="paragraph" style:parent-style-name="Standard" style:list-style-name="L1">
      <style:text-properties fo:font-variant="normal" fo:text-transform="none" fo:color="#ff0000" style:text-line-through-style="none" style:text-line-through-type="none" style:font-name="DejaVu Sans" fo:font-size="9pt" fo:font-style="normal" style:text-underline-style="none" fo:font-weight="bold" officeooo:rsid="068fda91" officeooo:paragraph-rsid="068fda91" style:text-blinking="false" fo:background-color="transparent" style:font-size-asian="9pt" style:font-weight-asian="bold" style:font-size-complex="9pt" style:font-weight-complex="bold"/>
    </style:style>
    <style:style style:name="P94" style:family="paragraph" style:parent-style-name="Standard" style:list-style-name="L1">
      <style:text-properties fo:font-variant="normal" fo:text-transform="none" fo:color="#ff0000" style:text-line-through-style="none" style:text-line-through-type="none" style:font-name="DejaVu Sans" fo:font-size="9pt" fo:font-style="normal" style:text-underline-style="none" fo:font-weight="bold" officeooo:rsid="05253415" officeooo:paragraph-rsid="068fda91" style:text-blinking="false" fo:background-color="transparent" style:font-size-asian="9pt" style:font-weight-asian="bold" style:font-size-complex="9pt" style:font-weight-complex="bold"/>
    </style:style>
    <style:style style:name="P95" style:family="paragraph" style:parent-style-name="Standard" style:list-style-name="L1">
      <style:text-properties fo:font-variant="normal" fo:text-transform="none" fo:color="#ff0000" style:text-line-through-style="none" style:text-line-through-type="none" style:font-name="DejaVu Sans" fo:font-size="9pt" fo:font-style="normal" style:text-underline-style="none" fo:font-weight="normal" officeooo:rsid="04f35e8e" officeooo:paragraph-rsid="068afcbf" style:text-blinking="false" fo:background-color="transparent" style:font-size-asian="9pt" style:font-size-complex="9pt"/>
    </style:style>
    <style:style style:name="P96" style:family="paragraph" style:parent-style-name="Standard" style:list-style-name="L1">
      <style:text-properties fo:font-variant="normal" fo:text-transform="none" fo:color="#ff0000" style:text-line-through-style="none" style:text-line-through-type="none" style:font-name="DejaVu Sans" fo:font-size="9pt" fo:font-style="normal" style:text-underline-style="none" fo:font-weight="normal" officeooo:rsid="052e2ece" officeooo:paragraph-rsid="068afcbf" style:text-blinking="false" fo:background-color="transparent" style:font-size-asian="9pt" style:font-size-complex="9pt"/>
    </style:style>
    <style:style style:name="P97" style:family="paragraph" style:parent-style-name="Standard" style:list-style-name="L1">
      <style:text-properties fo:font-variant="normal" fo:text-transform="none" fo:color="#ff0000" style:text-line-through-style="none" style:text-line-through-type="none" style:font-name="DejaVu Sans" fo:font-size="9pt" fo:font-style="normal" style:text-underline-style="none" fo:font-weight="normal" officeooo:rsid="05322892" officeooo:paragraph-rsid="068ccb5a" style:text-blinking="false" fo:background-color="transparent" style:font-size-asian="9pt" style:font-size-complex="9pt"/>
    </style:style>
    <style:style style:name="P98" style:family="paragraph" style:parent-style-name="Standard" style:list-style-name="L1">
      <style:text-properties fo:font-variant="normal" fo:text-transform="none" fo:color="#ff0000" style:text-line-through-style="none" style:text-line-through-type="none" style:font-name="DejaVu Sans" fo:font-size="9pt" fo:font-style="normal" style:text-underline-style="none" fo:font-weight="normal" officeooo:rsid="053634e9" officeooo:paragraph-rsid="068e99bf" style:text-blinking="false" fo:background-color="transparent" style:font-size-asian="9pt" style:font-size-complex="9pt"/>
    </style:style>
    <style:style style:name="P99" style:family="paragraph" style:parent-style-name="Standard" style:list-style-name="L1">
      <style:text-properties fo:font-variant="normal" fo:text-transform="none" fo:color="#ff0000" style:text-line-through-style="none" style:text-line-through-type="none" style:font-name="DejaVu Sans" fo:font-size="9pt" fo:font-style="normal" style:text-underline-style="none" fo:font-weight="normal" officeooo:rsid="068fda91" officeooo:paragraph-rsid="068fda91" style:text-blinking="false" fo:background-color="transparent" style:font-size-asian="9pt" style:font-size-complex="9pt"/>
    </style:style>
    <style:style style:name="P100" style:family="paragraph" style:parent-style-name="Standard" style:list-style-name="L1">
      <style:text-properties fo:font-variant="normal" fo:text-transform="none" fo:color="#ff0000" style:text-line-through-style="none" style:text-line-through-type="none" style:font-name="DejaVu Sans" fo:font-size="9pt" fo:font-style="normal" style:text-underline-style="none" fo:font-weight="normal" officeooo:rsid="068fda91" officeooo:paragraph-rsid="070bb594" style:text-blinking="false" fo:background-color="transparent" style:font-size-asian="9pt" style:font-size-complex="9pt"/>
    </style:style>
    <style:style style:name="P101" style:family="paragraph" style:parent-style-name="Standard" style:list-style-name="L1">
      <style:text-properties officeooo:rsid="068d0935" officeooo:paragraph-rsid="068d0935"/>
    </style:style>
    <style:style style:name="P102" style:family="paragraph" style:parent-style-name="Standard" style:list-style-name="L1">
      <style:text-properties officeooo:rsid="068e99bf" officeooo:paragraph-rsid="068e99bf"/>
    </style:style>
    <style:style style:name="P103" style:family="paragraph" style:parent-style-name="Standard" style:list-style-name="L2">
      <style:text-properties officeooo:paragraph-rsid="069b0374"/>
    </style:style>
    <style:style style:name="T1" style:family="text">
      <style:text-properties fo:color="#ff0000"/>
    </style:style>
    <style:style style:name="T2" style:family="text">
      <style:text-properties fo:color="#ff0000" style:text-line-through-style="none" style:text-line-through-type="none" style:font-name="DejaVu Sans" fo:font-size="9pt" style:text-underline-style="none" fo:font-weight="bold" officeooo:rsid="07352da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 style:family="text">
      <style:text-properties fo:color="#ff0000" style:text-line-through-style="none" style:text-line-through-type="none" style:font-name="DejaVu Sans" fo:font-size="9pt" style:text-underline-style="none" fo:font-weight="bold" officeooo:rsid="0736a9a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 style:family="text">
      <style:text-properties fo:color="#ff0000" style:text-line-through-style="none" style:text-line-through-type="none" style:font-name="DejaVu Sans" fo:font-size="9pt" style:text-underline-style="none" fo:font-weight="bold" officeooo:rsid="0737d8e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5" style:family="text">
      <style:text-properties fo:color="#ff0000" style:text-line-through-style="none" style:text-line-through-type="none" style:font-name="DejaVu Sans" fo:font-size="9pt" style:text-underline-style="none" fo:font-weight="bold" officeooo:rsid="0412698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6" style:family="text">
      <style:text-properties fo:color="#ff0000" style:text-line-through-style="none" style:text-line-through-type="none" style:font-name="DejaVu Sans" fo:font-size="9pt" style:text-underline-style="none" fo:font-weight="bold" officeooo:rsid="03b6b4b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7" style:family="text">
      <style:text-properties fo:color="#ff0000" style:text-line-through-style="none" style:text-line-through-type="none" style:font-name="DejaVu Sans" fo:font-size="9pt" style:text-underline-style="none" fo:font-weight="bold" officeooo:rsid="03b9066c"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8" style:family="text">
      <style:text-properties fo:color="#ff0000" style:text-line-through-style="none" style:text-line-through-type="none" style:font-name="DejaVu Sans" fo:font-size="9pt" style:text-underline-style="none" fo:font-weight="bold" officeooo:rsid="0431510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9" style:family="text">
      <style:text-properties fo:color="#ff0000" style:text-line-through-style="none" style:text-line-through-type="none" style:font-name="DejaVu Sans" fo:font-size="9pt" style:text-underline-style="none" fo:font-weight="bold" officeooo:rsid="0419675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0" style:family="text">
      <style:text-properties fo:color="#ff0000" style:text-line-through-style="none" style:text-line-through-type="none" style:font-name="DejaVu Sans" fo:font-size="9pt" style:text-underline-style="none" fo:font-weight="bold" officeooo:rsid="041dd5b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1" style:family="text">
      <style:text-properties fo:color="#ff0000" style:text-line-through-style="none" style:text-line-through-type="none" style:font-name="DejaVu Sans" fo:font-size="9pt" style:text-underline-style="none" fo:font-weight="bold" officeooo:rsid="041be0e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2" style:family="text">
      <style:text-properties fo:color="#ff0000" style:text-line-through-style="none" style:text-line-through-type="none" style:font-name="DejaVu Sans" fo:font-size="9pt" style:text-underline-style="none" fo:font-weight="bold" officeooo:rsid="0768dee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3" style:family="text">
      <style:text-properties fo:color="#ff0000" style:text-line-through-style="none" style:text-line-through-type="none" style:font-name="DejaVu Sans" fo:font-size="9pt" style:text-underline-style="none" fo:font-weight="bold" officeooo:rsid="0744363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4" style:family="text">
      <style:text-properties fo:color="#ff0000" style:text-line-through-style="none" style:text-line-through-type="none" style:font-name="DejaVu Sans" fo:font-size="9pt" style:text-underline-style="none" fo:font-weight="bold" officeooo:rsid="076197d2"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5" style:family="text">
      <style:text-properties fo:color="#ff0000" style:text-line-through-style="none" style:text-line-through-type="none" style:font-name="DejaVu Sans" fo:font-size="9pt" style:text-underline-style="none" fo:font-weight="bold" officeooo:rsid="076e7de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6" style:family="text">
      <style:text-properties fo:color="#ff0000" style:text-line-through-style="none" style:text-line-through-type="none" style:font-name="DejaVu Sans" fo:font-size="9pt" style:text-underline-style="none" fo:font-weight="bold" officeooo:rsid="073a4fb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7" style:family="text">
      <style:text-properties fo:color="#ff0000" style:text-line-through-style="none" style:text-line-through-type="none" style:font-name="DejaVu Sans" fo:font-size="9pt" style:text-underline-style="none" fo:font-weight="bold" officeooo:rsid="042553ef"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8" style:family="text">
      <style:text-properties fo:color="#ff0000" style:text-line-through-style="none" style:text-line-through-type="none" style:font-name="DejaVu Sans" fo:font-size="9pt" style:text-underline-style="none" fo:font-weight="bold" officeooo:rsid="0421d0c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9" style:family="text">
      <style:text-properties fo:color="#ff0000" style:text-line-through-style="none" style:text-line-through-type="none" style:font-name="DejaVu Sans" fo:font-size="9pt" style:text-underline-style="none" fo:font-weight="bold" officeooo:rsid="0423640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0" style:family="text">
      <style:text-properties fo:color="#ff0000" style:text-line-through-style="none" style:text-line-through-type="none" style:font-name="DejaVu Sans" fo:font-size="9pt" style:text-underline-style="none" fo:font-weight="bold" officeooo:rsid="073fe5b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1" style:family="text">
      <style:text-properties fo:color="#ff0000" style:text-line-through-style="none" style:text-line-through-type="none" style:font-name="DejaVu Sans" fo:font-size="9pt" style:text-underline-style="none" fo:font-weight="bold" officeooo:rsid="0741affa"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2" style:family="text">
      <style:text-properties fo:color="#ff0000" style:text-line-through-style="none" style:text-line-through-type="none" style:font-name="DejaVu Sans" fo:font-size="9pt" style:text-underline-style="none" fo:font-weight="bold" officeooo:rsid="0747ecc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3" style:family="text">
      <style:text-properties fo:color="#ff0000" style:text-line-through-style="none" style:text-line-through-type="none" style:font-name="DejaVu Sans" fo:font-size="9pt" style:text-underline-style="none" fo:font-weight="bold" officeooo:rsid="0433d31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4" style:family="text">
      <style:text-properties fo:color="#ff0000" style:text-line-through-style="none" style:text-line-through-type="none" style:font-name="DejaVu Sans" fo:font-size="9pt" style:text-underline-style="none" fo:font-weight="bold" officeooo:rsid="05de0212"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5" style:family="text">
      <style:text-properties fo:color="#ff0000" style:text-line-through-style="none" style:text-line-through-type="none" style:font-name="DejaVu Sans" fo:font-size="9pt" style:text-underline-style="none" fo:font-weight="bold" officeooo:rsid="04330378"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6" style:family="text">
      <style:text-properties fo:color="#ff0000" style:text-line-through-style="none" style:text-line-through-type="none" style:font-name="DejaVu Sans" fo:font-size="9pt" style:text-underline-style="none" fo:font-weight="bold" officeooo:rsid="07669203"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7" style:family="text">
      <style:text-properties fo:color="#ff0000" style:text-line-through-style="none" style:text-line-through-type="none" style:font-name="DejaVu Sans" fo:font-size="9pt" style:text-underline-style="none" fo:font-weight="bold" officeooo:rsid="07662fb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8" style:family="text">
      <style:text-properties fo:color="#ff0000" style:text-line-through-style="none" style:text-line-through-type="none" style:font-name="DejaVu Sans" fo:font-size="9pt" style:text-underline-style="none" fo:font-weight="bold" officeooo:rsid="074a3b9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9" style:family="text">
      <style:text-properties fo:color="#ff0000" style:text-line-through-style="none" style:text-line-through-type="none" style:font-name="DejaVu Sans" fo:font-size="9pt" style:text-underline-style="none" fo:font-weight="bold" officeooo:rsid="074cc08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0" style:family="text">
      <style:text-properties fo:color="#ff0000" style:text-line-through-style="none" style:text-line-through-type="none" style:font-name="DejaVu Sans" fo:font-size="9pt" style:text-underline-style="none" fo:font-weight="bold" officeooo:rsid="076981cb"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1" style:family="text">
      <style:text-properties fo:color="#ff0000" style:text-line-through-style="none" style:text-line-through-type="none" style:font-name="DejaVu Sans" fo:font-size="9pt" style:text-underline-style="none" fo:font-weight="bold" officeooo:rsid="0768e81b"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2" style:family="text">
      <style:text-properties fo:color="#ff0000" style:text-line-through-style="none" style:text-line-through-type="none" style:font-name="DejaVu Sans" fo:font-size="9pt" style:text-underline-style="none" fo:font-weight="bold" officeooo:rsid="076b4c37"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3" style:family="text">
      <style:text-properties fo:color="#ff0000" style:text-line-through-style="none" style:text-line-through-type="none" style:font-name="DejaVu Sans" fo:font-size="9pt" style:text-underline-style="none" fo:font-weight="bold" officeooo:rsid="0791fcb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4" style:family="text">
      <style:text-properties fo:color="#ff0000" style:text-line-through-style="none" style:text-line-through-type="none" style:font-name="DejaVu Sans" fo:font-size="9pt" style:text-underline-style="none" fo:font-weight="bold" officeooo:rsid="074f159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5" style:family="text">
      <style:text-properties fo:color="#ff0000" style:text-line-through-style="none" style:text-line-through-type="none" style:font-name="DejaVu Sans" fo:font-size="9pt" style:text-underline-style="none" fo:font-weight="bold" officeooo:rsid="0751072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6" style:family="text">
      <style:text-properties fo:color="#ff0000" style:text-line-through-style="none" style:text-line-through-type="none" style:font-name="DejaVu Sans" fo:font-size="9pt" style:text-underline-style="none" fo:font-weight="bold" officeooo:rsid="077ad1e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7" style:family="text">
      <style:text-properties fo:color="#ff0000" style:text-line-through-style="none" style:text-line-through-type="none" style:font-name="DejaVu Sans" fo:font-size="9pt" style:text-underline-style="none" fo:font-weight="bold" officeooo:rsid="042637c8"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8" style:family="text">
      <style:text-properties fo:color="#ff0000" style:text-line-through-style="none" style:text-line-through-type="none" style:font-name="DejaVu Sans" fo:font-size="9pt" style:text-underline-style="none" fo:font-weight="bold" officeooo:rsid="0752f42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9" style:family="text">
      <style:text-properties fo:color="#ff0000" style:text-line-through-style="none" style:text-line-through-type="none" style:font-name="DejaVu Sans" fo:font-size="9pt" style:text-underline-style="none" fo:font-weight="bold" officeooo:rsid="0753922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0" style:family="text">
      <style:text-properties fo:color="#ff0000" style:text-line-through-style="none" style:text-line-through-type="none" style:font-name="DejaVu Sans" fo:font-size="9pt" style:text-underline-style="none" fo:font-weight="bold" officeooo:rsid="0755449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1" style:family="text">
      <style:text-properties fo:color="#ff0000" style:text-line-through-style="none" style:text-line-through-type="none" style:font-name="DejaVu Sans" fo:font-size="9pt" style:text-underline-style="none" fo:font-weight="bold" officeooo:rsid="0756ffe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2" style:family="text">
      <style:text-properties fo:color="#ff0000" style:text-line-through-style="none" style:text-line-through-type="none" style:font-name="DejaVu Sans" fo:font-size="9pt" style:text-underline-style="none" fo:font-weight="bold" officeooo:rsid="075a34d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3" style:family="text">
      <style:text-properties fo:color="#ff0000" style:text-line-through-style="none" style:text-line-through-type="none" style:font-name="DejaVu Sans" fo:font-size="9pt" style:text-underline-style="none" fo:font-weight="bold" officeooo:rsid="075a4e79"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4" style:family="text">
      <style:text-properties fo:color="#ff0000" style:text-line-through-style="none" style:text-line-through-type="none" style:font-name="DejaVu Sans" fo:font-size="9pt" style:text-underline-style="none" fo:font-weight="bold" officeooo:rsid="040eeef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5" style:family="text">
      <style:text-properties fo:color="#ff0000" style:text-line-through-style="none" style:text-line-through-type="none" style:font-name="DejaVu Sans" fo:font-size="9pt" style:text-underline-style="none" fo:font-weight="bold" officeooo:rsid="0410a32f"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6" style:family="text">
      <style:text-properties fo:color="#ff0000" style:text-line-through-style="none" style:text-line-through-type="none" style:font-name="DejaVu Sans" fo:font-size="9pt" style:text-underline-style="none" fo:font-weight="bold" officeooo:rsid="043441e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7" style:family="text">
      <style:text-properties fo:color="#ff0000" style:text-line-through-style="none" style:text-line-through-type="none" style:font-name="DejaVu Sans" fo:font-size="9pt" style:text-underline-style="none" fo:font-weight="bold" officeooo:rsid="078272c2"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8" style:family="text">
      <style:text-properties fo:color="#ff0000" style:text-line-through-style="none" style:text-line-through-type="none" style:font-name="DejaVu Sans" fo:font-size="9pt" style:text-underline-style="none" fo:font-weight="bold" officeooo:rsid="0681b43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9" style:family="text">
      <style:text-properties fo:color="#ff0000" style:text-line-through-style="none" style:text-line-through-type="none" style:font-name="DejaVu Sans" fo:font-size="9pt" style:text-underline-style="none" fo:font-weight="bold" officeooo:rsid="0494807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50" style:family="text">
      <style:text-properties fo:color="#ff0000" style:text-line-through-style="none" style:text-line-through-type="none" style:font-name="DejaVu Sans" fo:font-size="9pt" style:text-underline-style="none" fo:font-weight="bold" officeooo:rsid="046c3d0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51" style:family="text">
      <style:text-properties fo:color="#ff0000" style:text-line-through-style="none" style:text-line-through-type="none" style:font-name="DejaVu Sans" fo:font-size="9pt" style:text-underline-style="none" fo:font-weight="bold" officeooo:rsid="07b20869"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52" style:family="text">
      <style:text-properties fo:color="#ff0000" style:text-line-through-style="none" style:text-line-through-type="none" style:font-name="DejaVu Sans" fo:font-size="9pt" style:text-underline-style="none" fo:font-weight="bold" officeooo:rsid="06be7b3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53" style:family="text">
      <style:text-properties fo:color="#ff0000" style:text-line-through-style="none" style:text-line-through-type="none" style:font-name="DejaVu Sans" fo:font-size="9pt" style:text-underline-style="none" fo:font-weight="bold" officeooo:rsid="078f6c43"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54" style:family="text">
      <style:text-properties fo:color="#ff0000" style:text-line-through-style="none" style:text-line-through-type="none" style:font-name="DejaVu Sans" fo:font-size="9pt" style:text-underline-style="none" fo:font-weight="bold" officeooo:rsid="06e6575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55" style:family="text">
      <style:text-properties fo:color="#ff0000" style:text-line-through-style="none" style:text-line-through-type="none" style:font-name="DejaVu Sans" fo:font-size="9pt" style:text-underline-style="none" fo:font-weight="bold" officeooo:rsid="06ec2a4f"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56" style:family="text">
      <style:text-properties fo:color="#ff0000" style:text-line-through-style="none" style:text-line-through-type="none" style:font-name="DejaVu Sans" fo:font-size="9pt" style:text-underline-style="none" fo:font-weight="bold" officeooo:rsid="06ed3297"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57" style:family="text">
      <style:text-properties fo:color="#ff0000" style:text-line-through-style="none" style:text-line-through-type="none" style:font-name="DejaVu Sans" fo:font-size="9pt" style:text-underline-style="none" fo:font-weight="bold" officeooo:rsid="06ee73b3"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58" style:family="text">
      <style:text-properties fo:color="#ff0000" style:text-line-through-style="none" style:text-line-through-type="none" style:font-name="DejaVu Sans" fo:font-size="9pt" style:text-underline-style="none" fo:font-weight="bold" officeooo:rsid="06f60e7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59" style:family="text">
      <style:text-properties fo:color="#ff0000" style:text-line-through-style="none" style:text-line-through-type="none" style:font-name="DejaVu Sans" fo:font-size="9pt" style:text-underline-style="none" fo:font-weight="bold" officeooo:rsid="06fa802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60" style:family="text">
      <style:text-properties fo:color="#ff0000" style:text-line-through-style="none" style:text-line-through-type="none" style:font-name="DejaVu Sans" fo:font-size="9pt" style:text-underline-style="none" fo:font-weight="bold" officeooo:rsid="0596b7bf"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61" style:family="text">
      <style:text-properties fo:color="#ff0000" style:text-line-through-style="none" style:text-line-through-type="none" style:font-name="DejaVu Sans" fo:font-size="9pt" style:text-underline-style="none" fo:font-weight="bold" officeooo:rsid="059749d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62" style:family="text">
      <style:text-properties fo:color="#ff0000" style:text-line-through-style="none" style:text-line-through-type="none" style:font-name="DejaVu Sans" fo:font-size="9pt" style:text-underline-style="none" fo:font-weight="bold" officeooo:rsid="0671141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63" style:family="text">
      <style:text-properties fo:color="#ff0000" style:text-line-through-style="none" style:text-line-through-type="none" style:font-name="DejaVu Sans" fo:font-size="9pt" style:text-underline-style="none" fo:font-weight="bold" officeooo:rsid="04d70fd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64" style:family="text">
      <style:text-properties fo:color="#ff0000" style:text-line-through-style="none" style:text-line-through-type="none" style:font-name="DejaVu Sans" fo:font-size="9pt" style:text-underline-style="none" fo:font-weight="bold" officeooo:rsid="06b96ee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65" style:family="text">
      <style:text-properties fo:color="#ff0000" style:text-line-through-style="none" style:text-line-through-type="none" style:font-name="DejaVu Sans" fo:font-size="9pt" style:text-underline-style="none" fo:font-weight="bold" officeooo:rsid="05e1bf0c"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66" style:family="text">
      <style:text-properties fo:color="#ff0000" style:text-line-through-style="none" style:text-line-through-type="none" style:font-name="DejaVu Sans" fo:font-size="9pt" style:text-underline-style="none" fo:font-weight="bold" officeooo:rsid="0665161c"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67" style:family="text">
      <style:text-properties fo:color="#ff0000" style:text-line-through-style="none" style:text-line-through-type="none" style:font-name="DejaVu Sans" fo:font-size="9pt" style:text-underline-style="none" fo:font-weight="bold" officeooo:rsid="066dc7ab"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68" style:family="text">
      <style:text-properties fo:color="#ff0000" style:text-line-through-style="none" style:text-line-through-type="none" style:font-name="DejaVu Sans" fo:font-size="9pt" style:text-underline-style="none" fo:font-weight="bold" officeooo:rsid="0462c63a"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69" style:family="text">
      <style:text-properties fo:color="#ff0000" style:text-line-through-style="none" style:text-line-through-type="none" style:font-name="DejaVu Sans" fo:font-size="9pt" style:text-underline-style="none" fo:font-weight="bold" officeooo:rsid="0666278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70" style:family="text">
      <style:text-properties fo:color="#ff0000" style:text-line-through-style="none" style:text-line-through-type="none" style:font-name="DejaVu Sans" fo:font-size="9pt" style:text-underline-style="none" fo:font-weight="bold" officeooo:rsid="06f1c79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71" style:family="text">
      <style:text-properties fo:color="#ff0000" style:text-line-through-style="none" style:text-line-through-type="none" style:font-name="DejaVu Sans" fo:font-size="9pt" style:text-underline-style="none" fo:font-weight="bold" officeooo:rsid="0437f767"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72" style:family="text">
      <style:text-properties fo:color="#ff0000" style:text-line-through-style="none" style:text-line-through-type="none" style:font-name="DejaVu Sans" fo:font-size="9pt" style:text-underline-style="none" fo:font-weight="bold" officeooo:rsid="077f8bb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73" style:family="text">
      <style:text-properties fo:color="#ff0000" style:text-line-through-style="none" style:text-line-through-type="none" style:font-name="DejaVu Sans" fo:font-size="9pt" style:text-underline-style="none" fo:font-weight="bold" officeooo:rsid="0472db92"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74" style:family="text">
      <style:text-properties fo:color="#ff0000" style:text-line-through-style="none" style:text-line-through-type="none" style:font-name="DejaVu Sans" fo:font-size="9pt" style:text-underline-style="none" fo:font-weight="bold" officeooo:rsid="078d9cb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75" style:family="text">
      <style:text-properties fo:color="#ff0000" style:text-line-through-style="none" style:text-line-through-type="none" style:font-name="DejaVu Sans" fo:font-size="9pt" style:text-underline-style="none" fo:font-weight="bold" officeooo:rsid="079087c3"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76" style:family="text">
      <style:text-properties fo:color="#ff0000" style:text-line-through-style="none" style:text-line-through-type="none" style:font-name="DejaVu Sans" fo:font-size="9pt" style:text-underline-style="none" fo:font-weight="bold" officeooo:rsid="0790ce8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77" style:family="text">
      <style:text-properties fo:color="#ff0000" style:text-line-through-style="none" style:text-line-through-type="none" style:font-name="DejaVu Sans" fo:font-size="9pt" style:text-underline-style="none" fo:font-weight="bold" officeooo:rsid="065a2a4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78" style:family="text">
      <style:text-properties fo:color="#ff0000" style:text-line-through-style="none" style:text-line-through-type="none" style:font-name="DejaVu Sans" fo:font-size="9pt" style:text-underline-style="none" fo:font-weight="bold" officeooo:rsid="071061bf"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79" style:family="text">
      <style:text-properties fo:color="#ff0000" style:text-line-through-style="none" style:text-line-through-type="none" style:font-name="DejaVu Sans" fo:font-size="9pt" style:text-underline-style="none" fo:font-weight="bold" officeooo:rsid="0713159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80" style:family="text">
      <style:text-properties fo:color="#ff0000" style:text-line-through-style="none" style:text-line-through-type="none" style:font-name="DejaVu Sans" fo:font-size="9pt" style:text-underline-style="none" fo:font-weight="bold" officeooo:rsid="0713808f"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81" style:family="text">
      <style:text-properties fo:color="#ff0000" style:text-line-through-style="none" style:text-line-through-type="none" style:font-name="DejaVu Sans" fo:font-size="9pt" style:text-underline-style="none" fo:font-weight="bold" officeooo:rsid="04d70fd6" style:text-blinking="false" fo:background-color="#ffffff" loext:char-shading-value="0" style:font-size-asian="9pt" style:font-weight-asian="bold" style:font-size-complex="9pt" style:font-weight-complex="bold" loext:padding="0cm" loext:border="none"/>
    </style:style>
    <style:style style:name="T82" style:family="text">
      <style:text-properties fo:color="#ff0000" style:text-line-through-style="none" style:text-line-through-type="none" style:font-name="DejaVu Sans" fo:font-size="9pt" style:text-underline-style="none" fo:font-weight="normal" officeooo:rsid="06e67e7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3" style:family="text">
      <style:text-properties fo:color="#ff0000" style:text-line-through-style="none" style:text-line-through-type="none" style:font-name="DejaVu Sans" fo:font-size="9pt" style:text-underline-style="none" fo:font-weight="normal" officeooo:rsid="06ed329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4" style:family="text">
      <style:text-properties fo:color="#ff0000" style:text-line-through-style="none" style:text-line-through-type="none" style:font-name="DejaVu Sans" fo:font-size="9pt" style:text-underline-style="none" fo:font-weight="normal" officeooo:rsid="06f7f4b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5" style:family="text">
      <style:text-properties fo:color="#ff0000" style:text-line-through-style="none" style:text-line-through-type="none" style:font-name="DejaVu Sans" fo:font-size="9pt" style:text-underline-style="none" fo:font-weight="normal" officeooo:rsid="06f95a2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6" style:family="text">
      <style:text-properties fo:color="#ff0000" style:text-line-through-style="none" style:text-line-through-type="none" style:font-name="DejaVu Sans" fo:font-size="9pt" style:text-underline-style="none" fo:font-weight="normal" officeooo:rsid="07352da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7" style:family="text">
      <style:text-properties fo:color="#ff0000" style:text-line-through-style="none" style:text-line-through-type="none" style:font-name="DejaVu Sans" fo:font-size="9pt" style:text-underline-style="none" fo:font-weight="normal" officeooo:rsid="0703789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8" style:family="text">
      <style:text-properties fo:color="#ff0000" style:text-line-through-style="none" style:text-line-through-type="none" style:font-name="DejaVu Sans" fo:font-size="9pt" style:text-underline-style="none" fo:font-weight="normal" officeooo:rsid="0737d8e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9" style:family="text">
      <style:text-properties fo:color="#ff0000" style:text-line-through-style="none" style:text-line-through-type="none" style:font-name="DejaVu Sans" fo:font-size="9pt" style:text-underline-style="none" fo:font-weight="normal" officeooo:rsid="058f402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0" style:family="text">
      <style:text-properties fo:color="#ff0000" style:text-line-through-style="none" style:text-line-through-type="none" style:font-name="DejaVu Sans" fo:font-size="9pt" style:text-underline-style="none" fo:font-weight="normal" officeooo:rsid="06fd1b1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1" style:family="text">
      <style:text-properties fo:color="#ff0000" style:text-line-through-style="none" style:text-line-through-type="none" style:font-name="DejaVu Sans" fo:font-size="9pt" style:text-underline-style="none" fo:font-weight="normal" officeooo:rsid="04eaa9d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2" style:family="text">
      <style:text-properties fo:color="#ff0000" style:text-line-through-style="none" style:text-line-through-type="none" style:font-name="DejaVu Sans" fo:font-size="9pt" style:text-underline-style="none" fo:font-weight="normal" officeooo:rsid="057165f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3" style:family="text">
      <style:text-properties fo:color="#ff0000" style:text-line-through-style="none" style:text-line-through-type="none" style:font-name="DejaVu Sans" fo:font-size="9pt" style:text-underline-style="none" fo:font-weight="normal" officeooo:rsid="0590c70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4" style:family="text">
      <style:text-properties fo:color="#ff0000" style:text-line-through-style="none" style:text-line-through-type="none" style:font-name="DejaVu Sans" fo:font-size="9pt" style:text-underline-style="none" fo:font-weight="normal" officeooo:rsid="056ed7f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5" style:family="text">
      <style:text-properties fo:color="#ff0000" style:text-line-through-style="none" style:text-line-through-type="none" style:font-name="DejaVu Sans" fo:font-size="9pt" style:text-underline-style="none" fo:font-weight="normal" officeooo:rsid="06fb938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6" style:family="text">
      <style:text-properties fo:color="#ff0000" style:text-line-through-style="none" style:text-line-through-type="none" style:font-name="DejaVu Sans" fo:font-size="9pt" style:text-underline-style="none" fo:font-weight="normal" officeooo:rsid="06fc359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7" style:family="text">
      <style:text-properties fo:color="#ff0000" style:text-line-through-style="none" style:text-line-through-type="none" style:font-name="DejaVu Sans" fo:font-size="9pt" style:text-underline-style="none" fo:font-weight="normal" officeooo:rsid="06c137d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8" style:family="text">
      <style:text-properties fo:color="#ff0000" style:text-line-through-style="none" style:text-line-through-type="none" style:font-name="DejaVu Sans" fo:font-size="9pt" style:text-underline-style="none" fo:font-weight="normal" officeooo:rsid="06c1f98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9" style:family="text">
      <style:text-properties fo:color="#ff0000" style:text-line-through-style="none" style:text-line-through-type="none" style:font-name="DejaVu Sans" fo:font-size="9pt" style:text-underline-style="none" fo:font-weight="normal" officeooo:rsid="057495d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0" style:family="text">
      <style:text-properties fo:color="#ff0000" style:text-line-through-style="none" style:text-line-through-type="none" style:font-name="DejaVu Sans" fo:font-size="9pt" style:text-underline-style="none" fo:font-weight="normal" officeooo:rsid="05779f9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1" style:family="text">
      <style:text-properties fo:color="#ff0000" style:text-line-through-style="none" style:text-line-through-type="none" style:font-name="DejaVu Sans" fo:font-size="9pt" style:text-underline-style="none" fo:font-weight="normal" officeooo:rsid="0493062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2" style:family="text">
      <style:text-properties fo:color="#ff0000" style:text-line-through-style="none" style:text-line-through-type="none" style:font-name="DejaVu Sans" fo:font-size="9pt" style:text-underline-style="none" fo:font-weight="normal" officeooo:rsid="057a96b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3" style:family="text">
      <style:text-properties fo:color="#ff0000" style:text-line-through-style="none" style:text-line-through-type="none" style:font-name="DejaVu Sans" fo:font-size="9pt" style:text-underline-style="none" fo:font-weight="normal" officeooo:rsid="06639fb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4" style:family="text">
      <style:text-properties fo:color="#ff0000" style:text-line-through-style="none" style:text-line-through-type="none" style:font-name="DejaVu Sans" fo:font-size="9pt" style:text-underline-style="none" fo:font-weight="normal" officeooo:rsid="05836c7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5" style:family="text">
      <style:text-properties fo:color="#ff0000" style:text-line-through-style="none" style:text-line-through-type="none" style:font-name="DejaVu Sans" fo:font-size="9pt" style:text-underline-style="none" fo:font-weight="normal" officeooo:rsid="0585345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6" style:family="text">
      <style:text-properties fo:color="#ff0000" style:text-line-through-style="none" style:text-line-through-type="none" style:font-name="DejaVu Sans" fo:font-size="9pt" style:text-underline-style="none" fo:font-weight="normal" officeooo:rsid="05870d0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7" style:family="text">
      <style:text-properties fo:color="#ff0000" style:text-line-through-style="none" style:text-line-through-type="none" style:font-name="DejaVu Sans" fo:font-size="9pt" style:text-underline-style="none" fo:font-weight="normal" officeooo:rsid="0593115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8" style:family="text">
      <style:text-properties fo:color="#ff0000" style:text-line-through-style="none" style:text-line-through-type="none" style:font-name="DejaVu Sans" fo:font-size="9pt" style:text-underline-style="none" fo:font-weight="normal" officeooo:rsid="069d3a6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9" style:family="text">
      <style:text-properties fo:color="#ff0000" style:text-line-through-style="none" style:text-line-through-type="none" style:font-name="DejaVu Sans" fo:font-size="9pt" style:text-underline-style="none" fo:font-weight="normal" officeooo:rsid="06a7852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0" style:family="text">
      <style:text-properties fo:color="#ff0000" style:text-line-through-style="none" style:text-line-through-type="none" style:font-name="DejaVu Sans" fo:font-size="9pt" style:text-underline-style="none" fo:font-weight="normal" officeooo:rsid="06a8950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1" style:family="text">
      <style:text-properties fo:color="#ff0000" style:text-line-through-style="none" style:text-line-through-type="none" style:font-name="DejaVu Sans" fo:font-size="9pt" style:text-underline-style="none" fo:font-weight="normal" officeooo:rsid="06aa918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2" style:family="text">
      <style:text-properties fo:color="#ff0000" style:text-line-through-style="none" style:text-line-through-type="none" style:font-name="DejaVu Sans" fo:font-size="9pt" style:text-underline-style="none" fo:font-weight="normal" officeooo:rsid="0596b7b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3" style:family="text">
      <style:text-properties fo:color="#ff0000" style:text-line-through-style="none" style:text-line-through-type="none" style:font-name="DejaVu Sans" fo:font-size="9pt" style:text-underline-style="none" fo:font-weight="normal" officeooo:rsid="059704c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4" style:family="text">
      <style:text-properties fo:color="#ff0000" style:text-line-through-style="none" style:text-line-through-type="none" style:font-name="DejaVu Sans" fo:font-size="9pt" style:text-underline-style="none" fo:font-weight="normal" officeooo:rsid="059749d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5" style:family="text">
      <style:text-properties fo:color="#ff0000" style:text-line-through-style="none" style:text-line-through-type="none" style:font-name="DejaVu Sans" fo:font-size="9pt" style:text-underline-style="none" fo:font-weight="normal" officeooo:rsid="05d4005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6" style:family="text">
      <style:text-properties fo:color="#ff0000" style:text-line-through-style="none" style:text-line-through-type="none" style:font-name="DejaVu Sans" fo:font-size="9pt" style:text-underline-style="none" fo:font-weight="normal" officeooo:rsid="04d70fd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7" style:family="text">
      <style:text-properties fo:color="#ff0000" style:text-line-through-style="none" style:text-line-through-type="none" style:font-name="DejaVu Sans" fo:font-size="9pt" style:text-underline-style="none" fo:font-weight="normal" officeooo:rsid="04d84be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8" style:family="text">
      <style:text-properties fo:color="#ff0000" style:text-line-through-style="none" style:text-line-through-type="none" style:font-name="DejaVu Sans" fo:font-size="9pt" style:text-underline-style="none" fo:font-weight="normal" officeooo:rsid="06bb5a2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9" style:family="text">
      <style:text-properties fo:color="#ff0000" style:text-line-through-style="none" style:text-line-through-type="none" style:font-name="DejaVu Sans" fo:font-size="9pt" style:text-underline-style="none" fo:font-weight="normal" officeooo:rsid="06bb894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0" style:family="text">
      <style:text-properties fo:color="#ff0000" style:text-line-through-style="none" style:text-line-through-type="none" style:font-name="DejaVu Sans" fo:font-size="9pt" style:text-underline-style="none" fo:font-weight="normal" officeooo:rsid="06e94ac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1" style:family="text">
      <style:text-properties fo:color="#ff0000" style:text-line-through-style="none" style:text-line-through-type="none" style:font-name="DejaVu Sans" fo:font-size="9pt" style:text-underline-style="none" fo:font-weight="normal" officeooo:rsid="06e96da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2" style:family="text">
      <style:text-properties fo:color="#ff0000" style:text-line-through-style="none" style:text-line-through-type="none" style:font-name="DejaVu Sans" fo:font-size="9pt" style:text-underline-style="none" fo:font-weight="normal" officeooo:rsid="076197d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3" style:family="text">
      <style:text-properties fo:color="#ff0000" style:text-line-through-style="none" style:text-line-through-type="none" style:font-name="DejaVu Sans" fo:font-size="9pt" style:text-underline-style="none" fo:font-weight="normal" officeooo:rsid="043c6ec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4" style:family="text">
      <style:text-properties fo:color="#ff0000" style:text-line-through-style="none" style:text-line-through-type="none" style:font-name="DejaVu Sans" fo:font-size="9pt" style:text-underline-style="none" fo:font-weight="normal" officeooo:rsid="043ceb2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5" style:family="text">
      <style:text-properties fo:color="#ff0000" style:text-line-through-style="none" style:text-line-through-type="none" style:font-name="DejaVu Sans" fo:font-size="9pt" style:text-underline-style="none" fo:font-weight="normal" officeooo:rsid="063db30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6" style:family="text">
      <style:text-properties fo:color="#ff0000" style:text-line-through-style="none" style:text-line-through-type="none" style:font-name="DejaVu Sans" fo:font-size="9pt" style:text-underline-style="none" fo:font-weight="normal" officeooo:rsid="043d1ef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7" style:family="text">
      <style:text-properties fo:color="#ff0000" style:text-line-through-style="none" style:text-line-through-type="none" style:font-name="DejaVu Sans" fo:font-size="9pt" style:text-underline-style="none" fo:font-weight="normal" officeooo:rsid="043d1e2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8" style:family="text">
      <style:text-properties fo:color="#ff0000" style:text-line-through-style="none" style:text-line-through-type="none" style:font-name="DejaVu Sans" fo:font-size="9pt" style:text-underline-style="none" fo:font-weight="normal" officeooo:rsid="0701382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9" style:family="text">
      <style:text-properties fo:color="#ff0000" style:text-line-through-style="none" style:text-line-through-type="none" style:font-name="DejaVu Sans" fo:font-size="9pt" style:text-underline-style="none" fo:font-weight="normal" officeooo:rsid="0652e21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0" style:family="text">
      <style:text-properties fo:color="#ff0000" style:text-line-through-style="none" style:text-line-through-type="none" style:font-name="DejaVu Sans" fo:font-size="9pt" style:text-underline-style="none" fo:font-weight="normal" officeooo:rsid="0653269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1" style:family="text">
      <style:text-properties fo:color="#ff0000" style:text-line-through-style="none" style:text-line-through-type="none" style:font-name="DejaVu Sans" fo:font-size="9pt" style:text-underline-style="none" fo:font-weight="normal" officeooo:rsid="05a40e0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2" style:family="text">
      <style:text-properties fo:color="#ff0000" style:text-line-through-style="none" style:text-line-through-type="none" style:font-name="DejaVu Sans" fo:font-size="9pt" style:text-underline-style="none" fo:font-weight="normal" officeooo:rsid="0702484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3" style:family="text">
      <style:text-properties fo:color="#ff0000" style:text-line-through-style="none" style:text-line-through-type="none" style:font-name="DejaVu Sans" fo:font-size="9pt" style:text-underline-style="none" fo:font-weight="normal" officeooo:rsid="05a6dbc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4" style:family="text">
      <style:text-properties fo:color="#ff0000" style:text-line-through-style="none" style:text-line-through-type="none" style:font-name="DejaVu Sans" fo:font-size="9pt" style:text-underline-style="none" fo:font-weight="normal" officeooo:rsid="05ab74f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5" style:family="text">
      <style:text-properties fo:color="#ff0000" style:text-line-through-style="none" style:text-line-through-type="none" style:font-name="DejaVu Sans" fo:font-size="9pt" style:text-underline-style="none" fo:font-weight="normal" officeooo:rsid="05ad44c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6" style:family="text">
      <style:text-properties fo:color="#ff0000" style:text-line-through-style="none" style:text-line-through-type="none" style:font-name="DejaVu Sans" fo:font-size="9pt" style:text-underline-style="none" fo:font-weight="normal" officeooo:rsid="05ae46a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7" style:family="text">
      <style:text-properties fo:color="#ff0000" style:text-line-through-style="none" style:text-line-through-type="none" style:font-name="DejaVu Sans" fo:font-size="9pt" style:text-underline-style="none" fo:font-weight="normal" officeooo:rsid="0702c97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8" style:family="text">
      <style:text-properties fo:color="#ff0000" style:text-line-through-style="none" style:text-line-through-type="none" style:font-name="DejaVu Sans" fo:font-size="9pt" style:text-underline-style="none" fo:font-weight="normal" officeooo:rsid="06a6ab1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9" style:family="text">
      <style:text-properties fo:color="#ff0000" style:text-line-through-style="none" style:text-line-through-type="none" style:font-name="DejaVu Sans" fo:font-size="9pt" style:text-underline-style="none" fo:font-weight="normal" officeooo:rsid="042553e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0" style:family="text">
      <style:text-properties fo:color="#ff0000" style:text-line-through-style="none" style:text-line-through-type="none" style:font-name="DejaVu Sans" fo:font-size="9pt" style:text-underline-style="none" fo:font-weight="normal" officeooo:rsid="0421d0c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1" style:family="text">
      <style:text-properties fo:color="#ff0000" style:text-line-through-style="none" style:text-line-through-type="none" style:font-name="DejaVu Sans" fo:font-size="9pt" style:text-underline-style="none" fo:font-weight="normal" officeooo:rsid="05b509f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2" style:family="text">
      <style:text-properties fo:color="#ff0000" style:text-line-through-style="none" style:text-line-through-type="none" style:font-name="DejaVu Sans" fo:font-size="9pt" style:text-underline-style="none" fo:font-weight="normal" officeooo:rsid="0741aff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3" style:family="text">
      <style:text-properties fo:color="#ff0000" style:text-line-through-style="none" style:text-line-through-type="none" style:font-name="DejaVu Sans" fo:font-size="9pt" style:text-underline-style="none" fo:font-weight="normal" officeooo:rsid="06ad720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4" style:family="text">
      <style:text-properties fo:color="#ff0000" style:text-line-through-style="none" style:text-line-through-type="none" style:font-name="DejaVu Sans" fo:font-size="9pt" style:text-underline-style="none" fo:font-weight="normal" officeooo:rsid="06af44a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5" style:family="text">
      <style:text-properties fo:color="#ff0000" style:text-line-through-style="none" style:text-line-through-type="none" style:font-name="DejaVu Sans" fo:font-size="9pt" style:text-underline-style="none" fo:font-weight="normal" officeooo:rsid="06ae4c0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6" style:family="text">
      <style:text-properties fo:color="#ff0000" style:text-line-through-style="none" style:text-line-through-type="none" style:font-name="DejaVu Sans" fo:font-size="9pt" style:text-underline-style="none" fo:font-weight="normal" officeooo:rsid="06b0529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7" style:family="text">
      <style:text-properties fo:color="#ff0000" style:text-line-through-style="none" style:text-line-through-type="none" style:font-name="DejaVu Sans" fo:font-size="9pt" style:text-underline-style="none" fo:font-weight="normal" officeooo:rsid="06b1af5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8" style:family="text">
      <style:text-properties fo:color="#ff0000" style:text-line-through-style="none" style:text-line-through-type="none" style:font-name="DejaVu Sans" fo:font-size="9pt" style:text-underline-style="none" fo:font-weight="normal" officeooo:rsid="06ae7b4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9" style:family="text">
      <style:text-properties fo:color="#ff0000" style:text-line-through-style="none" style:text-line-through-type="none" style:font-name="DejaVu Sans" fo:font-size="9pt" style:text-underline-style="none" fo:font-weight="normal" officeooo:rsid="06b4117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0" style:family="text">
      <style:text-properties fo:color="#ff0000" style:text-line-through-style="none" style:text-line-through-type="none" style:font-name="DejaVu Sans" fo:font-size="9pt" style:text-underline-style="none" fo:font-weight="normal" officeooo:rsid="06b4dd6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1" style:family="text">
      <style:text-properties fo:color="#ff0000" style:text-line-through-style="none" style:text-line-through-type="none" style:font-name="DejaVu Sans" fo:font-size="9pt" style:text-underline-style="none" fo:font-weight="normal" officeooo:rsid="06b622c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2" style:family="text">
      <style:text-properties fo:color="#ff0000" style:text-line-through-style="none" style:text-line-through-type="none" style:font-name="DejaVu Sans" fo:font-size="9pt" style:text-underline-style="none" fo:font-weight="normal" officeooo:rsid="073fe5b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3" style:family="text">
      <style:text-properties fo:color="#ff0000" style:text-line-through-style="none" style:text-line-through-type="none" style:font-name="DejaVu Sans" fo:font-size="9pt" style:text-underline-style="none" fo:font-weight="normal" officeooo:rsid="0437f76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4" style:family="text">
      <style:text-properties fo:color="#ff0000" style:text-line-through-style="none" style:text-line-through-type="none" style:font-name="DejaVu Sans" fo:font-size="9pt" style:text-underline-style="none" fo:font-weight="normal" officeooo:rsid="05d545f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5" style:family="text">
      <style:text-properties fo:color="#ff0000" style:text-line-through-style="none" style:text-line-through-type="none" style:font-name="DejaVu Sans" fo:font-size="9pt" style:text-underline-style="none" fo:font-weight="normal" officeooo:rsid="05d740f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6" style:family="text">
      <style:text-properties fo:color="#ff0000" style:text-line-through-style="none" style:text-line-through-type="none" style:font-name="DejaVu Sans" fo:font-size="9pt" style:text-underline-style="none" fo:font-weight="normal" officeooo:rsid="06a9519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7" style:family="text">
      <style:text-properties fo:color="#ff0000" style:text-line-through-style="none" style:text-line-through-type="none" style:font-name="DejaVu Sans" fo:font-size="9pt" style:text-underline-style="none" fo:font-weight="normal" officeooo:rsid="05d9f15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8" style:family="text">
      <style:text-properties fo:color="#ff0000" style:text-line-through-style="none" style:text-line-through-type="none" style:font-name="DejaVu Sans" fo:font-size="9pt" style:text-underline-style="none" fo:font-weight="normal" officeooo:rsid="05e870f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9" style:family="text">
      <style:text-properties fo:color="#ff0000" style:text-line-through-style="none" style:text-line-through-type="none" style:font-name="DejaVu Sans" fo:font-size="9pt" style:text-underline-style="none" fo:font-weight="normal" officeooo:rsid="05da699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0" style:family="text">
      <style:text-properties fo:color="#ff0000" style:text-line-through-style="none" style:text-line-through-type="none" style:font-name="DejaVu Sans" fo:font-size="9pt" style:text-underline-style="none" fo:font-weight="normal" officeooo:rsid="05eb74f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1" style:family="text">
      <style:text-properties fo:color="#ff0000" style:text-line-through-style="none" style:text-line-through-type="none" style:font-name="DejaVu Sans" fo:font-size="9pt" style:text-underline-style="none" fo:font-weight="normal" officeooo:rsid="05e9faf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2" style:family="text">
      <style:text-properties fo:color="#ff0000" style:text-line-through-style="none" style:text-line-through-type="none" style:font-name="DejaVu Sans" fo:font-size="9pt" style:text-underline-style="none" fo:font-weight="normal" officeooo:rsid="0609638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3" style:family="text">
      <style:text-properties fo:color="#ff0000" style:text-line-through-style="none" style:text-line-through-type="none" style:font-name="DejaVu Sans" fo:font-size="9pt" style:text-underline-style="none" fo:font-weight="normal" officeooo:rsid="060a546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4" style:family="text">
      <style:text-properties fo:color="#ff0000" style:text-line-through-style="none" style:text-line-through-type="none" style:font-name="DejaVu Sans" fo:font-size="9pt" style:text-underline-style="none" fo:font-weight="normal" officeooo:rsid="05e60d6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5" style:family="text">
      <style:text-properties fo:color="#ff0000" style:text-line-through-style="none" style:text-line-through-type="none" style:font-name="DejaVu Sans" fo:font-size="9pt" style:text-underline-style="none" fo:font-weight="normal" officeooo:rsid="0607c96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6" style:family="text">
      <style:text-properties fo:color="#ff0000" style:text-line-through-style="none" style:text-line-through-type="none" style:font-name="DejaVu Sans" fo:font-size="9pt" style:text-underline-style="none" fo:font-weight="normal" officeooo:rsid="060bbdb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7" style:family="text">
      <style:text-properties fo:color="#ff0000" style:text-line-through-style="none" style:text-line-through-type="none" style:font-name="DejaVu Sans" fo:font-size="9pt" style:text-underline-style="none" fo:font-weight="normal" officeooo:rsid="060e004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8" style:family="text">
      <style:text-properties fo:color="#ff0000" style:text-line-through-style="none" style:text-line-through-type="none" style:font-name="DejaVu Sans" fo:font-size="9pt" style:text-underline-style="none" fo:font-weight="normal" officeooo:rsid="0451ba2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9" style:family="text">
      <style:text-properties fo:color="#ff0000" style:text-line-through-style="none" style:text-line-through-type="none" style:font-name="DejaVu Sans" fo:font-size="9pt" style:text-underline-style="none" fo:font-weight="normal" officeooo:rsid="045353b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0" style:family="text">
      <style:text-properties fo:color="#ff0000" style:text-line-through-style="none" style:text-line-through-type="none" style:font-name="DejaVu Sans" fo:font-size="9pt" style:text-underline-style="none" fo:font-weight="normal" officeooo:rsid="04e9736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1" style:family="text">
      <style:text-properties fo:color="#ff0000" style:text-line-through-style="none" style:text-line-through-type="none" style:font-name="DejaVu Sans" fo:font-size="9pt" style:text-underline-style="none" fo:font-weight="normal" officeooo:rsid="0454011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2" style:family="text">
      <style:text-properties fo:color="#ff0000" style:text-line-through-style="none" style:text-line-through-type="none" style:font-name="DejaVu Sans" fo:font-size="9pt" style:text-underline-style="none" fo:font-weight="normal" officeooo:rsid="060fa74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3" style:family="text">
      <style:text-properties fo:color="#ff0000" style:text-line-through-style="none" style:text-line-through-type="none" style:font-name="DejaVu Sans" fo:font-size="9pt" style:text-underline-style="none" fo:font-weight="normal" officeooo:rsid="044766d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4" style:family="text">
      <style:text-properties fo:color="#ff0000" style:text-line-through-style="none" style:text-line-through-type="none" style:font-name="DejaVu Sans" fo:font-size="9pt" style:text-underline-style="none" fo:font-weight="normal" officeooo:rsid="0668d3e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5" style:family="text">
      <style:text-properties fo:color="#ff0000" style:text-line-through-style="none" style:text-line-through-type="none" style:font-name="DejaVu Sans" fo:font-size="9pt" style:text-underline-style="none" fo:font-weight="normal" officeooo:rsid="044b9cf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6" style:family="text">
      <style:text-properties fo:color="#ff0000" style:text-line-through-style="none" style:text-line-through-type="none" style:font-name="DejaVu Sans" fo:font-size="9pt" style:text-underline-style="none" fo:font-weight="normal" officeooo:rsid="0462c63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7" style:family="text">
      <style:text-properties fo:color="#ff0000" style:text-line-through-style="none" style:text-line-through-type="none" style:font-name="DejaVu Sans" fo:font-size="9pt" style:text-underline-style="none" fo:font-weight="normal" officeooo:rsid="0666278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8" style:family="text">
      <style:text-properties fo:color="#ff0000" style:text-line-through-style="none" style:text-line-through-type="none" style:font-name="DejaVu Sans" fo:font-size="9pt" style:text-underline-style="none" fo:font-weight="normal" officeooo:rsid="0465b3d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9" style:family="text">
      <style:text-properties fo:color="#ff0000" style:text-line-through-style="none" style:text-line-through-type="none" style:font-name="DejaVu Sans" fo:font-size="9pt" style:text-underline-style="none" fo:font-weight="normal" officeooo:rsid="0467497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0" style:family="text">
      <style:text-properties fo:color="#ff0000" style:text-line-through-style="none" style:text-line-through-type="none" style:font-name="DejaVu Sans" fo:font-size="9pt" style:text-underline-style="none" fo:font-weight="normal" officeooo:rsid="046849f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1" style:family="text">
      <style:text-properties fo:color="#ff0000" style:text-line-through-style="none" style:text-line-through-type="none" style:font-name="DejaVu Sans" fo:font-size="9pt" style:text-underline-style="none" fo:font-weight="normal" officeooo:rsid="047032a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2" style:family="text">
      <style:text-properties fo:color="#ff0000" style:text-line-through-style="none" style:text-line-through-type="none" style:font-name="DejaVu Sans" fo:font-size="9pt" style:text-underline-style="none" fo:font-weight="normal" officeooo:rsid="047204e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3" style:family="text">
      <style:text-properties fo:color="#ff0000" style:text-line-through-style="none" style:text-line-through-type="none" style:font-name="DejaVu Sans" fo:font-size="9pt" style:text-underline-style="none" fo:font-weight="normal" officeooo:rsid="0473aa2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4" style:family="text">
      <style:text-properties fo:color="#ff0000" style:text-line-through-style="none" style:text-line-through-type="none" style:font-name="DejaVu Sans" fo:font-size="9pt" style:text-underline-style="none" fo:font-weight="normal" officeooo:rsid="047a17f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5" style:family="text">
      <style:text-properties fo:color="#ff0000" style:text-line-through-style="none" style:text-line-through-type="none" style:font-name="DejaVu Sans" fo:font-size="9pt" style:text-underline-style="none" fo:font-weight="normal" officeooo:rsid="047744d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6" style:family="text">
      <style:text-properties fo:color="#ff0000" style:text-line-through-style="none" style:text-line-through-type="none" style:font-name="DejaVu Sans" fo:font-size="9pt" style:text-underline-style="none" fo:font-weight="normal" officeooo:rsid="04780af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7" style:family="text">
      <style:text-properties fo:color="#ff0000" style:text-line-through-style="none" style:text-line-through-type="none" style:font-name="DejaVu Sans" fo:font-size="9pt" style:text-underline-style="none" fo:font-weight="normal" officeooo:rsid="06102a5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8" style:family="text">
      <style:text-properties fo:color="#ff0000" style:text-line-through-style="none" style:text-line-through-type="none" style:font-name="DejaVu Sans" fo:font-size="9pt" style:text-underline-style="none" fo:font-weight="normal" officeooo:rsid="0610ee7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9" style:family="text">
      <style:text-properties fo:color="#ff0000" style:text-line-through-style="none" style:text-line-through-type="none" style:font-name="DejaVu Sans" fo:font-size="9pt" style:text-underline-style="none" fo:font-weight="normal" officeooo:rsid="06f1c79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90" style:family="text">
      <style:text-properties fo:color="#ff0000" style:text-line-through-style="none" style:text-line-through-type="none" style:font-name="DejaVu Sans" fo:font-size="9pt" style:text-underline-style="none" fo:font-weight="normal" officeooo:rsid="06f343c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91" style:family="text">
      <style:text-properties fo:color="#ff0000" style:text-line-through-style="none" style:text-line-through-type="none" style:font-name="DejaVu Sans" fo:font-size="9pt" style:text-underline-style="none" fo:font-weight="normal" officeooo:rsid="05f05fb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92" style:family="text">
      <style:text-properties fo:color="#ff0000" style:text-line-through-style="none" style:text-line-through-type="none" style:font-name="DejaVu Sans" fo:font-size="9pt" style:text-underline-style="none" fo:font-weight="normal" officeooo:rsid="05f5cb0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93" style:family="text">
      <style:text-properties fo:color="#ff0000" style:text-line-through-style="none" style:text-line-through-type="none" style:font-name="DejaVu Sans" fo:font-size="9pt" style:text-underline-style="none" fo:font-weight="normal" officeooo:rsid="05f75b7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94" style:family="text">
      <style:text-properties fo:color="#ff0000" style:text-line-through-style="none" style:text-line-through-type="none" style:font-name="DejaVu Sans" fo:font-size="9pt" style:text-underline-style="none" fo:font-weight="normal" officeooo:rsid="05faa0a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95" style:family="text">
      <style:text-properties fo:color="#ff0000" style:text-line-through-style="none" style:text-line-through-type="none" style:font-name="DejaVu Sans" fo:font-size="9pt" style:text-underline-style="none" fo:font-weight="normal" officeooo:rsid="060361b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96" style:family="text">
      <style:text-properties fo:color="#ff0000" style:text-line-through-style="none" style:text-line-through-type="none" style:font-name="DejaVu Sans" fo:font-size="9pt" style:text-underline-style="none" fo:font-weight="normal" officeooo:rsid="05fc3c0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97" style:family="text">
      <style:text-properties fo:color="#ff0000" style:text-line-through-style="none" style:text-line-through-type="none" style:font-name="DejaVu Sans" fo:font-size="9pt" style:text-underline-style="none" fo:font-weight="normal" officeooo:rsid="060197e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98" style:family="text">
      <style:text-properties fo:color="#ff0000" style:text-line-through-style="none" style:text-line-through-type="none" style:font-name="DejaVu Sans" fo:font-size="9pt" style:text-underline-style="none" fo:font-weight="normal" officeooo:rsid="0603643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99" style:family="text">
      <style:text-properties fo:color="#ff0000" style:text-line-through-style="none" style:text-line-through-type="none" style:font-name="DejaVu Sans" fo:font-size="9pt" style:text-underline-style="none" fo:font-weight="normal" officeooo:rsid="06c7e66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00" style:family="text">
      <style:text-properties fo:color="#ff0000" style:text-line-through-style="none" style:text-line-through-type="none" style:font-name="DejaVu Sans" fo:font-size="9pt" style:text-underline-style="none" fo:font-weight="normal" officeooo:rsid="06c59af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01" style:family="text">
      <style:text-properties fo:color="#ff0000" style:text-line-through-style="none" style:text-line-through-type="none" style:font-name="DejaVu Sans" fo:font-size="9pt" style:text-underline-style="none" fo:font-weight="normal" officeooo:rsid="06c65a5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02" style:family="text">
      <style:text-properties fo:color="#ff0000" style:text-line-through-style="none" style:text-line-through-type="none" style:font-name="DejaVu Sans" fo:font-size="9pt" style:text-underline-style="none" fo:font-weight="normal" officeooo:rsid="06c8851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03" style:family="text">
      <style:text-properties fo:color="#ff0000" style:text-line-through-style="none" style:text-line-through-type="none" style:font-name="DejaVu Sans" fo:font-size="9pt" style:text-underline-style="none" fo:font-weight="normal" officeooo:rsid="06783a4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04" style:family="text">
      <style:text-properties fo:color="#ff0000" style:text-line-through-style="none" style:text-line-through-type="none" style:font-name="DejaVu Sans" fo:font-size="9pt" style:text-underline-style="none" fo:font-weight="normal" officeooo:rsid="04e05fe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05" style:family="text">
      <style:text-properties fo:color="#ff0000" style:text-line-through-style="none" style:text-line-through-type="none" style:font-name="DejaVu Sans" fo:font-size="9pt" style:text-underline-style="none" fo:font-weight="normal" officeooo:rsid="04e396b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06" style:family="text">
      <style:text-properties fo:color="#ff0000" style:text-line-through-style="none" style:text-line-through-type="none" style:font-name="DejaVu Sans" fo:font-size="9pt" style:text-underline-style="none" fo:font-weight="normal" officeooo:rsid="04e3f2a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07" style:family="text">
      <style:text-properties fo:color="#ff0000" style:text-line-through-style="none" style:text-line-through-type="none" style:font-name="DejaVu Sans" fo:font-size="9pt" style:text-underline-style="none" fo:font-weight="normal" officeooo:rsid="06110f1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08" style:family="text">
      <style:text-properties fo:color="#ff0000" style:text-line-through-style="none" style:text-line-through-type="none" style:font-name="DejaVu Sans" fo:font-size="9pt" style:text-underline-style="none" fo:font-weight="normal" officeooo:rsid="0615864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09" style:family="text">
      <style:text-properties fo:color="#ff0000" style:text-line-through-style="none" style:text-line-through-type="none" style:font-name="DejaVu Sans" fo:font-size="9pt" style:text-underline-style="none" fo:font-weight="normal" officeooo:rsid="061daee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0" style:family="text">
      <style:text-properties fo:color="#ff0000" style:text-line-through-style="none" style:text-line-through-type="none" style:font-name="DejaVu Sans" fo:font-size="9pt" style:text-underline-style="none" fo:font-weight="normal" officeooo:rsid="062ba2f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1" style:family="text">
      <style:text-properties fo:color="#ff0000" style:text-line-through-style="none" style:text-line-through-type="none" style:font-name="DejaVu Sans" fo:font-size="9pt" style:text-underline-style="none" fo:font-weight="normal" officeooo:rsid="062be65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2" style:family="text">
      <style:text-properties fo:color="#ff0000" style:text-line-through-style="none" style:text-line-through-type="none" style:font-name="DejaVu Sans" fo:font-size="9pt" style:text-underline-style="none" fo:font-weight="normal" officeooo:rsid="0626e6e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3" style:family="text">
      <style:text-properties fo:color="#ff0000" style:text-line-through-style="none" style:text-line-through-type="none" style:font-name="DejaVu Sans" fo:font-size="9pt" style:text-underline-style="none" fo:font-weight="normal" officeooo:rsid="0620b55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4" style:family="text">
      <style:text-properties fo:color="#ff0000" style:text-line-through-style="none" style:text-line-through-type="none" style:font-name="DejaVu Sans" fo:font-size="9pt" style:text-underline-style="none" fo:font-weight="normal" officeooo:rsid="06226f3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5" style:family="text">
      <style:text-properties fo:color="#ff0000" style:text-line-through-style="none" style:text-line-through-type="none" style:font-name="DejaVu Sans" fo:font-size="9pt" style:text-underline-style="none" fo:font-weight="normal" officeooo:rsid="0629404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6" style:family="text">
      <style:text-properties fo:color="#ff0000" style:text-line-through-style="none" style:text-line-through-type="none" style:font-name="DejaVu Sans" fo:font-size="9pt" style:text-underline-style="none" fo:font-weight="normal" officeooo:rsid="0629dac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7" style:family="text">
      <style:text-properties fo:color="#ff0000" style:text-line-through-style="none" style:text-line-through-type="none" style:font-name="DejaVu Sans" fo:font-size="9pt" style:text-underline-style="none" fo:font-weight="normal" officeooo:rsid="0632501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8" style:family="text">
      <style:text-properties fo:color="#ff0000" style:text-line-through-style="none" style:text-line-through-type="none" style:font-name="DejaVu Sans" fo:font-size="9pt" style:text-underline-style="none" fo:font-weight="normal" officeooo:rsid="06346fd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9" style:family="text">
      <style:text-properties fo:color="#ff0000" style:text-line-through-style="none" style:text-line-through-type="none" style:font-name="DejaVu Sans" fo:font-size="9pt" style:text-underline-style="none" fo:font-weight="normal" officeooo:rsid="0632db1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20" style:family="text">
      <style:text-properties fo:color="#ff0000" style:text-line-through-style="none" style:text-line-through-type="none" style:font-name="DejaVu Sans" fo:font-size="9pt" style:text-underline-style="none" fo:font-weight="normal" officeooo:rsid="0635e39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21" style:family="text">
      <style:text-properties fo:color="#ff0000" style:text-line-through-style="none" style:text-line-through-type="none" style:font-name="DejaVu Sans" fo:font-size="9pt" style:text-underline-style="none" fo:font-weight="normal" officeooo:rsid="063757c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22" style:family="text">
      <style:text-properties fo:color="#ff0000" style:text-line-through-style="none" style:text-line-through-type="none" style:font-name="DejaVu Sans" fo:font-size="9pt" style:text-underline-style="none" fo:font-weight="normal" officeooo:rsid="063c538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23" style:family="text">
      <style:text-properties fo:color="#ff0000" style:text-line-through-style="none" style:text-line-through-type="none" style:font-name="DejaVu Sans" fo:font-size="9pt" style:text-underline-style="none" fo:font-weight="normal" officeooo:rsid="064316b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24" style:family="text">
      <style:text-properties fo:color="#ff0000" style:text-line-through-style="none" style:text-line-through-type="none" style:font-name="DejaVu Sans" fo:font-size="9pt" style:text-underline-style="none" fo:font-weight="normal" officeooo:rsid="070a3cf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25" style:family="text">
      <style:text-properties fo:color="#ff0000" style:text-line-through-style="none" style:text-line-through-type="none" style:font-name="DejaVu Sans" fo:font-size="9pt" style:text-underline-style="none" fo:font-weight="normal" officeooo:rsid="0637d20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26" style:family="text">
      <style:text-properties fo:color="#ff0000" style:text-line-through-style="none" style:text-line-through-type="none" style:font-name="DejaVu Sans" fo:font-size="9pt" style:text-underline-style="none" fo:font-weight="normal" officeooo:rsid="0638295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27" style:family="text">
      <style:text-properties fo:color="#ff0000" style:text-line-through-style="none" style:text-line-through-type="none" style:font-name="DejaVu Sans" fo:font-size="9pt" style:text-underline-style="none" fo:font-weight="normal" officeooo:rsid="06385dd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28" style:family="text">
      <style:text-properties fo:color="#ff0000" style:text-line-through-style="none" style:text-line-through-type="none" style:font-name="DejaVu Sans" fo:font-size="9pt" style:text-underline-style="none" fo:font-weight="normal" officeooo:rsid="063c350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29" style:family="text">
      <style:text-properties fo:color="#ff0000" style:text-line-through-style="none" style:text-line-through-type="none" style:font-name="DejaVu Sans" fo:font-size="9pt" style:text-underline-style="none" fo:font-weight="normal" officeooo:rsid="064292b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0" style:family="text">
      <style:text-properties fo:color="#ff0000" style:text-line-through-style="none" style:text-line-through-type="none" style:font-name="DejaVu Sans" fo:font-size="9pt" style:text-underline-style="none" fo:font-weight="normal" officeooo:rsid="06cc502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1" style:family="text">
      <style:text-properties fo:color="#ff0000" style:text-line-through-style="none" style:text-line-through-type="none" style:font-name="DejaVu Sans" fo:font-size="9pt" style:text-underline-style="none" fo:font-weight="normal" officeooo:rsid="06cc7c4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2" style:family="text">
      <style:text-properties fo:color="#ff0000" style:text-line-through-style="none" style:text-line-through-type="none" style:font-name="DejaVu Sans" fo:font-size="9pt" style:text-underline-style="none" fo:font-weight="normal" officeooo:rsid="06ce1c0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3" style:family="text">
      <style:text-properties fo:color="#ff0000" style:text-line-through-style="none" style:text-line-through-type="none" style:font-name="DejaVu Sans" fo:font-size="9pt" style:text-underline-style="none" fo:font-weight="normal" officeooo:rsid="06d0117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4" style:family="text">
      <style:text-properties fo:color="#ff0000" style:text-line-through-style="none" style:text-line-through-type="none" style:font-name="DejaVu Sans" fo:font-size="9pt" style:text-underline-style="none" fo:font-weight="normal" officeooo:rsid="06d190e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5" style:family="text">
      <style:text-properties fo:color="#ff0000" style:text-line-through-style="none" style:text-line-through-type="none" style:font-name="DejaVu Sans" fo:font-size="9pt" style:text-underline-style="none" fo:font-weight="normal" officeooo:rsid="06e2c72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6" style:family="text">
      <style:text-properties fo:color="#ff0000" style:text-line-through-style="none" style:text-line-through-type="none" style:font-name="DejaVu Sans" fo:font-size="9pt" style:text-underline-style="none" fo:font-weight="normal" officeooo:rsid="0643902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7" style:family="text">
      <style:text-properties fo:color="#ff0000" style:text-line-through-style="none" style:text-line-through-type="none" style:font-name="DejaVu Sans" fo:font-size="9pt" style:text-underline-style="none" fo:font-weight="normal" officeooo:rsid="0644963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8" style:family="text">
      <style:text-properties fo:color="#ff0000" style:text-line-through-style="none" style:text-line-through-type="none" style:font-name="DejaVu Sans" fo:font-size="9pt" style:text-underline-style="none" fo:font-weight="normal" officeooo:rsid="0644de7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9" style:family="text">
      <style:text-properties fo:color="#ff0000" style:text-line-through-style="none" style:text-line-through-type="none" style:font-name="DejaVu Sans" fo:font-size="9pt" style:text-underline-style="none" fo:font-weight="normal" officeooo:rsid="08ac734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40" style:family="text">
      <style:text-properties fo:color="#ff0000" style:text-line-through-style="none" style:text-line-through-type="none" style:font-name="DejaVu Sans" fo:font-size="9pt" style:text-underline-style="none" fo:font-weight="normal" officeooo:rsid="08ac836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41" style:family="text">
      <style:text-properties fo:color="#ff0000" style:text-line-through-style="none" style:text-line-through-type="none" style:font-name="DejaVu Sans" fo:font-size="9pt" style:text-underline-style="none" fo:font-weight="normal" officeooo:rsid="08ad32a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42" style:family="text">
      <style:text-properties fo:color="#ff0000" style:text-line-through-style="none" style:text-line-through-type="none" style:font-name="DejaVu Sans" fo:font-size="9pt" style:text-underline-style="none" fo:font-weight="normal" officeooo:rsid="089f017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43" style:family="text">
      <style:text-properties fo:color="#ff0000" style:text-line-through-style="none" style:text-line-through-type="none" style:font-name="DejaVu Sans" fo:font-size="9pt" style:text-underline-style="none" fo:font-weight="normal" officeooo:rsid="08a0c51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44" style:family="text">
      <style:text-properties fo:color="#ff0000" style:text-line-through-style="none" style:text-line-through-type="none" style:font-name="DejaVu Sans" fo:font-size="9pt" style:text-underline-style="none" fo:font-weight="normal" officeooo:rsid="08a18b9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45" style:family="text">
      <style:text-properties fo:color="#ff0000" style:text-line-through-style="none" style:text-line-through-type="none" style:font-name="DejaVu Sans" fo:font-size="9pt" style:text-underline-style="none" fo:font-weight="normal" officeooo:rsid="08aea04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46" style:family="text">
      <style:text-properties fo:color="#ff0000" style:text-line-through-style="none" style:text-line-through-type="none" style:font-name="DejaVu Sans" fo:font-size="9pt" style:text-underline-style="none" fo:font-weight="normal" officeooo:rsid="08a98e7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47" style:family="text">
      <style:text-properties fo:color="#ff0000" style:text-line-through-style="none" style:text-line-through-type="none" style:font-name="DejaVu Sans" fo:font-size="9pt" style:text-underline-style="none" fo:font-weight="normal" officeooo:rsid="064ce6b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48" style:family="text">
      <style:text-properties fo:color="#ff0000" style:text-line-through-style="none" style:text-line-through-type="none" style:font-name="DejaVu Sans" fo:font-size="9pt" style:text-underline-style="none" fo:font-weight="normal" officeooo:rsid="064e37d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49" style:family="text">
      <style:text-properties fo:color="#ff0000" style:text-line-through-style="none" style:text-line-through-type="none" style:font-name="DejaVu Sans" fo:font-size="9pt" style:text-underline-style="none" fo:font-weight="normal" officeooo:rsid="049ff7e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50" style:family="text">
      <style:text-properties fo:color="#ff0000" style:text-line-through-style="none" style:text-line-through-type="none" style:font-name="DejaVu Sans" fo:font-size="9pt" style:text-underline-style="none" fo:font-weight="normal" officeooo:rsid="04a788e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51" style:family="text">
      <style:text-properties fo:color="#ff0000" style:text-line-through-style="none" style:text-line-through-type="none" style:font-name="DejaVu Sans" fo:font-size="9pt" style:text-underline-style="none" fo:font-weight="normal" officeooo:rsid="04a2ae2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52" style:family="text">
      <style:text-properties fo:color="#ff0000" style:text-line-through-style="none" style:text-line-through-type="none" style:font-name="DejaVu Sans" fo:font-size="9pt" style:text-underline-style="none" fo:font-weight="normal" officeooo:rsid="04a7a7f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53" style:family="text">
      <style:text-properties fo:color="#ff0000" style:text-line-through-style="none" style:text-line-through-type="none" style:font-name="DejaVu Sans" fo:font-size="9pt" style:text-underline-style="none" fo:font-weight="normal" officeooo:rsid="04a8e46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54" style:family="text">
      <style:text-properties fo:color="#ff0000" style:text-line-through-style="none" style:text-line-through-type="none" style:font-name="DejaVu Sans" fo:font-size="9pt" style:text-underline-style="none" fo:font-weight="normal" officeooo:rsid="04a9a1d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55" style:family="text">
      <style:text-properties fo:color="#ff0000" style:text-line-through-style="none" style:text-line-through-type="none" style:font-name="DejaVu Sans" fo:font-size="9pt" style:text-underline-style="none" fo:font-weight="normal" officeooo:rsid="04a1f54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56" style:family="text">
      <style:text-properties fo:color="#ff0000" style:text-line-through-style="none" style:text-line-through-type="none" style:font-name="DejaVu Sans" fo:font-size="9pt" style:text-underline-style="none" fo:font-weight="normal" officeooo:rsid="078272c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57" style:family="text">
      <style:text-properties fo:color="#ff0000" style:text-line-through-style="none" style:text-line-through-type="none" style:font-name="DejaVu Sans" fo:font-size="9pt" style:text-underline-style="none" fo:font-weight="normal" officeooo:rsid="0785003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58" style:family="text">
      <style:text-properties fo:color="#ff0000" style:text-line-through-style="none" style:text-line-through-type="none" style:font-name="DejaVu Sans" fo:font-size="9pt" style:text-underline-style="none" fo:font-weight="normal" officeooo:rsid="0786309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59" style:family="text">
      <style:text-properties fo:color="#ff0000" style:text-line-through-style="none" style:text-line-through-type="none" style:font-name="DejaVu Sans" fo:font-size="9pt" style:text-underline-style="none" fo:font-weight="normal" officeooo:rsid="07879b8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60" style:family="text">
      <style:text-properties fo:color="#ff0000" style:text-line-through-style="none" style:text-line-through-type="none" style:font-name="DejaVu Sans" fo:font-size="9pt" style:text-underline-style="none" fo:font-weight="normal" officeooo:rsid="0789f1a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61" style:family="text">
      <style:text-properties fo:color="#ff0000" style:text-line-through-style="none" style:text-line-through-type="none" style:font-name="DejaVu Sans" fo:font-size="9pt" style:text-underline-style="none" fo:font-weight="normal" officeooo:rsid="04ab631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62" style:family="text">
      <style:text-properties fo:color="#ff0000" style:text-line-through-style="none" style:text-line-through-type="none" style:font-name="DejaVu Sans" fo:font-size="9pt" style:text-underline-style="none" fo:font-weight="normal" officeooo:rsid="05f2993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63" style:family="text">
      <style:text-properties fo:color="#ff0000" style:text-line-through-style="none" style:text-line-through-type="none" style:font-name="DejaVu Sans" fo:font-size="9pt" style:text-underline-style="none" fo:font-weight="normal" officeooo:rsid="06583f8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64" style:family="text">
      <style:text-properties fo:color="#ff0000" style:text-line-through-style="none" style:text-line-through-type="none" style:font-name="DejaVu Sans" fo:font-size="9pt" style:text-underline-style="none" fo:font-weight="normal" officeooo:rsid="065a2a4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65" style:family="text">
      <style:text-properties fo:color="#ff0000" style:text-line-through-style="none" style:text-line-through-type="none" style:font-name="DejaVu Sans" fo:font-size="9pt" style:text-underline-style="none" fo:font-weight="normal" officeooo:rsid="067f9cf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66" style:family="text">
      <style:text-properties fo:color="#ff0000" style:text-line-through-style="none" style:text-line-through-type="none" style:font-name="DejaVu Sans" fo:font-size="9pt" style:text-underline-style="none" fo:font-weight="normal" officeooo:rsid="057351e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67" style:family="text">
      <style:text-properties fo:color="#ff0000" style:text-line-through-style="none" style:text-line-through-type="none" style:font-name="DejaVu Sans" fo:font-size="9pt" style:text-underline-style="none" fo:font-weight="normal" officeooo:rsid="066a229e" style:text-blinking="false" fo:background-color="#ffffff" loext:char-shading-value="0" style:font-size-asian="9pt" style:font-weight-asian="normal" style:font-size-complex="9pt" style:font-weight-complex="normal" loext:padding="0cm" loext:border="none"/>
    </style:style>
    <style:style style:name="T268" style:family="text">
      <style:text-properties fo:color="#ff0000" style:text-line-through-style="none" style:text-line-through-type="none" style:font-name="DejaVu Sans" fo:font-size="9pt" style:text-underline-style="none" fo:font-weight="normal" officeooo:rsid="044b9cfc" style:text-blinking="false" fo:background-color="#ffffff" loext:char-shading-value="0" style:font-size-asian="9pt" style:font-weight-asian="normal" style:font-size-complex="9pt" style:font-weight-complex="normal" loext:padding="0cm" loext:border="none"/>
    </style:style>
    <style:style style:name="T269" style:family="text">
      <style:text-properties fo:color="#ff0000" style:text-line-through-style="none" style:text-line-through-type="none" style:font-name="DejaVu Sans" fo:font-size="9pt" style:text-underline-style="none" fo:font-weight="normal" officeooo:rsid="06662786" style:text-blinking="false" fo:background-color="#ffffff" loext:char-shading-value="0" style:font-size-asian="9pt" style:font-weight-asian="normal" style:font-size-complex="9pt" style:font-weight-complex="normal" loext:padding="0cm" loext:border="none"/>
    </style:style>
    <style:style style:name="T270" style:family="text">
      <style:text-properties fo:color="#ff0000" style:text-line-through-style="none" style:text-line-through-type="none" style:font-name="DejaVu Sans" fo:font-size="9pt" style:text-underline-style="none" officeooo:rsid="05f75b70" style:text-blinking="false" fo:background-color="#ffffff" loext:char-shading-value="0" style:font-name-asian="Times New Roman1" style:font-size-asian="9pt" style:font-name-complex="Arial" style:font-size-complex="9pt" loext:padding="0cm" loext:border="none"/>
    </style:style>
    <style:style style:name="T271" style:family="text">
      <style:text-properties fo:color="#ff0000" style:text-line-through-style="none" style:text-line-through-type="none" style:font-name="DejaVu Sans" fo:font-size="9pt" style:text-underline-style="none" officeooo:rsid="061daee1" style:text-blinking="false" fo:background-color="#ffffff" loext:char-shading-value="0" style:font-name-asian="Times New Roman1" style:font-size-asian="9pt" style:font-name-complex="Arial" style:font-size-complex="9pt" loext:padding="0cm" loext:border="none"/>
    </style:style>
    <style:style style:name="T272" style:family="text">
      <style:text-properties fo:color="#ff0000" style:text-line-through-style="none" style:text-line-through-type="none" style:font-name="DejaVu Sans" fo:font-size="9pt" style:text-underline-style="none" officeooo:rsid="0627a8a7" style:text-blinking="false" fo:background-color="#ffffff" loext:char-shading-value="0" style:font-name-asian="Times New Roman1" style:font-size-asian="9pt" style:font-name-complex="Arial" style:font-size-complex="9pt" loext:padding="0cm" loext:border="none"/>
    </style:style>
    <style:style style:name="T273" style:family="text">
      <style:text-properties fo:color="#ff0000" style:text-line-through-style="none" style:text-line-through-type="none" style:font-name="DejaVu Sans" fo:font-size="9pt" style:text-underline-style="none" officeooo:rsid="062f62a9" style:text-blinking="false" fo:background-color="#ffffff" loext:char-shading-value="0" style:font-name-asian="Times New Roman1" style:font-size-asian="9pt" style:font-name-complex="Arial" style:font-size-complex="9pt" loext:padding="0cm" loext:border="none"/>
    </style:style>
    <style:style style:name="T274" style:family="text">
      <style:text-properties fo:color="#ff0000" style:text-line-through-style="none" style:text-line-through-type="none" style:font-name="DejaVu Sans" fo:font-size="9pt" style:text-underline-style="none" officeooo:rsid="08a18b9d" style:text-blinking="false" fo:background-color="#ffffff" loext:char-shading-value="0" style:font-name-asian="Times New Roman1" style:font-size-asian="9pt" style:font-name-complex="Arial" style:font-size-complex="9pt" loext:padding="0cm" loext:border="none"/>
    </style:style>
    <style:style style:name="T275" style:family="text">
      <style:text-properties fo:color="#ff0000" style:text-line-through-style="none" style:text-line-through-type="none" style:font-name="DejaVu Sans" fo:font-size="9pt" style:text-underline-style="none" officeooo:rsid="049ff7e8" style:text-blinking="false" fo:background-color="#ffffff" loext:char-shading-value="0" style:font-name-asian="Times New Roman1" style:font-size-asian="9pt" style:font-name-complex="Arial" style:font-size-complex="9pt" loext:padding="0cm" loext:border="none"/>
    </style:style>
    <style:style style:name="T276" style:family="text">
      <style:text-properties fo:color="#ff0000" style:font-name="DejaVu Sans" fo:font-size="9pt" style:font-size-asian="9pt" style:font-size-complex="9pt"/>
    </style:style>
    <style:style style:name="T277" style:family="text">
      <style:text-properties fo:color="#ff0000" officeooo:rsid="08a24a37"/>
    </style:style>
    <style:style style:name="T278" style:family="text">
      <style:text-properties fo:font-weight="normal" officeooo:rsid="059b2b55" style:font-weight-asian="normal" style:font-weight-complex="normal"/>
    </style:style>
    <style:style style:name="T279" style:family="text">
      <style:text-properties fo:font-weight="normal" officeooo:rsid="070d84dc" style:font-weight-asian="normal" style:font-weight-complex="normal"/>
    </style:style>
    <style:style style:name="T280" style:family="text">
      <style:text-properties fo:font-weight="bold" officeooo:rsid="04fff638" style:font-weight-asian="bold" style:font-weight-complex="bold"/>
    </style:style>
    <style:style style:name="T281" style:family="text">
      <style:text-properties fo:font-weight="bold" officeooo:rsid="052744f7" style:font-weight-asian="bold" style:font-weight-complex="bold"/>
    </style:style>
    <style:style style:name="T282" style:family="text">
      <style:text-properties fo:font-variant="normal" fo:text-transform="none" style:text-line-through-style="none" style:text-line-through-type="none" fo:font-style="normal" style:text-underline-style="none" fo:font-weight="bold" officeooo:rsid="0689b179" style:text-blinking="false" fo:background-color="transparent" loext:char-shading-value="0" style:font-weight-asian="bold" style:font-weight-complex="bold"/>
    </style:style>
    <style:style style:name="T283" style:family="text">
      <style:text-properties fo:font-variant="normal" fo:text-transform="none" style:text-line-through-style="none" style:text-line-through-type="none" fo:font-style="normal" style:text-underline-style="none" fo:font-weight="bold" officeooo:rsid="0501d9ab" style:text-blinking="false" fo:background-color="transparent" loext:char-shading-value="0" style:font-weight-asian="bold" style:font-weight-complex="bold"/>
    </style:style>
    <style:style style:name="T284" style:family="text">
      <style:text-properties fo:font-variant="normal" fo:text-transform="none" style:text-line-through-style="none" style:text-line-through-type="none" fo:font-style="normal" style:text-underline-style="none" fo:font-weight="normal" officeooo:rsid="06ff5d75" style:text-blinking="false" fo:background-color="transparent" loext:char-shading-value="0" style:font-weight-asian="normal" style:font-weight-complex="normal"/>
    </style:style>
    <style:style style:name="T285" style:family="text">
      <style:text-properties fo:font-variant="normal" fo:text-transform="none" style:text-line-through-style="none" style:text-line-through-type="none" fo:font-style="normal" style:text-underline-style="none" fo:font-weight="normal" officeooo:rsid="0688c994" style:text-blinking="false" fo:background-color="transparent" loext:char-shading-value="0"/>
    </style:style>
    <style:style style:name="T286" style:family="text">
      <style:text-properties fo:font-variant="normal" fo:text-transform="none" style:text-line-through-style="none" style:text-line-through-type="none" fo:font-style="normal" style:text-underline-style="none" fo:font-weight="normal" officeooo:rsid="04f293be" style:text-blinking="false" fo:background-color="transparent" loext:char-shading-value="0"/>
    </style:style>
    <style:style style:name="T287" style:family="text">
      <style:text-properties fo:font-variant="normal" fo:text-transform="none" style:text-line-through-style="none" style:text-line-through-type="none" fo:font-style="normal" style:text-underline-style="none" fo:font-weight="normal" officeooo:rsid="04f2b0fd" style:text-blinking="false" fo:background-color="transparent" loext:char-shading-value="0"/>
    </style:style>
    <style:style style:name="T288" style:family="text">
      <style:text-properties fo:font-variant="normal" fo:text-transform="none" style:text-line-through-style="none" style:text-line-through-type="none" fo:font-style="normal" style:text-underline-style="none" fo:font-weight="normal" officeooo:rsid="04f35e8e" style:text-blinking="false" fo:background-color="transparent" loext:char-shading-value="0"/>
    </style:style>
    <style:style style:name="T289" style:family="text">
      <style:text-properties fo:font-variant="normal" fo:text-transform="none" style:text-line-through-style="none" style:text-line-through-type="none" fo:font-style="normal" style:text-underline-style="none" fo:font-weight="normal" officeooo:rsid="052f47ee" style:text-blinking="false" fo:background-color="transparent" loext:char-shading-value="0"/>
    </style:style>
    <style:style style:name="T290" style:family="text">
      <style:text-properties fo:font-variant="normal" fo:text-transform="none" style:text-line-through-style="none" style:text-line-through-type="none" fo:font-style="normal" style:text-underline-style="none" fo:font-weight="normal" officeooo:rsid="053634e9" style:text-blinking="false" fo:background-color="transparent" loext:char-shading-value="0"/>
    </style:style>
    <style:style style:name="T291" style:family="text">
      <style:text-properties fo:font-variant="normal" fo:text-transform="none" style:text-line-through-style="none" style:text-line-through-type="none" fo:font-style="normal" style:text-underline-style="none" fo:font-weight="normal" officeooo:rsid="0536f410" style:text-blinking="false" fo:background-color="transparent" loext:char-shading-value="0"/>
    </style:style>
    <style:style style:name="T292" style:family="text">
      <style:text-properties fo:font-variant="normal" fo:text-transform="none" style:text-line-through-style="none" style:text-line-through-type="none" fo:font-style="normal" style:text-underline-style="none" fo:font-weight="normal" officeooo:rsid="0532e044" style:text-blinking="false" fo:background-color="transparent" loext:char-shading-value="0"/>
    </style:style>
    <style:style style:name="T293" style:family="text">
      <style:text-properties fo:font-variant="normal" fo:text-transform="none" style:text-line-through-style="none" style:text-line-through-type="none" fo:font-style="normal" style:text-underline-style="none" fo:font-weight="normal" officeooo:rsid="05351d73" style:text-blinking="false" fo:background-color="transparent" loext:char-shading-value="0"/>
    </style:style>
    <style:style style:name="T294" style:family="text">
      <style:text-properties fo:font-variant="normal" fo:text-transform="none" fo:color="#ff0000" style:text-line-through-style="none" style:text-line-through-type="none" style:font-name="DejaVu Sans" fo:font-size="9pt" fo:font-style="normal" style:text-underline-style="none" fo:font-weight="bold" officeooo:rsid="06fe82ee" style:text-blinking="false" fo:background-color="transparent" loext:char-shading-value="0" style:font-name-asian="Times New Roman1" style:font-size-asian="9pt" style:font-weight-asian="bold" style:font-name-complex="Arial" style:font-size-complex="9pt" style:font-weight-complex="bold" loext:padding="0cm" loext:border="none"/>
    </style:style>
    <style:style style:name="T295" style:family="text">
      <style:text-properties fo:font-variant="normal" fo:text-transform="none" fo:color="#ff0000" style:text-line-through-style="none" style:text-line-through-type="none" style:font-name="DejaVu Sans" fo:font-size="9pt" fo:font-style="normal" style:text-underline-style="none" fo:font-weight="bold" officeooo:rsid="0684566b" style:text-blinking="false" fo:background-color="transparent" loext:char-shading-value="0" style:font-name-asian="Times New Roman1" style:font-size-asian="9pt" style:font-weight-asian="bold" style:font-name-complex="Arial" style:font-size-complex="9pt" style:font-weight-complex="bold" loext:padding="0cm" loext:border="none"/>
    </style:style>
    <style:style style:name="T296" style:family="text">
      <style:text-properties fo:font-variant="normal" fo:text-transform="none" fo:color="#ff0000" style:text-line-through-style="none" style:text-line-through-type="none" style:font-name="DejaVu Sans" fo:font-size="9pt" fo:font-style="normal" style:text-underline-style="none" fo:font-weight="normal" officeooo:rsid="052f47ee" style:text-blinking="false" fo:background-color="transparent" loext:char-shading-value="0" style:font-size-asian="9pt" style:font-size-complex="9pt"/>
    </style:style>
    <style:style style:name="T297" style:family="text">
      <style:text-properties fo:font-variant="normal" fo:text-transform="none" fo:color="#ff0000" style:text-line-through-style="none" style:text-line-through-type="none" style:font-name="DejaVu Sans" fo:font-size="9pt" fo:font-style="normal" style:text-underline-style="none" fo:font-weight="normal" officeooo:rsid="0532e044" style:text-blinking="false" fo:background-color="transparent" loext:char-shading-value="0" style:font-size-asian="9pt" style:font-size-complex="9pt"/>
    </style:style>
    <style:style style:name="T298" style:family="text">
      <style:text-properties fo:font-variant="normal" fo:text-transform="none" fo:color="#ff0000" style:text-line-through-style="none" style:text-line-through-type="none" style:font-name="DejaVu Sans" fo:font-size="9pt" fo:font-style="normal" style:text-underline-style="none" fo:font-weight="normal" officeooo:rsid="053634e9" style:text-blinking="false" fo:background-color="transparent" loext:char-shading-value="0" style:font-size-asian="9pt" style:font-size-complex="9pt"/>
    </style:style>
    <style:style style:name="T299" style:family="text">
      <style:text-properties fo:font-variant="normal" fo:text-transform="none" fo:color="#ff0000" style:text-line-through-style="none" style:text-line-through-type="none" style:font-name="DejaVu Sans" fo:font-size="9pt" fo:font-style="normal" style:text-underline-style="none" fo:font-weight="normal" officeooo:rsid="04f3d24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00" style:family="text">
      <style:text-properties fo:font-variant="normal" fo:text-transform="none" fo:color="#ff0000" style:text-line-through-style="none" style:text-line-through-type="none" style:font-name="DejaVu Sans" fo:font-size="9pt" fo:font-style="normal" style:text-underline-style="none" fo:font-weight="normal" officeooo:rsid="043ceb2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01" style:family="text">
      <style:text-properties fo:font-variant="normal" fo:text-transform="none" fo:color="#ff0000" style:text-line-through-style="none" style:text-line-through-type="none" style:font-name="DejaVu Sans" fo:font-size="9pt" fo:font-style="normal" style:text-underline-style="none" fo:font-weight="normal" officeooo:rsid="043c6ec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02" style:family="text">
      <style:text-properties officeooo:rsid="04fff638"/>
    </style:style>
    <style:style style:name="T303" style:family="text">
      <style:text-properties officeooo:rsid="052744f7"/>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Ecommerce Platform</text:p>
      <text:p text:style-name="P4"><text:span text:style-name="T278">(</text:span><text:span text:style-name="T279">Amazon</text:span><text:span text:style-name="T278">)</text:span></text:p>
      <text:list xml:id="list380384010734841893" text:style-name="L1">
        <text:list-header>
          <text:p text:style-name="P52"><text:span text:style-name="Source_20_Text"><text:span text:style-name="T78">Some of the things, can be found from LLD of educative for this topic.</text:span></text:span></text:p>
          <text:p text:style-name="P52"><text:span text:style-name="Source_20_Text"><text:span text:style-name="T78">This ecommerce is a very complex topic. It will include many entire systems within it such as </text:span></text:span><text:span text:style-name="Source_20_Text"><text:span text:style-name="T79">Search System with Typeahead Suggestions, </text:span></text:span><text:span text:style-name="Source_20_Text"><text:span text:style-name="T78">Inventory Management System, Supply Chain Logistic system, etc. These are not microservices but these are entirely Systems within themselves. These will comprise of many microservices. </text:span></text:span><text:span text:style-name="Source_20_Text"><text:span text:style-name="T79">Apart from these, its UI will also be very complex </text:span></text:span><text:span text:style-name="Source_20_Text"><text:span text:style-name="T80">and multi-page</text:span></text:span><text:span text:style-name="Source_20_Text"><text:span text:style-name="T79">.</text:span></text:span></text:p>
          <text:p text:style-name="P52"><text:span text:style-name="Source_20_Text"><text:span text:style-name="T78"/></text:span></text:p>
        </text:list-header>
        <text:list-item>
          <text:p text:style-name="P53"><text:span text:style-name="Source_20_Text"><text:span text:style-name="T2">What is this system and why is this used?</text:span></text:span></text:p>
          <text:list>
            <text:list-item>
              <text:p text:style-name="P6"><text:span text:style-name="Source_20_Text"><text:span text:style-name="T86">URL shortening is used to create </text:span></text:span><text:span text:style-name="Source_20_Text"><text:span text:style-name="T2">shorter aliases for long URLs</text:span></text:span><text:span text:style-name="Source_20_Text"><text:span text:style-name="T86">. We call these shortened aliases “short links.”</text:span></text:span></text:p>
            </text:list-item>
            <text:list-item>
              <text:p text:style-name="P6"><text:span text:style-name="Source_20_Text"><text:span text:style-name="T86">Users are redirected to the original URL when they hit these short links.</text:span></text:span></text:p>
            </text:list-item>
            <text:list-item>
              <text:p text:style-name="P7"><text:span text:style-name="Source_20_Text"><text:span text:style-name="T86">Short links save a lot of space when displayed, printed, messaged or tweeted. Additionally, users are less likely to mistype shorter URLs.</text:span></text:span></text:p>
            </text:list-item>
            <text:list-item>
              <text:p text:style-name="P7"><text:span text:style-name="Source_20_Text"><text:span text:style-name="T86">URL shortening is used for:</text:span></text:span></text:p>
              <text:list>
                <text:list-item>
                  <text:p text:style-name="P7"><text:span text:style-name="Source_20_Text"><text:span text:style-name="T86">tracking individual links to analyze audience and campaign performance, and</text:span></text:span></text:p>
                </text:list-item>
                <text:list-item>
                  <text:p text:style-name="P7"><text:span text:style-name="Source_20_Text"><text:span text:style-name="T86">hiding affiliated original URLs.</text:span></text:span></text:p>
                </text:list-item>
              </text:list>
            </text:list-item>
          </text:list>
        </text:list-item>
        <text:list-item>
          <text:p text:style-name="P54"><text:span text:style-name="Source_20_Text"><text:span text:style-name="T3">Goals and Requirement</text:span></text:span><text:span text:style-name="Source_20_Text"><text:span text:style-name="T4">s</text:span></text:span><text:span text:style-name="Source_20_Text"><text:span text:style-name="T3"> of the system:</text:span></text:span></text:p>
          <text:list>
            <text:list-item>
              <text:p text:style-name="P8"><text:span text:style-name="Source_20_Text"><text:span text:style-name="T4">functional requirements</text:span></text:span></text:p>
              <text:list>
                <text:list-item>
                  <text:p text:style-name="P9"><text:span text:style-name="Source_20_Text"><text:span text:style-name="T87">Ask interviewer that whether I also need to consider UI for this sytem.</text:span></text:span></text:p>
                </text:list-item>
                <text:list-item>
                  <text:p text:style-name="P9"><text:span text:style-name="Source_20_Text"><text:span text:style-name="T88">Given a URL, our service should generate a shorter and unique alias of it. This is called a short</text:span></text:span><text:span text:style-name="Source_20_Text"><text:span text:style-name="T89">Url</text:span></text:span><text:span text:style-name="Source_20_Text"><text:span text:style-name="T88">.</text:span></text:span></text:p>
                </text:list-item>
                <text:list-item>
                  <text:p text:style-name="P8"><text:span text:style-name="Source_20_Text"><text:span text:style-name="T88">When users access a short link, our service should redirect them to the original link.</text:span></text:span></text:p>
                </text:list-item>
                <text:list-item>
                  <text:p text:style-name="P8"><text:span text:style-name="Source_20_Text"><text:span text:style-name="T88">Users should optionally be able to pick a custom short link for their URL. </text:span></text:span><text:span text:style-name="Source_20_Text"><text:span text:style-name="T90">If that custom url is already taken, then the system should be able to suggest some of the custom urls.</text:span></text:span></text:p>
                </text:list-item>
                <text:list-item>
                  <text:p text:style-name="P8"><text:span text:style-name="Source_20_Text"><text:span text:style-name="T88">Links will expire after a standard default timespan. Users should also be able to specify the expiration time.</text:span></text:span></text:p>
                </text:list-item>
              </text:list>
            </text:list-item>
            <text:list-item>
              <text:p text:style-name="P8"><text:span text:style-name="Source_20_Text"><text:span text:style-name="T4">non-functional requirements</text:span></text:span></text:p>
              <text:list>
                <text:list-item>
                  <text:p text:style-name="P8"><text:span text:style-name="Source_20_Text"><text:span text:style-name="T88">The system should be highly available. This is required because, if our service is down, all the URL redirections will start failing.</text:span></text:span></text:p>
                </text:list-item>
                <text:list-item>
                  <text:p text:style-name="P8"><text:span text:style-name="Source_20_Text"><text:span text:style-name="T88">URL redirection should happen in real-time with minimal latency.</text:span></text:span></text:p>
                </text:list-item>
                <text:list-item>
                  <text:p text:style-name="P10"><text:span text:style-name="Source_20_Text"><text:span text:style-name="T88">Shortened links should not be guessable (not predictable). </text:span></text:span><text:span text:style-name="Source_20_Text"><text:span text:style-name="T91">If it </text:span></text:span><text:span text:style-name="Source_20_Text"><text:span text:style-name="T92">will be</text:span></text:span><text:span text:style-name="Source_20_Text"><text:span text:style-name="T91"> predictable (or simple counter) then one can easily guess any resource which the tinyUrl creator client might have wanted to keep private (such as for image links of website which they want to hit only from their backend).</text:span></text:span></text:p>
                </text:list-item>
              </text:list>
            </text:list-item>
            <text:list-item>
              <text:p text:style-name="P8"><text:span text:style-name="Source_20_Text"><text:span text:style-name="T4">extended requirements</text:span></text:span></text:p>
              <text:list>
                <text:list-item>
                  <text:p text:style-name="P8"><text:span text:style-name="Source_20_Text"><text:span text:style-name="T93">Different types of a</text:span></text:span><text:span text:style-name="Source_20_Text"><text:span text:style-name="T88">nalytics </text:span></text:span><text:span text:style-name="Source_20_Text"><text:span text:style-name="T93">should be recorded</text:span></text:span><text:span text:style-name="Source_20_Text"><text:span text:style-name="T88">; e.g., how many times a redirection happened? </text:span></text:span><text:span text:style-name="Source_20_Text"><text:span text:style-name="T94">This analytics should be real-time </text:span></text:span><text:span text:style-name="Source_20_Text"><text:span text:style-name="T95">to understand how successful a campaign is, where is it impactful and where not,</text:span></text:span><text:span text:style-name="Source_20_Text"><text:span text:style-name="T96"> etc.</text:span></text:span></text:p>
                </text:list-item>
              </text:list>
            </text:list-item>
          </text:list>
        </text:list-item>
        <text:list-item>
          <text:p text:style-name="P11"><text:span text:style-name="Source_20_Text"><text:span text:style-name="T51">Workflow:</text:span></text:span></text:p>
          <text:p text:style-name="P12"><text:span text:style-name="Source_20_Text"><text:span text:style-name="T97">Not a case of workflow actually. </text:span></text:span><text:span text:style-name="Source_20_Text"><text:span text:style-name="T98">Only two apis: one for creation of tinyUrl and the other for redirection.</text:span></text:span></text:p>
        </text:list-item>
        <text:list-item>
          <text:p text:style-name="P55"><text:span text:style-name="Source_20_Text"><text:span text:style-name="T5">Nature of business:</text:span></text:span></text:p>
          <text:list>
            <text:list-item>
              <text:p text:style-name="P74"><text:span text:style-name="Source_20_Text"><text:span text:style-name="T57">What type of tinyurl do we need?</text:span></text:span></text:p>
              <text:p text:style-name="P75"><text:span text:style-name="Source_20_Text"><text:span text:style-name="T83">The tiny url will have two parts: one will be domain name and the other will be random value appended to that. </text:span></text:span><text:span text:style-name="Source_20_Text"><text:span text:style-name="T56">As in the tiny url service, we try to make the url as small as possible. So we try to purchase <text:s/>domain name as small as possible.</text:span></text:span></text:p>
            </text:list-item>
            <text:list-item>
              <text:p text:style-name="P75"><text:span text:style-name="Source_20_Text"><text:span text:style-name="T6">some of the features </text:span></text:span><text:span text:style-name="Source_20_Text"><text:span text:style-name="T7">need to</text:span></text:span><text:span text:style-name="Source_20_Text"><text:span text:style-name="T6"> be faster than the others,</text:span></text:span></text:p>
              <text:p text:style-name="P76"><text:span text:style-name="Source_20_Text"><text:span text:style-name="T99">Read should be faster than write.</text:span></text:span></text:p>
            </text:list-item>
            <text:list-item>
              <text:p text:style-name="P77"><text:span text:style-name="Source_20_Text"><text:span text:style-name="T6">some of the features </text:span></text:span><text:span text:style-name="Source_20_Text"><text:span text:style-name="T7">can</text:span></text:span><text:span text:style-name="Source_20_Text"><text:span text:style-name="T6"> be used more than the others during some specific time,</text:span></text:span></text:p>
              <text:p text:style-name="P77"><text:span text:style-name="Source_20_Text"><text:span text:style-name="T100">A</text:span></text:span><text:span text:style-name="Source_20_Text"><text:span text:style-name="T101">ny shortUrl published on facebook or twitter will be used very large number of times in first two hours and after that no-one will care about that.</text:span></text:span></text:p>
            </text:list-item>
            <text:list-item>
              <text:p text:style-name="P78"><text:span text:style-name="Source_20_Text"><text:span text:style-name="T6">some of the features </text:span></text:span><text:span text:style-name="Source_20_Text"><text:span text:style-name="T7">can</text:span></text:span><text:span text:style-name="Source_20_Text"><text:span text:style-name="T6"> be used more than the others </text:span></text:span><text:span text:style-name="Source_20_Text"><text:span text:style-name="T8">from</text:span></text:span><text:span text:style-name="Source_20_Text"><text:span text:style-name="T6"> some specific </text:span></text:span><text:span text:style-name="Source_20_Text"><text:span text:style-name="T8">geolocation</text:span></text:span><text:span text:style-name="Source_20_Text"><text:span text:style-name="T6">,</text:span></text:span></text:p>
              <text:p text:style-name="P79"><text:span text:style-name="Source_20_Text"><text:span text:style-name="T102">Any shortUrl published on facebook or twitter will be used mostly by the users of that country or geolocation </text:span></text:span><text:span text:style-name="Source_20_Text"><text:span text:style-name="T103">so CDN will help much in our case.</text:span></text:span></text:p>
            </text:list-item>
          </text:list>
        </text:list-item>
        <text:list-item>
          <text:p text:style-name="P8"><text:span text:style-name="Source_20_Text"><text:span text:style-name="T9">Type of users:</text:span></text:span></text:p>
          <text:list>
            <text:list-item>
              <text:p text:style-name="P54"><text:span text:style-name="Source_20_Text"><text:span text:style-name="T10">Public users,</text:span></text:span></text:p>
              <text:p text:style-name="P56"><text:span text:style-name="Source_20_Text"><text:span text:style-name="T104">There will be public users who will be able to create public tiny urls.</text:span></text:span></text:p>
            </text:list-item>
            <text:list-item>
              <text:p text:style-name="P54"><text:soft-page-break/><text:span text:style-name="Source_20_Text"><text:span text:style-name="T11">Private use</text:span></text:span><text:span text:style-name="Source_20_Text"><text:span text:style-name="T10">rs,</text:span></text:span></text:p>
              <text:list>
                <text:list-item>
                  <text:p text:style-name="P57"><text:span text:style-name="Source_20_Text"><text:span text:style-name="T105">The private users will be able to generate private tiny urls as well which could only be </text:span></text:span><text:span text:style-name="Source_20_Text"><text:span text:style-name="T106">accessed</text:span></text:span><text:span text:style-name="Source_20_Text"><text:span text:style-name="T105"> by the certain set of users.</text:span></text:span></text:p>
                </text:list-item>
                <text:list-item>
                  <text:p text:style-name="P57"><text:span text:style-name="Source_20_Text"><text:span text:style-name="T107">The private users will be able to generate customTinyUrls.</text:span></text:span></text:p>
                </text:list-item>
              </text:list>
            </text:list-item>
            <text:list-item>
              <text:p text:style-name="P54"><text:span text:style-name="Source_20_Text"><text:span text:style-name="T11">Admin user,</text:span></text:span></text:p>
              <text:p text:style-name="P58"><text:span text:style-name="Source_20_Text"><text:span text:style-name="T108">T</text:span></text:span><text:span text:style-name="Source_20_Text"><text:span text:style-name="T109">he informations extracted </text:span></text:span><text:span text:style-name="Source_20_Text"><text:span text:style-name="T110">from analytics data should be provided to the admin user on the dashboard and he should be able to change the </text:span></text:span><text:span text:style-name="Source_20_Text"><text:span text:style-name="T111">settings and configuration of the site.</text:span></text:span></text:p>
            </text:list-item>
          </text:list>
        </text:list-item>
        <text:list-item>
          <text:p text:style-name="P54"><text:span text:style-name="Source_20_Text"><text:span text:style-name="T12">Some Design Considerations,</text:span></text:span></text:p>
          <text:list>
            <text:list-item>
              <text:p text:style-name="P13"><text:span text:style-name="Source_20_Text"><text:span text:style-name="T60">Limits on size of custom url:</text:span></text:span><text:span text:style-name="Source_20_Text"><text:span text:style-name="T112"> Since our service supports custom URLs </text:span></text:span><text:span text:style-name="Source_20_Text"><text:span text:style-name="T113">for private users</text:span></text:span><text:span text:style-name="Source_20_Text"><text:span text:style-name="T112">, </text:span></text:span><text:span text:style-name="Source_20_Text"><text:span text:style-name="T113">they</text:span></text:span><text:span text:style-name="Source_20_Text"><text:span text:style-name="T112"> can pick any URL that they like, but providing a custom URL is not mandatory. However, it is reasonable (and often desirable) to impose a size limit </text:span></text:span><text:span text:style-name="Source_20_Text"><text:span text:style-name="T114">(say 16 characters)</text:span></text:span><text:span text:style-name="Source_20_Text"><text:span text:style-name="T112"> on custom URLs, so that we have a consistent URL database.</text:span></text:span></text:p>
            </text:list-item>
            <text:list-item>
              <text:p text:style-name="P14"><text:span text:style-name="Source_20_Text"><text:span text:style-name="T61">Limit on size of long url:</text:span></text:span><text:span text:style-name="Source_20_Text"><text:span text:style-name="T114"> There should be some upper limit (say </text:span></text:span><text:span text:style-name="Source_20_Text"><text:span text:style-name="T115">1</text:span></text:span><text:span text:style-name="Source_20_Text"><text:span text:style-name="T114">000 characters) on the size of longUrl for which we need to generate short url.</text:span></text:span></text:p>
            </text:list-item>
            <text:list-item>
              <text:p text:style-name="P15"><text:span text:style-name="Source_20_Text"><text:span text:style-name="T62">What if </text:span></text:span><text:span text:style-name="Source_20_Text"><text:span text:style-name="T63">parts of the URL are URL-encoded? e.g., </text:span></text:span><text:a xlink:type="simple" xlink:href="http://www.educative.io/distributed.php?id=design" office:target-frame-name="_blank" xlink:show="new" text:style-name="Internet_20_link" text:visited-style-name="Visited_20_Internet_20_Link"><text:span text:style-name="Source_20_Text"><text:span text:style-name="T81">http://www.educative.io/distributed.php?id=design</text:span></text:span></text:a><text:span text:style-name="Source_20_Text"><text:span text:style-name="T63">, and </text:span></text:span><text:a xlink:type="simple" xlink:href="http://www.educative.io/distributed.php%3Fid%3Ddesign" office:target-frame-name="_blank" xlink:show="new" text:style-name="Internet_20_link" text:visited-style-name="Visited_20_Internet_20_Link"><text:span text:style-name="Source_20_Text"><text:span text:style-name="T81">http://www.educative.io/distributed.php%3Fid%3Ddesign</text:span></text:span></text:a><text:span text:style-name="Source_20_Text"><text:span text:style-name="T63"> are identical except for the URL encoding:</text:span></text:span></text:p>
              <text:p text:style-name="P80"><text:span text:style-name="Source_20_Text"><text:span text:style-name="T116">All the longUrls should be decoded before putting to the function to generate the tinyUrl </text:span></text:span><text:span text:style-name="Source_20_Text"><text:span text:style-name="T117">so <text:s/></text:span></text:span><text:a xlink:type="simple" xlink:href="http://www.educative.io/distributed.php%3Fid%3Ddesign" office:target-frame-name="_blank" xlink:show="new" text:style-name="Internet_20_link" text:visited-style-name="Visited_20_Internet_20_Link"><text:span text:style-name="Source_20_Text">http://www.educative.io/distributed.php</text:span></text:a><text:a xlink:type="simple" xlink:href="http://www.educative.io/distributed.php%3Fid%3Ddesign" office:target-frame-name="_blank" xlink:show="new" text:style-name="Internet_20_link" text:visited-style-name="Visited_20_Internet_20_Link"><text:span text:style-name="Source_20_Text">%3Fid%3Ddesign</text:span></text:a><text:span text:style-name="Source_20_Text"><text:span text:style-name="T116"> </text:span></text:span><text:span text:style-name="Source_20_Text"><text:span text:style-name="T117">will also be converted into </text:span></text:span><text:a xlink:type="simple" xlink:href="http://www.educative.io/distributed.php?id=design" text:style-name="Internet_20_link" text:visited-style-name="Visited_20_Internet_20_Link"><text:span text:style-name="Source_20_Text"><text:span text:style-name="T276">http://www.educative.io/distributed.php?id=design</text:span></text:span></text:a><text:span text:style-name="Source_20_Text"><text:span text:style-name="T116">.</text:span></text:span></text:p>
            </text:list-item>
            <text:list-item>
              <text:p text:style-name="P13"><text:span text:style-name="Source_20_Text"><text:span text:style-name="T64">Checking the validity of the longurl</text:span></text:span><text:span text:style-name="Source_20_Text"><text:span text:style-name="T60">:</text:span></text:span><text:span text:style-name="Source_20_Text"><text:span text:style-name="T112"> </text:span></text:span><text:span text:style-name="Source_20_Text"><text:span text:style-name="T118">For public users, we can just check the validity of long url before creating the tinyurl. For that we will just hit the long url and if we get any response other than HTTP response 404 (not found) then we will assume the link </text:span></text:span><text:span text:style-name="Source_20_Text"><text:span text:style-name="T119">exists</text:span></text:span><text:span text:style-name="Source_20_Text"><text:span text:style-name="T118"> and we will create the tinyurl for that.</text:span></text:span></text:p>
            </text:list-item>
          </text:list>
        </text:list-item>
        <text:list-item>
          <text:p text:style-name="P59"><text:span text:style-name="Source_20_Text"><text:span text:style-name="T54">UI: </text:span></text:span><text:span text:style-name="Source_20_Text"><text:span text:style-name="T82">ask question from the interviewer that do you also want me to consider UI for this system. If the interviewer asks to consider UI as well then,</text:span></text:span></text:p>
          <text:list>
            <text:list-item>
              <text:p text:style-name="P60"><text:span text:style-name="Source_20_Text"><text:span text:style-name="T120">The UI will be a single page application for this system and there should be a default page for wrong tinyurl</text:span></text:span><text:span text:style-name="Source_20_Text"><text:span text:style-name="T121">.</text:span></text:span></text:p>
            </text:list-item>
          </text:list>
        </text:list-item>
        <text:list-item>
          <text:p text:style-name="P59"><text:span text:style-name="Source_20_Text"><text:span text:style-name="T13">System APIs,</text:span></text:span></text:p>
          <text:list>
            <text:list-item>
              <text:p text:style-name="P54"><text:span text:style-name="Source_20_Text"><text:span text:style-name="T14">system APIs,</text:span></text:span></text:p>
              <text:p text:style-name="P16"><text:span text:style-name="Source_20_Text"><text:span text:style-name="T122">We can have SOAP or REST APIs to expose the functionality of our service:</text:span></text:span></text:p>
              <text:list>
                <text:list-header>
                  <text:p text:style-name="P16"><text:span text:style-name="Source_20_Text"><text:span text:style-name="T123">createTinyUrl(String longUrl, </text:span></text:span><text:span text:style-name="Source_20_Text"><text:span text:style-name="T124">long</text:span></text:span><text:span text:style-name="Source_20_Text"><text:span text:style-name="T123"> expirationTime </text:span></text:span><text:span text:style-name="Source_20_Text"><text:span text:style-name="T125">= null</text:span></text:span><text:span text:style-name="Source_20_Text"><text:span text:style-name="T123">); <text:s/>// </text:span></text:span><text:span text:style-name="Source_20_Text"><text:span text:style-name="T126">returns tinyUrl</text:span></text:span></text:p>
                  <text:p text:style-name="P16"><text:span text:style-name="Source_20_Text"><text:span text:style-name="T127">getLongUrl(String tinyUrl);</text:span></text:span></text:p>
                  <text:p text:style-name="P17"><text:span text:style-name="Source_20_Text"><text:span text:style-name="T128">delete api can also be there to delete the short url on demand.</text:span></text:span></text:p>
                </text:list-header>
              </text:list>
            </text:list-item>
            <text:list-item>
              <text:p text:style-name="P54"><text:span text:style-name="Source_20_Text"><text:span text:style-name="T15">Security and permissions means h</text:span></text:span><text:span text:style-name="Source_20_Text"><text:span text:style-name="T14">ow to detect and prevent abuse?</text:span></text:span></text:p>
              <text:list>
                <text:list-item>
                  <text:p text:style-name="P18"><text:span text:style-name="Source_20_Text"><text:span text:style-name="T129">We will need to have different rate limits for different apis. </text:span></text:span><text:span text:style-name="Source_20_Text"><text:span text:style-name="T130">For example, allowed tinyUrlGeneration limit should be less than allowed tinyUrlRead limit.</text:span></text:span></text:p>
                </text:list-item>
                <text:list-item>
                  <text:p text:style-name="P18"><text:span text:style-name="Source_20_Text"><text:span text:style-name="T131">Public users who are accessing the APIs, they should be identified by their IPs, mac address, </text:span></text:span><text:span text:style-name="Source_20_Text"><text:span text:style-name="T132">temporaryUserSessionToken, </text:span></text:span><text:span text:style-name="Source_20_Text"><text:span text:style-name="T131">etc. and they should not be allowed to create tinyUrls at more than allowed rate, means their should be some check on the rate of creation and accessing of tinyUrls by single user to stop the DOS attack. </text:span></text:span><text:span text:style-name="Source_20_Text"><text:span text:style-name="T133">This setting </text:span></text:span><text:span text:style-name="Source_20_Text"><text:span text:style-name="T134">is done generally on load balancer</text:span></text:span><text:span text:style-name="Source_20_Text"><text:span text:style-name="T133">.</text:span></text:span></text:p>
                </text:list-item>
                <text:list-item>
                  <text:p text:style-name="P18"><text:span text:style-name="Source_20_Text"><text:span text:style-name="T135">Private and registered users can have permissions to create and get </text:span></text:span><text:span text:style-name="Source_20_Text"><text:span text:style-name="T136">more</text:span></text:span><text:span text:style-name="Source_20_Text"><text:span text:style-name="T135"> tinyUrls.</text:span></text:span></text:p>
                </text:list-item>
              </text:list>
            </text:list-item>
          </text:list>
        </text:list-item>
        <text:list-item>
          <text:p text:style-name="P54"><text:span text:style-name="Source_20_Text"><text:span text:style-name="T16">Capacity Estimation and Constraints: </text:span></text:span><text:span text:style-name="Source_20_Text"><text:span text:style-name="T137">Estimation will help us understand our system better.</text:span></text:span></text:p>
          <text:p text:style-name="P61"><text:span text:style-name="Source_20_Text"><text:span text:style-name="T138">We will apply 30 : 50 : 70 capacity model for bandwidth, memory and storage.</text:span></text:span></text:p>
          <text:list>
            <text:list-item>
              <text:p text:style-name="P62"><text:span text:style-name="Source_20_Text"><text:span text:style-name="T17">Estimate of read and write ratio,</text:span></text:span></text:p>
              <text:p text:style-name="P62"><text:span text:style-name="Source_20_Text"><text:span text:style-name="T139">Our system will be read-heavy. There will be lots of redirection requests compared to new URL shortenings. Let’s assume 100:1 ratio between read and write.</text:span></text:span></text:p>
            </text:list-item>
            <text:list-item>
              <text:p text:style-name="P62"><text:span text:style-name="Source_20_Text"><text:span text:style-name="T18">Estimate of number of user</text:span></text:span><text:span text:style-name="Source_20_Text"><text:span text:style-name="T19">s</text:span></text:span><text:span text:style-name="Source_20_Text"><text:span text:style-name="T18"> and their uses,</text:span></text:span></text:p>
              <text:p text:style-name="P62"><text:span text:style-name="Source_20_Text"><text:span text:style-name="T140">If we assume we will have 500M new URL shortenings per month, we can expect (100 * 500M =&gt; 50B) redirections during that same period.</text:span></text:span></text:p>
            </text:list-item>
            <text:list-item>
              <text:p text:style-name="P54"><text:span text:style-name="Source_20_Text"><text:span text:style-name="T20">Traffic estimates,</text:span></text:span></text:p>
              <text:p text:style-name="P63"><text:span text:style-name="Source_20_Text"><text:span text:style-name="T141">As we have </text:span></text:span><text:span text:style-name="Source_20_Text"><text:span text:style-name="T140">500M new URL shortenings per month </text:span></text:span><text:span text:style-name="Source_20_Text"><text:span text:style-name="T141">so we will have around 50B redirections per month as well.</text:span></text:span></text:p>
              <text:p text:style-name="P19"><text:span text:style-name="Source_20_Text"><text:span text:style-name="T141">So new URLs shortenings per second:</text:span></text:span></text:p>
              <text:list>
                <text:list-header>
                  <text:p text:style-name="P19"><text:span text:style-name="Source_20_Text"><text:span text:style-name="T141">500 million / (30 days * 24 hours * 3600 seconds) = ~200 URLs/s</text:span></text:span></text:p>
                </text:list-header>
              </text:list>
              <text:p text:style-name="P20"><text:span text:style-name="Source_20_Text"><text:span text:style-name="T141">URLs redirections per second, considering 100:1 read/write ratio:</text:span></text:span></text:p>
              <text:list text:continue-numbering="true">
                <text:list-header>
                  <text:p text:style-name="P20"><text:span text:style-name="Source_20_Text"><text:span text:style-name="T141">50 billion / (30 days * 24 hours * 3600 sec) = ~19K/s</text:span></text:span></text:p>
                </text:list-header>
              </text:list>
            </text:list-item>
            <text:list-item>
              <text:p text:style-name="P64"><text:span text:style-name="Source_20_Text"><text:span text:style-name="T21">Bandwidth estimates,</text:span></text:span></text:p>
              <text:p text:style-name="P64"><text:span text:style-name="Source_20_Text"><text:span text:style-name="T142">For write requests, since we expect 200 new URLs every second, total incoming data for our service will be 100KB per second:</text:span></text:span></text:p>
              <text:list>
                <text:list-header>
                  <text:p text:style-name="P64"><text:soft-page-break/><text:span text:style-name="Source_20_Text"><text:span text:style-name="T142">200 * 500 bytes = 100 KB/s</text:span></text:span></text:p>
                </text:list-header>
              </text:list>
              <text:p text:style-name="P64"><text:span text:style-name="Source_20_Text"><text:span text:style-name="T142">For read requests, since every second we expect ~19K URLs redirections, total outgoing data for our service would be 9MB per second.</text:span></text:span></text:p>
              <text:list text:continue-numbering="true">
                <text:list-header>
                  <text:p text:style-name="P64"><text:span text:style-name="Source_20_Text"><text:span text:style-name="T142">19K * 500 bytes = ~9 MB/s</text:span></text:span></text:p>
                </text:list-header>
              </text:list>
              <text:p text:style-name="P64"><text:span text:style-name="Source_20_Text"><text:span text:style-name="T143">Now, according to the </text:span></text:span><text:span text:style-name="Source_20_Text"><text:span text:style-name="T144">3</text:span></text:span><text:span text:style-name="Source_20_Text"><text:span text:style-name="T143">0% capacity model for </text:span></text:span><text:span text:style-name="Source_20_Text"><text:span text:style-name="T144">bandwidth</text:span></text:span><text:span text:style-name="Source_20_Text"><text:span text:style-name="T143">, the </text:span></text:span><text:span text:style-name="Source_20_Text"><text:span text:style-name="T145">required </text:span></text:span><text:span text:style-name="Source_20_Text"><text:span text:style-name="T146">bandwidth</text:span></text:span><text:span text:style-name="Source_20_Text"><text:span text:style-name="T145"> will be </text:span></text:span><text:span text:style-name="Source_20_Text"><text:span text:style-name="T147">30 MB/s</text:span></text:span><text:span text:style-name="Source_20_Text"><text:span text:style-name="T148">.</text:span></text:span></text:p>
            </text:list-item>
            <text:list-item>
              <text:p text:style-name="P64"><text:span text:style-name="Source_20_Text"><text:span text:style-name="T21">Memory estimates,</text:span></text:span></text:p>
              <text:p text:style-name="P64"><text:span text:style-name="Source_20_Text"><text:span text:style-name="T142">If we want to cache some of the hot URLs that are frequently accessed, how much memory will we need to store them? If we follow the 80-20 rule, meaning 20% of URLs generate 80% of traffic, we would like to cache these 20% hot URLs.</text:span></text:span></text:p>
              <text:p text:style-name="P64"><text:span text:style-name="Source_20_Text"><text:span text:style-name="T142">Since we have 19K requests per second, we will be getting 1.7 billion requests per day:</text:span></text:span></text:p>
              <text:list>
                <text:list-header>
                  <text:p text:style-name="P64"><text:span text:style-name="Source_20_Text"><text:span text:style-name="T142">19K * 3600 seconds * 24 hours = ~1.7 billion</text:span></text:span></text:p>
                </text:list-header>
              </text:list>
              <text:p text:style-name="P64"><text:span text:style-name="Source_20_Text"><text:span text:style-name="T142">To cache 20% of these requests, we will need 170GB of memory.</text:span></text:span></text:p>
              <text:list text:continue-numbering="true">
                <text:list-header>
                  <text:p text:style-name="P64"><text:span text:style-name="Source_20_Text"><text:span text:style-name="T142">0.2 * 1.7 billion * 500 bytes = ~170GB</text:span></text:span></text:p>
                </text:list-header>
              </text:list>
              <text:p text:style-name="P65"><text:span text:style-name="Source_20_Text"><text:span text:style-name="T143">Now, according to th</text:span></text:span><text:span text:style-name="Source_20_Text"><text:span text:style-name="T149">e 50</text:span></text:span><text:span text:style-name="Source_20_Text"><text:span text:style-name="T143">% capacity model for </text:span></text:span><text:span text:style-name="Source_20_Text"><text:span text:style-name="T150">memory</text:span></text:span><text:span text:style-name="Source_20_Text"><text:span text:style-name="T143">, the </text:span></text:span><text:span text:style-name="Source_20_Text"><text:span text:style-name="T145">required </text:span></text:span><text:span text:style-name="Source_20_Text"><text:span text:style-name="T146">bandwidth</text:span></text:span><text:span text:style-name="Source_20_Text"><text:span text:style-name="T145"> will be </text:span></text:span><text:span text:style-name="Source_20_Text"><text:span text:style-name="T151">340 GB</text:span></text:span><text:span text:style-name="Source_20_Text"><text:span text:style-name="T148">.</text:span></text:span></text:p>
            </text:list-item>
            <text:list-item>
              <text:p text:style-name="P65"><text:span text:style-name="Source_20_Text"><text:span text:style-name="T20">Storage estimates,</text:span></text:span></text:p>
              <text:p text:style-name="P54"><text:span text:style-name="Source_20_Text"><text:span text:style-name="T152">Let’s assume we store every URL shortening request (and associated shortened link) for 5 years. Since we expect to have 500M new URLs every month, the total number of objects we expect to store will be 30 billion:</text:span></text:span></text:p>
              <text:list>
                <text:list-header>
                  <text:p text:style-name="P54"><text:span text:style-name="Source_20_Text"><text:span text:style-name="T152">500 million * 5 years * 12 months = 30 billion</text:span></text:span></text:p>
                </text:list-header>
              </text:list>
              <text:p text:style-name="P54"><text:span text:style-name="Source_20_Text"><text:span text:style-name="T152">Let’s assume that each stored object will be approximately 500 bytes (just a ballpark estimate–we will dig into it later). We will need 15TB of total storage:</text:span></text:span></text:p>
              <text:list text:continue-numbering="true">
                <text:list-header>
                  <text:p text:style-name="P54"><text:span text:style-name="Source_20_Text"><text:span text:style-name="T152">30 billion * 500 bytes = 15 TB</text:span></text:span></text:p>
                </text:list-header>
              </text:list>
              <text:p text:style-name="P66"><text:span text:style-name="Source_20_Text"><text:span text:style-name="T143">Now, according to the 70% capacity model for storage, the </text:span></text:span><text:span text:style-name="Source_20_Text"><text:span text:style-name="T145">required storage will be </text:span></text:span><text:span text:style-name="Source_20_Text"><text:span text:style-name="T148">21.43 TB.</text:span></text:span></text:p>
            </text:list-item>
          </text:list>
        </text:list-item>
        <text:list-item>
          <text:p text:style-name="P67"><text:span text:style-name="Source_20_Text"><text:span text:style-name="T22">Database design,</text:span></text:span></text:p>
          <text:list>
            <text:list-item>
              <text:p text:style-name="P67"><text:span text:style-name="Source_20_Text"><text:span text:style-name="T23">Important points about </text:span></text:span><text:span text:style-name="Source_20_Text"><text:span text:style-name="T24">nature of</text:span></text:span><text:span text:style-name="Source_20_Text"><text:span text:style-name="T23"> data,</text:span></text:span></text:p>
              <text:p text:style-name="P21"><text:span text:style-name="Source_20_Text"><text:span text:style-name="T153">A few observations about the nature of the data we will store:</text:span></text:span></text:p>
              <text:list>
                <text:list-item>
                  <text:p text:style-name="P21"><text:span text:style-name="Source_20_Text"><text:span text:style-name="T153">We need to store billions of records.</text:span></text:span></text:p>
                </text:list-item>
                <text:list-item>
                  <text:p text:style-name="P21"><text:span text:style-name="Source_20_Text"><text:span text:style-name="T153">Each object we store is small (less than </text:span></text:span><text:span text:style-name="Source_20_Text"><text:span text:style-name="T115">1</text:span></text:span><text:span text:style-name="Source_20_Text"><text:span text:style-name="T153">K).</text:span></text:span></text:p>
                </text:list-item>
                <text:list-item>
                  <text:p text:style-name="P21"><text:span text:style-name="Source_20_Text"><text:span text:style-name="T153">There are no relationships between records—other than storing which user created a URL.</text:span></text:span></text:p>
                </text:list-item>
                <text:list-item>
                  <text:p text:style-name="P21"><text:span text:style-name="Source_20_Text"><text:span text:style-name="T153">Our service is read-heavy.</text:span></text:span></text:p>
                </text:list-item>
              </text:list>
            </text:list-item>
            <text:list-item>
              <text:p text:style-name="P22"><text:span text:style-name="Source_20_Text"><text:span text:style-name="T26">B</text:span></text:span><text:span text:style-name="Source_20_Text"><text:span text:style-name="T27">asic d</text:span></text:span><text:span text:style-name="Source_20_Text"><text:span text:style-name="T28">atabase schema,</text:span></text:span></text:p>
              <text:list>
                <text:list-item>
                  <text:p text:style-name="P22"><text:span text:style-name="Source_20_Text"><text:span text:style-name="T154">user</text:span></text:span><text:span text:style-name="Source_20_Text"><text:span text:style-name="T155">Table</text:span></text:span><text:span text:style-name="Source_20_Text"><text:span text:style-name="T154">(</text:span></text:span><text:span text:style-name="Source_20_Text"><text:span text:style-name="T156">userId, </text:span></text:span><text:span text:style-name="Source_20_Text"><text:span text:style-name="T154">email, name, creationDate, lastLogin)</text:span></text:span></text:p>
                </text:list-item>
                <text:list-item>
                  <text:p text:style-name="P22"><text:span text:style-name="Source_20_Text"><text:span text:style-name="T155">urlMapTable(tinyUrl, originalUrl, creationDate, expirationDate, userId)</text:span></text:span></text:p>
                </text:list-item>
              </text:list>
            </text:list-item>
            <text:list-item>
              <text:p text:style-name="P68"><text:span text:style-name="Source_20_Text"><text:span text:style-name="T25">identify the relations,</text:span></text:span></text:p>
              <text:p text:style-name="P21"><text:span text:style-name="Source_20_Text"><text:span text:style-name="T157">For our general operations such as to create and get tinyUrls, we don’t need to </text:span></text:span><text:span text:style-name="Source_20_Text"><text:span text:style-name="T158">refer both of our tables</text:span></text:span><text:span text:style-name="Source_20_Text"><text:span text:style-name="T159"> so by and large we can say that our data is non-relational.</text:span></text:span></text:p>
              <text:p text:style-name="P69"><text:span text:style-name="Source_20_Text"><text:span text:style-name="T65">For billing purpose: </text:span></text:span><text:span text:style-name="Source_20_Text"><text:span text:style-name="T160">F</text:span></text:span><text:span text:style-name="Source_20_Text"><text:span text:style-name="T161">or billing of registered private users, we will </text:span></text:span><text:span text:style-name="Source_20_Text"><text:span text:style-name="T162">contact </text:span></text:span><text:span text:style-name="Source_20_Text"><text:span text:style-name="T163">analytics only. We should keep general service of the website and analytics, etc. separate. And billing can be done easily using analytics.</text:span></text:span></text:p>
            </text:list-item>
            <text:list-item>
              <text:p text:style-name="P70"><text:span text:style-name="Source_20_Text"><text:span text:style-name="T28">What type of database should we use?</text:span></text:span></text:p>
              <text:p text:style-name="P21"><text:span text:style-name="Source_20_Text"><text:span text:style-name="T164">NoSQL database such as Cassandra will be </text:span></text:span><text:span text:style-name="Source_20_Text"><text:span text:style-name="T165">best</text:span></text:span><text:span text:style-name="Source_20_Text"><text:span text:style-name="T164"> suited for this type of requirement as we have very limited set of queries for our operations </text:span></text:span><text:span text:style-name="Source_20_Text"><text:span text:style-name="T166">and we know them before hand</text:span></text:span><text:span text:style-name="Source_20_Text"><text:span text:style-name="T164">.</text:span></text:span></text:p>
            </text:list-item>
          </text:list>
        </text:list-item>
        <text:list-item>
          <text:p text:style-name="P23"><text:span text:style-name="Source_20_Text"><text:span text:style-name="T29">Algorithm,</text:span></text:span></text:p>
          <text:p text:style-name="P24"><text:span text:style-name="Source_20_Text"><text:span text:style-name="T167">Suppose, we want to generate 7 characters long tinyurl and it will have characters a-z, A-Z and 0-9. So total characters will be 62. So there will be total 62^7 = 3.5 trillion different combinations for tinyurl. So if we create numbers between 0 to 3.5 trillion in random orders and represent them in binary they will be our required tinyurl.</text:span></text:span></text:p>
          <text:p text:style-name="P24"><text:span text:style-name="Source_20_Text"><text:span text:style-name="T168"><text:s text:c="8"/>If our service is generating 1000 tinyUrls / second, then that 3.5 trillion combinations will exhaust in 110 years. If our service is generating 1000</text:span></text:span><text:span text:style-name="Source_20_Text"><text:span text:style-name="T169">0</text:span></text:span><text:span text:style-name="Source_20_Text"><text:span text:style-name="T170">00</text:span></text:span><text:span text:style-name="Source_20_Text"><text:span text:style-name="T168"> tinyUrls / second, then that 3.5 trillion combinations will exhaust in 40 days. </text:span></text:span><text:span text:style-name="Source_20_Text"><text:span text:style-name="T171">In that case, our tinyUrl should be 8 characters long. Means, if number of tinyUrls generated per second is more, length of our tinyUrl should be more.</text:span></text:span></text:p>
          <text:p text:style-name="P24"><text:span text:style-name="Source_20_Text"><text:span text:style-name="T172">Some of the alrogirthms for tinyurl (7 chararter long random string) generation are as follows:</text:span></text:span></text:p>
          <text:list>
            <text:list-item>
              <text:p text:style-name="P25"><text:span text:style-name="Source_20_Text"><text:span text:style-name="T167">Simply generate random number between 0 to 3.5 trillion (without taking longurl into consideration) and convert that random number into base 62 number. That will be a 7 characters long random string.</text:span></text:span></text:p>
            </text:list-item>
            <text:list-item>
              <text:p text:style-name="P25"><text:span text:style-name="Source_20_Text"><text:span text:style-name="T167">To represent 3.5 trillion'th number, we need 43 bits in binary as 2^43 is almost 3.5 trillion. So if we take md5 (md5 gives 128 bit long hash value) of the longurl and select its first 43 bits and convert that binary number into base 62 number, then that will be 7 characters (a-z, A-Z and 0-9) long random string.</text:span></text:span></text:p>
              <text:p text:style-name="P26"><text:span text:style-name="Source_20_Text"><text:span text:style-name="T66">Some additional informations about </text:span></text:span><text:span text:style-name="Source_20_Text"><text:span text:style-name="T67">urls and encoding techniques</text:span></text:span><text:span text:style-name="Source_20_Text"><text:span text:style-name="T66">:</text:span></text:span></text:p>
              <text:list>
                <text:list-item>
                  <text:p text:style-name="P81"><text:span text:style-name="Source_20_Text"><text:span text:style-name="T173">What are the character which are allowed in </text:span></text:span><text:span text:style-name="Source_20_Text"><text:span text:style-name="T174">url</text:span></text:span><text:span text:style-name="Source_20_Text"><text:span text:style-name="T173">?</text:span></text:span></text:p>
                  <text:p text:style-name="P82"><text:soft-page-break/><text:span text:style-name="Source_20_Text"><text:span text:style-name="T175">From </text:span></text:span><text:a xlink:type="simple" xlink:href="http://www.faqs.org/rfcs/rfc1738.html" text:style-name="Internet_20_link" text:visited-style-name="Visited_20_Internet_20_Link"><text:span text:style-name="Source_20_Text"><text:span text:style-name="T267">RFC 1738</text:span></text:span></text:a><text:span text:style-name="Source_20_Text"><text:span text:style-name="T175"> specification: Only alphanumerics, the special characters "</text:span></text:span><text:span text:style-name="Source_20_Text"><text:span text:style-name="T268">$-_.+!*'(),</text:span></text:span><text:span text:style-name="Source_20_Text"><text:span text:style-name="T175">", and reserved characters used for their reserved purposes may be used unencoded within a URL.</text:span></text:span></text:p>
                </text:list-item>
                <text:list-item>
                  <text:p text:style-name="P81"><text:span text:style-name="Source_20_Text"><text:span text:style-name="T176">What is md5?</text:span></text:span></text:p>
                  <text:p text:style-name="P83"><text:span text:style-name="Source_20_Text"><text:span text:style-name="T68">The MD5 algorithm is a widely used </text:span></text:span><text:a xlink:type="simple" xlink:href="https://en.wikipedia.org/wiki/Hash_function" text:style-name="Internet_20_link" text:visited-style-name="Visited_20_Internet_20_Link"><text:span text:style-name="Source_20_Text"><text:span text:style-name="T269">hash function</text:span></text:span></text:a><text:span text:style-name="Source_20_Text"><text:span text:style-name="T68"> producing a 128-</text:span></text:span><text:a xlink:type="simple" xlink:href="https://en.wikipedia.org/wiki/Bit" text:style-name="Internet_20_link" text:visited-style-name="Visited_20_Internet_20_Link"><text:span text:style-name="Source_20_Text"><text:span text:style-name="T269">bit</text:span></text:span></text:a><text:span text:style-name="Source_20_Text"><text:span text:style-name="T68"> hash value.</text:span></text:span><text:span text:style-name="Source_20_Text"><text:span text:style-name="T176"> Although MD5 was initially designed to be used as a </text:span></text:span><text:a xlink:type="simple" xlink:href="https://en.wikipedia.org/wiki/Cryptographic_hash_function" text:style-name="Internet_20_link" text:visited-style-name="Visited_20_Internet_20_Link"><text:span text:style-name="Source_20_Text"><text:span text:style-name="T269">cryptographic hash function</text:span></text:span></text:a><text:span text:style-name="Source_20_Text"><text:span text:style-name="T176">, it has been found to suffer from extensive vulnerabilities. It can still be used as a </text:span></text:span><text:a xlink:type="simple" xlink:href="https://en.wikipedia.org/wiki/Checksum" text:style-name="Internet_20_link" text:visited-style-name="Visited_20_Internet_20_Link"><text:span text:style-name="Source_20_Text"><text:span text:style-name="T269">checksum</text:span></text:span></text:a><text:span text:style-name="Source_20_Text"><text:span text:style-name="T176"> to verify </text:span></text:span><text:a xlink:type="simple" xlink:href="https://en.wikipedia.org/wiki/Data_integrity" text:style-name="Internet_20_link" text:visited-style-name="Visited_20_Internet_20_Link"><text:span text:style-name="Source_20_Text"><text:span text:style-name="T269">data integrity</text:span></text:span></text:a><text:span text:style-name="Source_20_Text"><text:span text:style-name="T176">, but only against unintentional corruption.</text:span></text:span></text:p>
                  <text:p text:style-name="P83"><text:span text:style-name="Source_20_Text"><text:span text:style-name="T177">Like most hash functions, </text:span></text:span><text:span text:style-name="Source_20_Text"><text:span text:style-name="T69">MD5 is neither encryption nor encoding </text:span></text:span><text:span text:style-name="Source_20_Text"><text:span text:style-name="T178">(for details, see below question)</text:span></text:span><text:span text:style-name="Source_20_Text"><text:span text:style-name="T177">. It can be cracked by </text:span></text:span><text:a xlink:type="simple" xlink:href="https://en.wikipedia.org/wiki/Brute-force_attack" text:style-name="Internet_20_link" text:visited-style-name="Visited_20_Internet_20_Link"><text:span text:style-name="Source_20_Text"><text:span text:style-name="T276">brute-force attack</text:span></text:span></text:a><text:span text:style-name="Source_20_Text"><text:span text:style-name="T177"> and suffers from extensive vulnerabilities as detailed in the security section below.</text:span></text:span></text:p>
                </text:list-item>
                <text:list-item>
                  <text:p text:style-name="P84"><text:span text:style-name="Source_20_Text"><text:span text:style-name="T179">What is the difference between encoding, encryption, hashing and obfuscation?</text:span></text:span></text:p>
                  <text:p text:style-name="P85"><text:a xlink:type="simple" xlink:href="https://danielmiessler.com/study/encoding-encryption-hashing-obfuscation/" text:style-name="Internet_20_link" text:visited-style-name="Visited_20_Internet_20_Link"><text:span text:style-name="Source_20_Text"><text:span text:style-name="T180">https://danielmiessler.com/study/encoding-encryption-hashing-obfuscation/</text:span></text:span></text:a></text:p>
                </text:list-item>
                <text:list-item>
                  <text:p text:style-name="P84"><text:span text:style-name="Source_20_Text"><text:span text:style-name="T181">What are different encodings?</text:span></text:span></text:p>
                  <text:p text:style-name="P84"><text:a xlink:type="simple" xlink:href="https://code.tutsplus.com/tutorials/base-what-a-practical-introduction-to-base-encoding--net-27590" text:style-name="Internet_20_link" text:visited-style-name="Visited_20_Internet_20_Link"><text:span text:style-name="Source_20_Text"><text:span text:style-name="T182">https://code.tutsplus.com/tutorials/base-what-a-practical-introduction-to-base-encoding--net-27590</text:span></text:span></text:a></text:p>
                </text:list-item>
                <text:list-item>
                  <text:p text:style-name="P84"><text:span text:style-name="Source_20_Text"><text:span text:style-name="T183">What </text:span></text:span><text:span text:style-name="Source_20_Text"><text:span text:style-name="T184">is the problem with using base64 encoding in urls</text:span></text:span><text:span text:style-name="Source_20_Text"><text:span text:style-name="T183">?</text:span></text:span></text:p>
                  <text:p text:style-name="P84"><text:span text:style-name="Source_20_Text"><text:span text:style-name="T183">Base64 includes the letters A-Z, a-z, numbers 0-9, and the symbols + and /. </text:span></text:span><text:span text:style-name="Source_20_Text"><text:span text:style-name="T185">T</text:span></text:span><text:span text:style-name="Source_20_Text"><text:span text:style-name="T183">he "=" symbol is used for padding.</text:span></text:span></text:p>
                  <text:p text:style-name="P84"><text:span text:style-name="Source_20_Text"><text:span text:style-name="T186">Because of presence of /, base64 is not url safe. Two main solutions have risen to combat this issue. One is a url-safe variant of Base64 that replaces the + and / with - and _, respectively. It also removes the specification of adding = characters for padding. The other option is to go to a Base62 encoding, which retains almost all of the benefits of Base64 and removes the + and /. However, Base62 encoding is not as easily applicable as a binary transmission substitute, and therefore is far less popular.</text:span></text:span></text:p>
                </text:list-item>
              </text:list>
            </text:list-item>
            <text:list-item>
              <text:p text:style-name="P25"><text:span text:style-name="Source_20_Text"><text:span text:style-name="T167">We can create a simple counter (using database or zookeeper instance) and can use the numbers generated as our tinyurl. The problem with this technique is that the tinyurls will be guessable so we generally don't use this technique. However, we can use this technique in following three ways:</text:span></text:span></text:p>
              <text:list>
                <text:list-item>
                  <text:p text:style-name="P25"><text:span text:style-name="Source_20_Text"><text:span text:style-name="T167">Single host: suppose we have a single host which is working as a counter. Whenever a request comes to generate a tiny url, the application server contacts to this host for the new count and use that to map the longurl. In this technique that sigle host will be the single point of failure.</text:span></text:span></text:p>
                </text:list-item>
                <text:list-item>
                  <text:p text:style-name="P25"><text:span text:style-name="Source_20_Text"><text:span text:style-name="T167">All hosts: In this technique all application servers tries to maintain the counter locally. As we know that 43 bits can represent 3.5 trillion numbers so suppose we have 64 application servers then 64 servers can be represented by using 6 bits and current timestamp can be represented by 32 bits. We can use remaining 5 bits to create our counter. So using 5 bits we can count upto 32. So using this technique every application server can create upto 32 tinyruls per second. If we have less number of application servers then there can be more bits available for counting. This technique will also face problems if we want to add or remove some application servers as the number of bits required to represent all the servers will change.</text:span></text:span></text:p>
                </text:list-item>
                <text:list-item>
                  <text:p text:style-name="P25"><text:span text:style-name="Source_20_Text"><text:span text:style-name="T167">Range Based: In this technique, all application servers generate incrementing numbers in a certain range. As we know that we have a total range of 0 to 3.5 trillion, so suppose every application server works on one million range and these ranges are maintained by the zookeeper. Suppose the first application server goes to the zookeeper and asks for its range and the zookeeper provides it from 1 to one million, and to second server it provides the range 1 million to 2 million and so on. And the used up ranges will be maintained by the zookeeper. And every application server will generate the incrementing numbers in its own range. When the range of any server will vanish it will again go to zookeeper and get the new unused range. Application servers will convert the generated incrementing numbers into base 62 and then use that as tinyurl.</text:span></text:span></text:p>
                </text:list-item>
              </text:list>
              <text:p text:style-name="P25"><text:span text:style-name="Source_20_Text"><text:span text:style-name="T167"/></text:span></text:p>
            </text:list-item>
          </text:list>
          <text:p text:style-name="P27"><text:span text:style-name="Source_20_Text"><text:span text:style-name="T187">We can use the above generated 7 characters long random string as our tinyurl to map our longurl. If we find a collision in our database means if some other longurl is </text:span></text:span><text:span text:style-name="Source_20_Text"><text:span text:style-name="T188">already</text:span></text:span><text:span text:style-name="Source_20_Text"><text:span text:style-name="T187"> mapped with that tinyurl, then we can append one or more characters in sequential manner in that 7 character string to make it unique in the database.</text:span></text:span></text:p>
        </text:list-item>
        <text:list-item>
          <text:p text:style-name="P28"><text:span text:style-name="Source_20_Text"><text:span text:style-name="T55">Technology stack,</text:span></text:span></text:p>
          <text:list>
            <text:list-item>
              <text:p text:style-name="P29"><text:span text:style-name="Source_20_Text"><text:span text:style-name="T70">frontend:</text:span></text:span><text:span text:style-name="Source_20_Text"><text:span text:style-name="T189"> angular, html5, css3,</text:span></text:span></text:p>
            </text:list-item>
            <text:list-item>
              <text:p text:style-name="P29"><text:span text:style-name="Source_20_Text"><text:span text:style-name="T70">backend:</text:span></text:span><text:span text:style-name="Source_20_Text"><text:span text:style-name="T189"> </text:span></text:span><text:span text:style-name="Source_20_Text"><text:span text:style-name="T190">As its a very simple application so its better to use light weight technologies such as </text:span></text:span><text:span text:style-name="Source_20_Text"><text:span text:style-name="T189">php </text:span></text:span><text:span text:style-name="Source_20_Text"><text:span text:style-name="T190">or</text:span></text:span><text:span text:style-name="Source_20_Text"><text:span text:style-name="T189"> python. </text:span></text:span><text:span text:style-name="Source_20_Text"><text:span text:style-name="T190">If we want then</text:span></text:span><text:span text:style-name="Source_20_Text"><text:span text:style-name="T189"> java </text:span></text:span><text:span text:style-name="Source_20_Text"><text:span text:style-name="T190">can also be used.</text:span></text:span></text:p>
            </text:list-item>
          </text:list>
        </text:list-item>
        <text:list-item>
          <text:p text:style-name="P30"><text:span text:style-name="Source_20_Text"><text:span text:style-name="T29">Basic system design,</text:span></text:span></text:p>
          <text:p text:style-name="P21"><text:span text:style-name="Source_20_Text"><text:span text:style-name="T191">TinyUrl.pdf</text:span></text:span></text:p>
        </text:list-item>
        <text:list-item>
          <text:p text:style-name="P67"><text:span text:style-name="Source_20_Text"><text:span text:style-name="T30">D</text:span></text:span><text:span text:style-name="Source_20_Text"><text:span text:style-name="T52">etailed</text:span></text:span><text:span text:style-name="Source_20_Text"><text:span text:style-name="T30"> </text:span></text:span><text:span text:style-name="Source_20_Text"><text:span text:style-name="T31">Component design,</text:span></text:span></text:p>
          <text:list>
            <text:list-item>
              <text:p text:style-name="P67"><text:soft-page-break/><text:span text:style-name="Source_20_Text"><text:span text:style-name="T32">Application layer,</text:span></text:span></text:p>
              <text:p text:style-name="P21"><text:span text:style-name="Source_20_Text"><text:span text:style-name="T153">Our application layer will process all incoming and outgoing requests. </text:span></text:span><text:span text:style-name="Source_20_Text"><text:span text:style-name="T71">The application servers will be talking to the backend data store components to serve the requests.</text:span></text:span><text:span text:style-name="Source_20_Text"><text:span text:style-name="T153"> </text:span></text:span><text:span text:style-name="Source_20_Text"><text:span text:style-name="T192">We have separate servers to handle write and read requests.</text:span></text:span></text:p>
              <text:list>
                <text:list-item>
                  <text:p text:style-name="P31"><text:span text:style-name="Source_20_Text"><text:span text:style-name="T193">How to handle a write request: Upon receiving a write request, our </text:span></text:span><text:span text:style-name="Source_20_Text"><text:span text:style-name="T194">write api application</text:span></text:span><text:span text:style-name="Source_20_Text"><text:span text:style-name="T193"> server </text:span></text:span><text:span text:style-name="Source_20_Text"><text:span text:style-name="T194">needs to</text:span></text:span><text:span text:style-name="Source_20_Text"><text:span text:style-name="T193"> generate a s</text:span></text:span><text:span text:style-name="Source_20_Text"><text:span text:style-name="T195">even</text:span></text:span><text:span text:style-name="Source_20_Text"><text:span text:style-name="T193">-letter random string, which would serve as the key </text:span></text:span><text:span text:style-name="Source_20_Text"><text:span text:style-name="T194">for the long url</text:span></text:span><text:span text:style-name="Source_20_Text"><text:span text:style-name="T193"> (if the user has not provided a custom key). The application server will then store the </text:span></text:span><text:span text:style-name="Source_20_Text"><text:span text:style-name="T196">longUrl</text:span></text:span><text:span text:style-name="Source_20_Text"><text:span text:style-name="T193"> and the generated key in the database. After the successful insertion, the server can return the key to the user. One possible problem here could be that the insertion fails because of a duplicate key. In that case, we should regenerate a new key and try again. We should keep retrying until we don’t see a failure due to the duplicate key. We should return an error to the user if the custom key they have provided is already present in our database.</text:span></text:span></text:p>
                  <text:p text:style-name="P31"><text:span text:style-name="Source_20_Text"><text:span text:style-name="T193"><text:s text:c="8"/>Another solution of the above problem could be to run a standalone </text:span></text:span><text:span text:style-name="Source_20_Text"><text:span text:style-name="Strong_20_Emphasis"><text:span text:style-name="T270">Key Generation Service</text:span></text:span></text:span><text:span text:style-name="Source_20_Text"><text:span text:style-name="T193"> (KGS) that generates random s</text:span></text:span><text:span text:style-name="Source_20_Text"><text:span text:style-name="T197">even</text:span></text:span><text:span text:style-name="Source_20_Text"><text:span text:style-name="T193"> letters strings beforehand and stores them in a database (let’s call it key-DB). Whenever we want to store a new </text:span></text:span><text:span text:style-name="Source_20_Text"><text:span text:style-name="T198">longUrl</text:span></text:span><text:span text:style-name="Source_20_Text"><text:span text:style-name="T193">, we will just take one of the already generated keys and use it. This approach will make things quite simple and fast since we will not be worrying about duplications or collisions. KGS will make sure all the keys inserted in key-DB are unique. KGS can use two tables to store keys, one for keys that are not used yet and one for all the used keys. As soon as KGS give some keys to any application server, it can move these to the used keys table </text:span></text:span><text:span text:style-name="Source_20_Text"><text:span text:style-name="T198">and delete them from the unused keys table</text:span></text:span><text:span text:style-name="Source_20_Text"><text:span text:style-name="T193">. KGS can always keep some keys in memory so that whenever a server needs them, it can quickly provide them. As soon as KGS loads some keys in memory, it can move them to used keys table, this way we can make sure each server gets unique keys. If KGS dies before using all the keys loaded in memory, we will be wasting those keys. We can ignore these keys given a huge number of keys we have.</text:span></text:span></text:p>
                  <text:p text:style-name="P31"><text:span text:style-name="Source_20_Text"><text:span text:style-name="Strong_20_Emphasis"><text:span text:style-name="T270">Isn’t KGS single point of failure?</text:span></text:span></text:span><text:span text:style-name="Source_20_Text"><text:span text:style-name="T193"> Yes, it is. To solve this, we can have a standby replica of KGS, and whenever the primary server dies, it can take over to generate and provide keys. </text:span></text:span><text:span text:style-name="Source_20_Text"><text:span text:style-name="T199">Instead of this, w</text:span></text:span><text:span text:style-name="Source_20_Text"><text:span text:style-name="T200">e can also have multiple working KGS servers having common database </text:span></text:span><text:span text:style-name="Source_20_Text"><text:span text:style-name="T201">so that </text:span></text:span><text:span text:style-name="Source_20_Text"><text:span text:style-name="T202">all KGS servers will generate the keys randomly but</text:span></text:span><text:span text:style-name="Source_20_Text"><text:span text:style-name="T201"> unused keys and used keys </text:span></text:span><text:span text:style-name="Source_20_Text"><text:span text:style-name="T202">table</text:span></text:span><text:span text:style-name="Source_20_Text"><text:span text:style-name="T201"> will be same for all.</text:span></text:span></text:p>
                </text:list-item>
                <text:list-item>
                  <text:p text:style-name="P32"><text:span text:style-name="Source_20_Text"><text:span text:style-name="T193">How to handle a read request: Upon receiving a read request, the application service layer contacts the </text:span></text:span><text:span text:style-name="Source_20_Text"><text:span text:style-name="T203">cache. If it is not found in cache, then database is searched for the key. If the key is found</text:span></text:span><text:span text:style-name="Source_20_Text"><text:span text:style-name="T204">, </text:span></text:span><text:span text:style-name="Source_20_Text"><text:span text:style-name="T205">we will</text:span></text:span><text:span text:style-name="Source_20_Text"><text:span text:style-name="T204"> issue an “HTTP 302 Redirect” status back to the browser, passing the stored URL in the “Location” field of the request. If that key is not present in our system, </text:span></text:span><text:span text:style-name="Source_20_Text"><text:span text:style-name="T206">we will </text:span></text:span><text:span text:style-name="Source_20_Text"><text:span text:style-name="T204">issue an “HTTP 404 Not Found” status.</text:span></text:span></text:p>
                </text:list-item>
              </text:list>
            </text:list-item>
          </text:list>
        </text:list-item>
        <text:list-item>
          <text:p text:style-name="P21"><text:span text:style-name="Source_20_Text"><text:span text:style-name="T33">Concurrency,</text:span></text:span></text:p>
          <text:list>
            <text:list-item>
              <text:p text:style-name="P67"><text:span text:style-name="Source_20_Text"><text:span text:style-name="T33">How to handle concurrency issues,</text:span></text:span></text:p>
              <text:p text:style-name="P33"><text:span text:style-name="Source_20_Text"><text:span text:style-name="T207">We can consider following three ways to consider concurrency:</text:span></text:span></text:p>
              <text:list>
                <text:list-item>
                  <text:p text:style-name="P33"><text:span text:style-name="Source_20_Text"><text:span text:style-name="T207"><text:s text:c="4"/>put(tiny, long)</text:span></text:span></text:p>
                  <text:p text:style-name="P33"><text:span text:style-name="Source_20_Text"><text:span text:style-name="T207"><text:s text:c="4"/>handle if duplicate key exception occurs</text:span></text:span></text:p>
                  <text:p text:style-name="P33"><text:span text:style-name="Source_20_Text"><text:span text:style-name="T207"><text:s text:c="4"/>put(tiny0, long)</text:span></text:span></text:p>
                  <text:p text:style-name="P33"><text:span text:style-name="Source_20_Text"><text:span text:style-name="T207">In this technique we will get a duplicate key exception if that tinyurl will already be present into the database. In that case we will need to handle the exception and insert that tinyurl with some character appended into the database.</text:span></text:span></text:p>
                </text:list-item>
                <text:list-item>
                  <text:p text:style-name="P33"><text:span text:style-name="Source_20_Text"><text:span text:style-name="T207"><text:s text:c="4"/>put(tiny, long)</text:span></text:span></text:p>
                  <text:p text:style-name="P33"><text:span text:style-name="Source_20_Text"><text:span text:style-name="T207"><text:s text:c="4"/>get(tiny)</text:span></text:span></text:p>
                  <text:p text:style-name="P33"><text:span text:style-name="Source_20_Text"><text:span text:style-name="T207"><text:s text:c="4"/>if (get(tiny) != long)</text:span></text:span></text:p>
                  <text:p text:style-name="P33"><text:span text:style-name="Source_20_Text"><text:span text:style-name="T207"><text:s text:c="8"/>put(tiny0, long)</text:span></text:span></text:p>
                  <text:p text:style-name="P33"><text:span text:style-name="Source_20_Text"><text:span text:style-name="T207">In this technique, we won't handle the exception but after the insertion query, we will check that if the value got from get(tiny) is same as our long inserted this time, then all is ok, but if it is different means it is the value which was inserted previously and we insert that tinyurl with some character appended into the database.</text:span></text:span></text:p>
                </text:list-item>
                <text:list-item>
                  <text:p text:style-name="P33"><text:span text:style-name="Source_20_Text"><text:span text:style-name="T207"><text:s text:c="4"/>putIfAbsent(tiny, long)</text:span></text:span></text:p>
                  <text:p text:style-name="P33"><text:span text:style-name="Source_20_Text"><text:span text:style-name="T207">We can also use putIfAbsent query but to execute this query we need support from database. If the database we are using have support for this type of query, then we can use this technique but if it don't have that support then we can't use this. In this case also, if we find a failure in putIfAbsent query we need to handle and call putIfAbsent(tiny0, long) again.</text:span></text:span></text:p>
                </text:list-item>
              </text:list>
            </text:list-item>
            <text:list-item>
              <text:p text:style-name="P33"><text:span text:style-name="Source_20_Text"><text:span text:style-name="T207">a</text:span></text:span></text:p>
            </text:list-item>
          </text:list>
        </text:list-item>
        <text:list-item>
          <text:p text:style-name="P71"><text:span text:style-name="Source_20_Text"><text:span text:style-name="T34">Data Partitioning,</text:span></text:span></text:p>
          <text:p text:style-name="P71"><text:span text:style-name="Source_20_Text"><text:span text:style-name="T208">To scale out our DB, we need to come up with a partitioning scheme that would divide and store our data to different DB servers:</text:span></text:span></text:p>
          <text:list>
            <text:list-item>
              <text:p text:style-name="P21"><text:span text:style-name="Source_20_Text"><text:span text:style-name="T72">Vertical or feature based partitioning,</text:span></text:span></text:p>
            </text:list-item>
            <text:list-item>
              <text:p text:style-name="P21"><text:soft-page-break/><text:span text:style-name="Source_20_Text"><text:span text:style-name="T35">Range based partitioning,</text:span></text:span></text:p>
              <text:p text:style-name="P34"><text:span text:style-name="Source_20_Text"><text:span text:style-name="T153">We can store URLs in separate partitions based on the first letter of the URL or the hash key. Hence we save all the URLs starting with letter ‘A’ in one partition, save those that start with letter ‘B’ in another partition and so on. This approach is called range-based partitioning. We can even combine certain less frequently occurring letters into one database partition. We should come up with a static partitioning scheme so that we can always store/find a file in a predictable manner.</text:span></text:span></text:p>
              <text:p text:style-name="P34"><text:span text:style-name="Source_20_Text"><text:span text:style-name="T153"><text:s text:c="8"/>The main problem with this approach is that it can lead to unbalanced servers. For example: we decide to put all URLs starting with letter ‘E’ into a DB partition, but later we realize that we have too many URLs that start with letter ‘E’.</text:span></text:span></text:p>
            </text:list-item>
            <text:list-item>
              <text:p text:style-name="P21"><text:span text:style-name="Source_20_Text"><text:span text:style-name="T35">Hash based partitioning,</text:span></text:span></text:p>
              <text:p text:style-name="P21"><text:span text:style-name="Source_20_Text"><text:span text:style-name="T153">In this scheme, we take a hash of the object we are storing. We then calculate which partition to use based upon the hash. In our case, we can take the hash of the ‘key’ or the actual URL to determine the partition in which we store the data object.</text:span></text:span></text:p>
              <text:p text:style-name="P21"><text:span text:style-name="Source_20_Text"><text:span text:style-name="T153"><text:s text:c="8"/>Our hashing function will randomly distribute URLs into different partitions (e.g., our hashing function can always map any key to a number between [1…256]), and this number would represent the partition in which we store our object.</text:span></text:span></text:p>
              <text:p text:style-name="P35"><text:span text:style-name="Source_20_Text"><text:span text:style-name="T153"><text:s text:c="8"/>This approach can still lead to overloaded partitions, which can be solved by using </text:span></text:span><text:span text:style-name="Source_20_Text"><text:span text:style-name="T209">Consistent Hashing </text:span></text:span><text:span text:style-name="Source_20_Text"><text:span text:style-name="T210">during writing and reading of data</text:span></text:span><text:span text:style-name="Source_20_Text"><text:span text:style-name="T209">. </text:span></text:span><text:span text:style-name="Source_20_Text"><text:span text:style-name="T211">But in case of database we cannot (should not) use consistent hashing to shift data from one node to other in case of addition or removal of any node.</text:span></text:span></text:p>
            </text:list-item>
            <text:list-item>
              <text:p text:style-name="P35"><text:span text:style-name="Source_20_Text"><text:span text:style-name="Strong_20_Emphasis"><text:span text:style-name="T271">Sharding based on T</text:span></text:span></text:span><text:span text:style-name="Source_20_Text"><text:span text:style-name="Strong_20_Emphasis"><text:span text:style-name="T272">inyUrl</text:span></text:span></text:span><text:span text:style-name="Source_20_Text"><text:span text:style-name="Strong_20_Emphasis"><text:span text:style-name="T271"> creation time </text:span></text:span></text:span><text:span text:style-name="Source_20_Text"><text:span text:style-name="Strong_20_Emphasis"><text:span text:style-name="T272">is not possible here because we don’t search our tinyurls on the basis of creation time but on the basis of tinyurl so we can only tinyurl </text:span></text:span></text:span><text:span text:style-name="Source_20_Text"><text:span text:style-name="Strong_20_Emphasis"><text:span text:style-name="T273">string</text:span></text:span></text:span><text:span text:style-name="Source_20_Text"><text:span text:style-name="Strong_20_Emphasis"><text:span text:style-name="T272"> here </text:span></text:span></text:span><text:span text:style-name="Source_20_Text"><text:span text:style-name="Strong_20_Emphasis"><text:span text:style-name="T273">as the basis of partitioning</text:span></text:span></text:span><text:span text:style-name="Source_20_Text"><text:span text:style-name="Strong_20_Emphasis"><text:span text:style-name="T272">.</text:span></text:span></text:span></text:p>
            </text:list-item>
            <text:list-item>
              <text:p text:style-name="P36"><text:span text:style-name="Source_20_Text"><text:span text:style-name="T212">a</text:span></text:span></text:p>
            </text:list-item>
          </text:list>
        </text:list-item>
        <text:list-item>
          <text:p text:style-name="P72"><text:span text:style-name="Source_20_Text"><text:span text:style-name="T73">Service Component</text:span></text:span><text:span text:style-name="Source_20_Text"><text:span text:style-name="T34"> Partitioning,</text:span></text:span></text:p>
          <text:list>
            <text:list-item>
              <text:p text:style-name="P37"><text:span text:style-name="Source_20_Text"><text:span text:style-name="T72">Vertical or feature based partitioning,</text:span></text:span></text:p>
            </text:list-item>
            <text:list-item>
              <text:p text:style-name="P37"><text:span text:style-name="Source_20_Text"><text:span text:style-name="T35">Range based partitioning,</text:span></text:span></text:p>
            </text:list-item>
            <text:list-item>
              <text:p text:style-name="P37"><text:span text:style-name="Source_20_Text"><text:span text:style-name="T35">Hash based partitioning,</text:span></text:span></text:p>
            </text:list-item>
          </text:list>
        </text:list-item>
        <text:list-item>
          <text:p text:style-name="P37"><text:span text:style-name="Source_20_Text"><text:span text:style-name="T36">Data replication,</text:span></text:span></text:p>
          <text:p text:style-name="P21"><text:span text:style-name="Source_20_Text"><text:span text:style-name="T213">To ensure the high availability, we need to have at least three replicas of every partition of the database. </text:span></text:span><text:span text:style-name="Source_20_Text"><text:span text:style-name="T214">Among these three replicas, one will be the master </text:span></text:span><text:span text:style-name="Source_20_Text"><text:span text:style-name="T215">(which will be used for all the writes and may also be used for reads)</text:span></text:span><text:span text:style-name="Source_20_Text"><text:span text:style-name="T214"> and the other two will be the slaves </text:span></text:span><text:span text:style-name="Source_20_Text"><text:span text:style-name="T216">(both of which may be used for reads or we may keep one of them on hot-standby)</text:span></text:span><text:span text:style-name="Source_20_Text"><text:span text:style-name="T214">.</text:span></text:span></text:p>
        </text:list-item>
        <text:list-item>
          <text:p text:style-name="P21"><text:span text:style-name="Source_20_Text"><text:span text:style-name="T37">Data archiving,</text:span></text:span></text:p>
          <text:p text:style-name="P21"><text:span text:style-name="Source_20_Text"><text:span text:style-name="T217">In this case we archive the </text:span></text:span><text:span text:style-name="Source_20_Text"><text:span text:style-name="T218">older</text:span></text:span><text:span text:style-name="Source_20_Text"><text:span text:style-name="T217"> </text:span></text:span><text:span text:style-name="Source_20_Text"><text:span text:style-name="T219">data by transferring it on some less expensive, low configuration </text:span></text:span><text:span text:style-name="Source_20_Text"><text:span text:style-name="T220">database</text:span></text:span><text:span text:style-name="Source_20_Text"><text:span text:style-name="T219"> set up. </text:span></text:span><text:span text:style-name="Source_20_Text"><text:span text:style-name="T221">When we get some read query, we will search our data in following way:</text:span></text:span></text:p>
          <text:list>
            <text:list-item>
              <text:p text:style-name="P38"><text:span text:style-name="Source_20_Text"><text:span text:style-name="T222">First search the data in cache and if it is found in cache, serve it,</text:span></text:span></text:p>
            </text:list-item>
            <text:list-item>
              <text:p text:style-name="P38"><text:span text:style-name="Source_20_Text"><text:span text:style-name="T222">If the data is not found in cache go to main database, </text:span></text:span><text:span text:style-name="Source_20_Text"><text:span text:style-name="T223">get the data and update the data in the cache,</text:span></text:span></text:p>
            </text:list-item>
            <text:list-item>
              <text:p text:style-name="P39"><text:span text:style-name="Source_20_Text"><text:span text:style-name="T223">If the data is not found in main database as well, go to archive database, get the data and update the data in the cache,</text:span></text:span></text:p>
            </text:list-item>
            <text:list-item>
              <text:p text:style-name="P39"><text:span text:style-name="Source_20_Text"><text:span text:style-name="T223">If the data is not found even in arviches, return the not found status in the response.</text:span></text:span></text:p>
            </text:list-item>
          </text:list>
          <text:p text:style-name="P40"><text:span text:style-name="Source_20_Text"><text:span text:style-name="T221">This data archiving will involve:</text:span></text:span></text:p>
          <text:list text:continue-numbering="true">
            <text:list-header>
              <text:p text:style-name="P40"><text:span text:style-name="Source_20_Text"><text:span text:style-name="T224">A) </text:span></text:span><text:span text:style-name="Source_20_Text"><text:span text:style-name="T221">writing of older data </text:span></text:span><text:span text:style-name="Source_20_Text"><text:span text:style-name="T225">(say data </text:span></text:span><text:span text:style-name="Source_20_Text"><text:span text:style-name="T226">older</text:span></text:span><text:span text:style-name="Source_20_Text"><text:span text:style-name="T225"> between one to two week)</text:span></text:span><text:span text:style-name="Source_20_Text"><text:span text:style-name="T221"> from </text:span></text:span><text:span text:style-name="Source_20_Text"><text:span text:style-name="T226">our main database to the archive database,</text:span></text:span></text:p>
              <text:p text:style-name="P40"><text:span text:style-name="Source_20_Text"><text:span text:style-name="T224">B) </text:span></text:span><text:span text:style-name="Source_20_Text"><text:span text:style-name="T226">verification of the written data that whether it is properly written or not and</text:span></text:span></text:p>
              <text:p text:style-name="P41"><text:span text:style-name="Source_20_Text"><text:span text:style-name="T224">C) </text:span></text:span><text:span text:style-name="Source_20_Text"><text:span text:style-name="T226">if it is properly written on archive database cluster, then deletion of that older data (one week older to two week older) from our main database.</text:span></text:span></text:p>
            </text:list-header>
          </text:list>
          <text:p text:style-name="P41"><text:span text:style-name="Source_20_Text"><text:span text:style-name="T227">We run this archiving process on some schedule </text:span></text:span><text:span text:style-name="Source_20_Text"><text:span text:style-name="T228">(say daily, weekly or monthly but </text:span></text:span><text:span text:style-name="Source_20_Text"><text:span text:style-name="T227">neither too quickly nor not at all).</text:span></text:span></text:p>
        </text:list-item>
        <text:list-item>
          <text:p text:style-name="P67"><text:span text:style-name="Source_20_Text"><text:span text:style-name="T38">Cache,</text:span></text:span></text:p>
          <text:list>
            <text:list-item>
              <text:p text:style-name="P67"><text:span text:style-name="Source_20_Text"><text:span text:style-name="T39">How much cache should we use?</text:span></text:span></text:p>
              <text:p text:style-name="P21"><text:span text:style-name="Source_20_Text"><text:span text:style-name="T153">We can start with 20% of daily traffic and, based on clients’ usage pattern, we can adjust how many cache servers we need. As estimated above, we need 170GB memory to cache 20% of daily traffic. Since a modern day server can have 256GB memory, we can easily fit all the cache into one machine. Alternatively, we can use a couple of smaller servers to store all these hot URLs.</text:span></text:span></text:p>
            </text:list-item>
            <text:list-item>
              <text:p text:style-name="P67"><text:span text:style-name="Source_20_Text"><text:span text:style-name="T40">Which cache eviction policy would best fit our needs?</text:span></text:span></text:p>
              <text:p text:style-name="P21"><text:span text:style-name="Source_20_Text"><text:span text:style-name="T229">LRU</text:span></text:span></text:p>
            </text:list-item>
            <text:list-item>
              <text:p text:style-name="P67"><text:span text:style-name="Source_20_Text"><text:span text:style-name="T41">How can each cache replica be updated?</text:span></text:span></text:p>
              <text:p text:style-name="P21"><text:span text:style-name="Source_20_Text"><text:span text:style-name="T153">Whenever there is a cache miss, our servers would be hitting a backend database. Whenever this happens, we can update the cache and pass the new entry to all the cache replicas. Each </text:span></text:span><text:soft-page-break/><text:span text:style-name="Source_20_Text"><text:span text:style-name="T153">replica can update their cache by adding the new entry. If a replica already has that entry, it can simply ignore it.</text:span></text:span></text:p>
            </text:list-item>
          </text:list>
        </text:list-item>
        <text:list-item>
          <text:p text:style-name="P42"><text:span text:style-name="Source_20_Text"><text:span text:style-name="T50">Fault Tolerance</text:span></text:span></text:p>
          <text:p text:style-name="P43"><text:span text:style-name="Source_20_Text"><text:span text:style-name="T230">The service is partitioned at all the components, there are multiple web servers, multiple application servers </text:span></text:span><text:span text:style-name="Source_20_Text"><text:span text:style-name="T231">and multiple KGS as well. </text:span></text:span><text:span text:style-name="Source_20_Text"><text:span text:style-name="T232">Our database is also partitioned </text:span></text:span><text:span text:style-name="Source_20_Text"><text:span text:style-name="T233">on the basis of hash and every partition have master – slave configuration. </text:span></text:span><text:span text:style-name="Source_20_Text"><text:span text:style-name="T234">So our service is fault tolerent at all the components.</text:span></text:span></text:p>
        </text:list-item>
        <text:list-item>
          <text:p text:style-name="P42"><text:span text:style-name="Source_20_Text"><text:span text:style-name="T42">Where to add load balancers?</text:span></text:span></text:p>
          <text:p text:style-name="P21"><text:span text:style-name="Source_20_Text"><text:span text:style-name="T153">We can add a Load balancing layer at three places in our system:</text:span></text:span></text:p>
          <text:list>
            <text:list-item>
              <text:p text:style-name="P21"><text:span text:style-name="Source_20_Text"><text:span text:style-name="T153">Between Clients and </text:span></text:span><text:span text:style-name="Source_20_Text"><text:span text:style-name="T235">web</text:span></text:span><text:span text:style-name="Source_20_Text"><text:span text:style-name="T153"> servers</text:span></text:span></text:p>
            </text:list-item>
            <text:list-item>
              <text:p text:style-name="P21"><text:span text:style-name="Source_20_Text"><text:span text:style-name="T153">Between Application Servers and database servers</text:span></text:span></text:p>
            </text:list-item>
            <text:list-item>
              <text:p text:style-name="P21"><text:span text:style-name="Source_20_Text"><text:span text:style-name="T153">Between Application Servers and Cache servers</text:span></text:span></text:p>
            </text:list-item>
          </text:list>
        </text:list-item>
        <text:list-item>
          <text:p text:style-name="P21"><text:span text:style-name="Source_20_Text"><text:span text:style-name="T43">Purging or DB cleanup,</text:span></text:span></text:p>
          <text:p text:style-name="P21"><text:span text:style-name="Source_20_Text"><text:span text:style-name="T236">The expired links should be removed from our database </text:span></text:span><text:span text:style-name="Source_20_Text"><text:span text:style-name="T237">(</text:span></text:span><text:span text:style-name="Source_20_Text"><text:span text:style-name="T236">or mark them expired</text:span></text:span><text:span text:style-name="Source_20_Text"><text:span text:style-name="T237">)</text:span></text:span><text:span text:style-name="Source_20_Text"><text:span text:style-name="T236">. If we chose to actively search for expired links to remove them, it would put a lot of pressure on our database. Instead, we can slowly remove expired links and do a lazy cleanup. Our service will make sure that only expired links will be deleted, although some expired links can live longer but will never be returned to users. </text:span></text:span><text:span text:style-name="Source_20_Text"><text:span text:style-name="T238">Following ways can be used to cleanup the database:</text:span></text:span></text:p>
          <text:list>
            <text:list-item>
              <text:p text:style-name="P21"><text:span text:style-name="Source_20_Text"><text:span text:style-name="T238">Whenever a user tries to access an expired link, we can delete the link and return an error to the user.</text:span></text:span></text:p>
            </text:list-item>
            <text:list-item>
              <text:p text:style-name="P21"><text:span text:style-name="Source_20_Text"><text:span text:style-name="T238">A separate Cleanup service can run periodically to remove expired links from our storage and cache. This service should be very lightweight and can be scheduled to run only when the user traffic is expected to be low.</text:span></text:span></text:p>
            </text:list-item>
            <text:list-item>
              <text:p text:style-name="P21"><text:span text:style-name="Source_20_Text"><text:span text:style-name="T238">We can have a default expiration time for each link (e.g., two years).</text:span></text:span></text:p>
            </text:list-item>
            <text:list-item>
              <text:p text:style-name="P21"><text:span text:style-name="Source_20_Text"><text:span text:style-name="T238">After removing an expired link, we can put the key back in the key-DB to be reused.</text:span></text:span></text:p>
            </text:list-item>
          </text:list>
        </text:list-item>
        <text:list-item>
          <text:p text:style-name="P21"><text:span text:style-name="Source_20_Text"><text:span text:style-name="T74">Data deduplication,</text:span></text:span></text:p>
        </text:list-item>
        <text:list-item>
          <text:p text:style-name="P44"><text:span text:style-name="Source_20_Text"><text:span text:style-name="T59">Security,</text:span></text:span></text:p>
        </text:list-item>
        <text:list-item>
          <text:p text:style-name="P44"><text:span text:style-name="Source_20_Text"><text:span text:style-name="T53">Optimizations on the client to improve user experience,</text:span></text:span></text:p>
          <text:list>
            <text:list-item>
              <text:p text:style-name="P45"><text:span text:style-name="Source_20_Text"><text:span text:style-name="T239">browser cache,</text:span></text:span></text:p>
              <text:p text:style-name="P45"><text:span text:style-name="Source_20_Text"><text:span text:style-name="T240">(</text:span></text:span><text:span text:style-name="Source_20_Text"><text:span text:style-name="T241">l</text:span></text:span><text:span text:style-name="Source_20_Text"><text:span text:style-name="T239">everaging the browser cache is crucial for assets that are rarely changing</text:span></text:span><text:span text:style-name="Source_20_Text"><text:span text:style-name="T240">),</text:span></text:span></text:p>
            </text:list-item>
            <text:list-item>
              <text:p text:style-name="P45"><text:span text:style-name="Source_20_Text"><text:span text:style-name="T242">try to reduce the number of http requests,</text:span></text:span></text:p>
            </text:list-item>
            <text:list-item>
              <text:p text:style-name="P45"><text:span text:style-name="Source_20_Text"><text:span text:style-name="T243">minify javascript and css,</text:span></text:span></text:p>
              <text:p text:style-name="P45"><text:span text:style-name="Source_20_Text"><text:span text:style-name="T244">(</text:span></text:span><text:span text:style-name="Source_20_Text"><text:span text:style-name="T245">m</text:span></text:span><text:span text:style-name="Source_20_Text"><text:span text:style-name="T244">inification of resources means </text:span></text:span><text:span text:style-name="Strong_20_Emphasis"><text:span text:style-name="T274">removing unnecessary characters</text:span></text:span><text:span text:style-name="Source_20_Text"><text:span text:style-name="T244"> from your HTML, JavaScript, and CSS that are not required to load, such as: </text:span></text:span><text:span text:style-name="T1">White space characters, New line characters, Comments, Block delimiters, </text:span><text:span text:style-name="T277">etc</text:span><text:span text:style-name="Source_20_Text"><text:span text:style-name="T244">)</text:span></text:span><text:span text:style-name="Source_20_Text"><text:span text:style-name="T243">,</text:span></text:span></text:p>
            </text:list-item>
            <text:list-item>
              <text:p text:style-name="P45"><text:span text:style-name="Source_20_Text"><text:span text:style-name="T246">avoid 301 redirects,</text:span></text:span></text:p>
              <text:p text:style-name="P45"><text:span text:style-name="Source_20_Text"><text:span text:style-name="T246">(Redirects are performance killers. Avoid them whenever possible.),</text:span></text:span></text:p>
            </text:list-item>
          </text:list>
        </text:list-item>
        <text:list-item>
          <text:p text:style-name="P45"><text:span text:style-name="Source_20_Text"><text:span text:style-name="T75">User Persionalization,</text:span></text:span></text:p>
        </text:list-item>
        <text:list-item>
          <text:p text:style-name="P21"><text:span text:style-name="Source_20_Text"><text:span text:style-name="T76">Advanced Issues,</text:span></text:span></text:p>
        </text:list-item>
        <text:list-item>
          <text:p text:style-name="P46"><text:span text:style-name="Source_20_Text"><text:span text:style-name="T58">Deployment,</text:span></text:span></text:p>
          <text:list>
            <text:list-item>
              <text:p text:style-name="P47"><text:span text:style-name="Source_20_Text"><text:span text:style-name="T85">docker,</text:span></text:span></text:p>
            </text:list-item>
            <text:list-item>
              <text:p text:style-name="P47"><text:span text:style-name="Source_20_Text"><text:span text:style-name="T84">kubernete,</text:span></text:span></text:p>
            </text:list-item>
            <text:list-item>
              <text:p text:style-name="P47"><text:span text:style-name="Source_20_Text"><text:span text:style-name="T84">autoscaling,</text:span></text:span></text:p>
            </text:list-item>
            <text:list-item>
              <text:p text:style-name="P47"><text:span text:style-name="Source_20_Text"><text:span text:style-name="T84">all internal servers will be deployed on vpn,</text:span></text:span></text:p>
            </text:list-item>
          </text:list>
        </text:list-item>
        <text:list-item>
          <text:p text:style-name="P46"><text:span text:style-name="Source_20_Text"><text:span text:style-name="T44">Analytics,</text:span></text:span></text:p>
          <text:list>
            <text:list-item>
              <text:p text:style-name="P67"><text:span text:style-name="Source_20_Text"><text:span text:style-name="T45">What type of analytics should be tracked </text:span></text:span><text:span text:style-name="Source_20_Text"><text:span text:style-name="T46">and how that analytics will be used to extract informations</text:span></text:span><text:span text:style-name="Source_20_Text"><text:span text:style-name="T45">?</text:span></text:span></text:p>
              <text:list>
                <text:list-item>
                  <text:p text:style-name="P21"><text:span text:style-name="Source_20_Text"><text:span text:style-name="T153">Some statistics worth tracking: country of the visitor, date and time of access, web page that refers the click, browser or platform from where the page was accessed. </text:span></text:span><text:span text:style-name="Source_20_Text"><text:span text:style-name="T247">These analytics data will be used to understand the trends and the behaviour of the </text:span></text:span><text:span text:style-name="Source_20_Text"><text:span text:style-name="T248">population</text:span></text:span><text:span text:style-name="Source_20_Text"><text:span text:style-name="T247">.</text:span></text:span></text:p>
                </text:list-item>
                <text:list-item>
                  <text:p text:style-name="P86"><text:span text:style-name="Source_20_Text"><text:span text:style-name="T249">Since realtime analytics are not a requirement, we could simply </text:span></text:span><text:span text:style-name="Strong_20_Emphasis"><text:span text:style-name="T275">MapReduce</text:span></text:span><text:span text:style-name="Source_20_Text"><text:span text:style-name="T249"> the </text:span></text:span><text:span text:style-name="Strong_20_Emphasis"><text:span text:style-name="T275">Web Server</text:span></text:span><text:span text:style-name="Source_20_Text"><text:span text:style-name="T249"> logs to generate hit counts.</text:span></text:span></text:p>
                </text:list-item>
                <text:list-item>
                  <text:p text:style-name="P86"><text:span text:style-name="Source_20_Text"><text:span text:style-name="T250">We should store both types of logs, i.e write logs as well as read logs.</text:span></text:span></text:p>
                </text:list-item>
                <text:list-item>
                  <text:p text:style-name="P86"><text:span text:style-name="Source_20_Text"><text:span text:style-name="T249">As we are providing tinyUrl service, we will have very valuable logs </text:span></text:span><text:span text:style-name="Source_20_Text"><text:span text:style-name="T251">of different types of service</text:span></text:span><text:span text:style-name="Source_20_Text"><text:span text:style-name="T249">, on which we can run analytics to know </text:span></text:span><text:span text:style-name="Source_20_Text"><text:span text:style-name="T252">many things</text:span></text:span><text:span text:style-name="Source_20_Text"><text:span text:style-name="T249">.</text:span></text:span></text:p>
                </text:list-item>
                <text:list-item>
                  <text:p text:style-name="P86"><text:span text:style-name="Source_20_Text"><text:span text:style-name="T252">Write logs can be analysed to undertand that which service is </text:span></text:span><text:span text:style-name="Source_20_Text"><text:span text:style-name="T253">using our service more and from what area we are getting more hits. </text:span></text:span><text:span text:style-name="Source_20_Text"><text:span text:style-name="T254">If required, we can add our write server also for that region.</text:span></text:span></text:p>
                </text:list-item>
                <text:list-item>
                  <text:p text:style-name="P86"><text:soft-page-break/><text:span text:style-name="Source_20_Text"><text:span text:style-name="T250">Read logs can be analysed to understand the trends and popularity of a service, behaviour and likes and dislikes of the people, etc geographical region wise, age group wise, rural-urban wise and so on.</text:span></text:span></text:p>
                </text:list-item>
                <text:list-item>
                  <text:p text:style-name="P86"><text:span text:style-name="Source_20_Text"><text:span text:style-name="T255">We can also know about number of hits from areas and we can take decision to increase or decrease number of CDNs in that area.</text:span></text:span></text:p>
                </text:list-item>
              </text:list>
            </text:list-item>
          </text:list>
        </text:list-item>
        <text:list-item>
          <text:p text:style-name="P48"><text:span text:style-name="Source_20_Text"><text:span text:style-name="T47">Monitoring: </text:span></text:span><text:span text:style-name="Source_20_Text"><text:span text:style-name="T256">Having the ability to monitor our systems is crucial. We should constantly collect data to get an instant insight into how our system is doing. We can collect following metrics/counters to get an understanding of the performance of our service:</text:span></text:span></text:p>
          <text:list>
            <text:list-item>
              <text:p text:style-name="P73"><text:span text:style-name="Source_20_Text"><text:span text:style-name="T257">No. of hits per day,</text:span></text:span></text:p>
            </text:list-item>
            <text:list-item>
              <text:p text:style-name="P73"><text:span text:style-name="Source_20_Text"><text:span text:style-name="T257">No. of hits per second and what is the daily peak?</text:span></text:span></text:p>
            </text:list-item>
            <text:list-item>
              <text:p text:style-name="P73"><text:span text:style-name="Source_20_Text"><text:span text:style-name="T258">Amount of data coming in and going out per day,</text:span></text:span></text:p>
            </text:list-item>
            <text:list-item>
              <text:p text:style-name="P73"><text:span text:style-name="Source_20_Text"><text:span text:style-name="T258">Amount of data coming in and going out per second and what is the daily peak?</text:span></text:span></text:p>
            </text:list-item>
            <text:list-item>
              <text:p text:style-name="P73"><text:span text:style-name="Source_20_Text"><text:span text:style-name="T259">Average latency seen by the user,</text:span></text:span></text:p>
            </text:list-item>
          </text:list>
          <text:p text:style-name="P73"><text:span text:style-name="Source_20_Text"><text:span text:style-name="T260"/></text:span></text:p>
          <text:p text:style-name="P73"><text:span text:style-name="Source_20_Text"><text:span text:style-name="T260"><text:s text:c="8"/>By monitoring these counters, we will realize if we need more replication or load balancing or caching, etc.</text:span></text:span></text:p>
          <text:p text:style-name="P48"><text:span text:style-name="Source_20_Text"><text:span text:style-name="T261"><text:s text:c="8"/>Continue benchmarking and monitoring your system to address bottlenecks as they come up. Scaling is an iterative process.</text:span></text:span></text:p>
        </text:list-item>
        <text:list-item>
          <text:p text:style-name="P49"><text:span text:style-name="Source_20_Text"><text:span text:style-name="T48">Follow up questions:</text:span></text:span></text:p>
          <text:list>
            <text:list-item>
              <text:p text:style-name="P50"><text:span text:style-name="Source_20_Text"><text:span text:style-name="T294">What will you do if say 10 people try to generate same long url.</text:span></text:span></text:p>
              <text:p text:style-name="P87"><text:span text:style-name="T282">Answer: </text:span><text:span text:style-name="T284">We won’t generate 10 tinyurls for same long url but the same tinyurl will be provided to all the later 9 people</text:span><text:span text:style-name="T285">.</text:span></text:p>
            </text:list-item>
            <text:list-item>
              <text:p text:style-name="P51"><text:span text:style-name="Source_20_Text"><text:span text:style-name="T295">Assume that your client is a famous blogger and the total number of hits- 10 Lakhs Hits per Day. How will you fit your design for this scale?</text:span></text:span></text:p>
              <text:p text:style-name="P88"><text:span text:style-name="T282">Answer: </text:span><text:span text:style-name="T286">Our architecture can easily handle that much amount of traffic. </text:span><text:span text:style-name="T287">No issues. </text:span><text:span text:style-name="T285">And even if our architecture is not able to handle that much load, then our architecture is horizontally scalable so we can scale it easily.</text:span></text:p>
            </text:list-item>
            <text:list-item>
              <text:p text:style-name="P92">Can users create private URLs or allow a particular set of users to access a URL?</text:p>
              <text:p text:style-name="P89"><text:span text:style-name="T283">Answer: </text:span><text:span text:style-name="T288">To manage this, we need following things in our system:</text:span></text:p>
              <text:list>
                <text:list-item>
                  <text:p text:style-name="P95">we need login and authentication in our system.</text:p>
                </text:list-item>
                <text:list-item>
                  <text:p text:style-name="P96">Now access of tinyUrls to limited users can be implemented in many different ways:</text:p>
                  <text:list>
                    <text:list-item>
                      <text:p text:style-name="P90"><text:span text:style-name="T289">Using password: A registered user will also send a password in the </text:span><text:span text:style-name="T290">createTinyUrl</text:span><text:span text:style-name="T289"> API which will be stored in the database table as follows:</text:span></text:p>
                      <text:p text:style-name="P101"><text:span text:style-name="T296"><text:s text:c="8"/>tinyurlLongurlMapTable(tinyUrl, longUrl, </text:span><text:span text:style-name="T297">encryptedTinyUrlP</text:span><text:span text:style-name="T296">assword</text:span><text:span text:style-name="Source_20_Text"><text:span text:style-name="T299">, </text:span></text:span><text:span text:style-name="Source_20_Text"><text:span text:style-name="T300">long</text:span></text:span><text:span text:style-name="Source_20_Text"><text:span text:style-name="T301"> expirationTime</text:span></text:span><text:span text:style-name="T296">)</text:span></text:p>
                      <text:p text:style-name="P97">And the registered user can share that password with any set of user and any registered user who will send the get request with the correct password, that user only can get the corresponding long url.</text:p>
                      <text:p text:style-name="P90"><text:span text:style-name="T291"><text:s text:c="8"/>Store the data of private user in different table and not in the same table as </text:span><text:span text:style-name="T292">encryptedTinyUrlPassword </text:span><text:span text:style-name="T291">will not be available for public users and if the data of public users is too large as compared to the data of private users, then it can save a lot of space.</text:span></text:p>
                    </text:list-item>
                    <text:list-item>
                      <text:p text:style-name="P90"><text:span text:style-name="T293">A user can create readPermissionUserSet: </text:span><text:span text:style-name="T290">In this type of implementation, a user will be able to create and save different readPermissionUserSets (such as userSet1, userSet2, etc.) for his account. And the user will also send the userSet in the createTinyUrl API and if that userSet will be valid, then it will be saved into the database table as follows:</text:span></text:p>
                      <text:p text:style-name="P102"><text:span text:style-name="T296"><text:s text:c="8"/>tinyurlLongurlMapTable(tinyUrl, longUrl, </text:span><text:span text:style-name="T298">readPermissionUserSet</text:span><text:span text:style-name="Source_20_Text"><text:span text:style-name="T299">, </text:span></text:span><text:span text:style-name="Source_20_Text"><text:span text:style-name="T300">long</text:span></text:span><text:span text:style-name="Source_20_Text"><text:span text:style-name="T301"> expirationTime</text:span></text:span><text:span text:style-name="T296">)</text:span></text:p>
                      <text:p text:style-name="P98">Now if any registerd user will ask for longUrl for any shortUrl through the readAPI, then we will first check that whether this user is permitted to read this tinyUrl or not.</text:p>
                      <text:p text:style-name="P91"><text:span text:style-name="T291"><text:s text:c="8"/>Store the data of private user in different table and not in the same table as </text:span><text:span text:style-name="T290">readPermissionUserSet </text:span><text:span text:style-name="T291">will not be available for public users and if the data of public users is too large as compared to the data of private users, then it can save a lot of space.</text:span></text:p>
                    </text:list-item>
                  </text:list>
                </text:list-item>
                <text:list-item>
                  <text:p text:style-name="P96"/>
                </text:list-item>
              </text:list>
            </text:list-item>
            <text:list-item>
              <text:p text:style-name="P93">Let us assume that your firm got famous and a new client came in, and the client is asking you for 10 Crore Hits per day. And your firm started charging in the following way:</text:p>
              <text:list>
                <text:list-item>
                  <text:p text:style-name="P93">First 10K Hits/day – Free</text:p>
                </text:list-item>
                <text:list-item>
                  <text:p text:style-name="P93">10K Hits/Day -- 1 Paise/Hit</text:p>
                </text:list-item>
              </text:list>
              <text:p text:style-name="P99"><text:span text:style-name="T280">Answer:</text:span><text:span text:style-name="T302"> Billing can be done using analytics data as we are storing every hit with many informations such as geolocation of the user, source website, etc. We cant increase the hitCount for tinyUrl for every hit directly from the read API into the database because if we do so, it will vanish the very purpose of cache as the cache is maintained only to reduce the </text:span><text:soft-page-break/><text:span text:style-name="T302">latency. If will start updating database on every read hit, then there will not remain any benefit of cache. It can be updated through a message broker consumer. But still I think that it is better to extract or maintain the data for billing into the analytics database because the primary database is for read and write and not for billing or any other thing.</text:span></text:p>
            </text:list-item>
            <text:list-item>
              <text:p text:style-name="P94">Suppose the new client of above question demands tinyUrl update functionality also. To provide update functionality also, how the design will change?</text:p>
              <text:p text:style-name="P100"><text:span text:style-name="T281">Answer: </text:span><text:span text:style-name="T303">If we want to provide update functionality also for the registered users, then the write api will also connect to the cache service through LB and an update response will only be returned true the stale cache value will be invalidated or deleted and if its value in DB will be changed.</text:span></text:p>
            </text:list-item>
            <text:list-item>
              <text:p text:style-name="P99"/>
            </text:list-item>
          </text:list>
        </text:list-item>
      </text:list>
      <text:p text:style-name="P1"><text:span text:style-name="Source_20_Text"><text:span text:style-name="T49"/></text:span></text:p>
      <text:p text:style-name="P1"><text:span text:style-name="Source_20_Text"><text:span text:style-name="T49"/></text:span></text:p>
      <text:p text:style-name="P2"><text:span text:style-name="Source_20_Text"><text:span text:style-name="T77">Pastebin:</text:span></text:span></text:p>
      <text:list xml:id="list5284157676849109733" text:style-name="L2">
        <text:list-item>
          <text:p text:style-name="P103"><text:span text:style-name="Source_20_Text"><text:span text:style-name="T262">Block storage</text:span></text:span><text:span text:style-name="Source_20_Text"><text:span text:style-name="T263"> </text:span></text:span><text:span text:style-name="Source_20_Text"><text:span text:style-name="T264">(</text:span></text:span><text:span text:style-name="Source_20_Text"><text:span text:style-name="T263">object store</text:span></text:span><text:span text:style-name="Source_20_Text"><text:span text:style-name="T264">)</text:span></text:span><text:span text:style-name="Source_20_Text"><text:span text:style-name="T262"> datastore will also be used in case of Pastebin. </text:span></text:span><text:span text:style-name="Source_20_Text"><text:span text:style-name="T264">In case of pastebin, we will store the data to be pasted on some object store and will store its path in place of longurl of tinyurl service.</text:span></text:span></text:p>
        </text:list-item>
        <text:list-item>
          <text:p text:style-name="P103"><text:span text:style-name="Source_20_Text"><text:span text:style-name="T265">In case of pastebin, there should be a limit on the size of data (say 10 MB) which can be pasted once to get a tinyurl for that.</text:span></text:span></text:p>
        </text:list-item>
      </text:list>
      <text:p text:style-name="P3"><text:span text:style-name="Source_20_Text"><text:span text:style-name="T266"/></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Mono1" svg:font-family="'Liberation Mono'"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ourier New1" svg:font-family="'Courier New'" style:font-family-generic="system" style:font-pitch="variable"/>
    <style:font-face style:name="DINMittelEFOP-Bold" svg:font-family="DINMittelEFOP-Bold"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Liberation Mono2" svg:font-family="'Liberation Mono'"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Preformatted_20_Text" style:display-name="Preformatted Text" style:family="paragraph" style:parent-style-name="Standard" style:class="html"/>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text-properties fo:color="#00000a" style:font-name="Calibri" fo:font-family="Calibri" style:font-family-generic="roman" style:font-pitch="variable" fo:font-size="11pt" fo:language="en" fo:country="US" style:font-name-asian="DejaVu Sans1" style:font-family-asian="'DejaVu Sans'" style:font-family-generic-asian="system" style:font-pitch-asian="variable" style:font-size-asian="11pt" style:language-asian="en" style:country-asian="US" style:font-name-complex="DejaVu Sans1" style:font-family-complex="'DejaVu Sans'" style:font-family-generic-complex="system" style:font-pitch-complex="variable" style:font-size-complex="11pt" style:language-complex="ar" style:country-complex="SA"/>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Heading_20_3" style:display-name="Heading 3" style:family="paragraph" style:parent-style-name="Heading" style:class="text"/>
    <style:style style:name="Heading_20_4" style:display-name="Heading 4" style:family="paragraph" style:parent-style-name="Heading" style:class="text"/>
    <style:style style:name="Heading_20_1" style:display-name="Heading 1" style:family="paragraph" style:parent-style-name="Heading" style:class="text"/>
    <style:style style:name="Quotations" style:family="paragraph" style:parent-style-name="Standard" style:class="html"/>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roman" style:font-pitch="variable" style:font-name-asian="Liberation Mono2" style:font-family-asian="'Liberation Mono'" style:font-family-generic-asian="system" style:font-pitch-asian="variable" style:font-name-complex="Liberation Mono2" style:font-family-complex="'Liberation Mono'" style:font-family-generic-complex="system" style:font-pitch-complex="variable"/>
    </style:style>
    <style:style style:name="ListLabel_20_62" style:display-name="ListLabel 62" style:family="text">
      <style:text-properties fo:font-size="12pt" fo:font-weight="bold" style:font-size-asian="12pt" style:font-weight-asian="bold" style:font-name-complex="DINMittelEFOP-Bold" style:font-family-complex="DINMittelEFOP-Bold" style:font-family-generic-complex="system" style:font-pitch-complex="variable"/>
    </style:style>
    <style:style style:name="ListLabel_20_63" style:display-name="ListLabel 63" style:family="text">
      <style:text-properties fo:font-size="12pt" fo:font-weight="bold" style:font-size-asian="12pt" style:font-weight-asian="bold" style:font-name-complex="DINMittelEFOP-Bold" style:font-family-complex="DINMittelEFOP-Bold" style:font-family-generic-complex="system" style:font-pitch-complex="variable"/>
    </style:style>
    <style:style style:name="_5f_tgc" style:display-name="_tgc" style:family="text" style:parent-style-name="Default_20_Paragraph_20_Font"/>
    <style:style style:name="cm-variable" style:family="text" style:parent-style-name="Default_20_Paragraph_20_Font"/>
    <style:style style:name="cm-operator" style:family="text" style:parent-style-name="Default_20_Paragraph_20_Font"/>
    <style:style style:name="cm-variable-3" style:family="text" style:parent-style-name="Default_20_Paragraph_20_Font"/>
    <style:style style:name="cm-number" style:family="text" style:parent-style-name="Default_20_Paragraph_20_Font"/>
    <style:style style:name="ListLabel_20_64" style:display-name="ListLabel 64" style:family="text">
      <style:text-properties fo:color="#ff0000" fo:font-size="10.5pt" style:font-name-asian="Times New Roman1" style:font-family-asian="'Times New Roman'" style:font-family-generic-asian="system" style:font-pitch-asian="variable" style:font-size-asian="10.5pt" style:font-name-complex="Arial" style:font-family-complex="Arial" style:font-family-generic-complex="system" style:font-pitch-complex="variable"/>
    </style:style>
    <style:style style:name="ListLabel_20_65" style:display-name="ListLabel 65" style:family="text">
      <style:text-properties fo:color="#ff0000" fo:font-size="10.5pt" style:font-name-asian="Times New Roman1" style:font-family-asian="'Times New Roman'" style:font-family-generic-asian="system" style:font-pitch-asian="variable" style:font-size-asian="10.5pt" style:font-name-complex="Arial" style:font-family-complex="Arial" style:font-family-generic-complex="system" style:font-pitch-complex="variable"/>
    </style:style>
    <style:style style:name="ListLabel_20_66" style:display-name="ListLabel 66" style:family="text">
      <style:text-properties style:font-name-complex="FreeSans" style:font-family-complex="FreeSans" style:font-family-generic-complex="system" style:font-pitch-complex="variable"/>
    </style:style>
    <style:style style:name="Strong" style:family="text" style:parent-style-name="Default_20_Paragraph_20_Fon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1" fo:font-family="'Liberation Mono'" style:font-family-generic="modern" style:font-pitch="fixed"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hl-keyword" style:family="text" style:parent-style-name="Default_20_Paragraph_20_Font"/>
    <style:style style:name="hl-number" style:family="text" style:parent-style-name="Default_20_Paragraph_20_Font"/>
    <style:style style:name="ListLabel_20_315" style:display-name="ListLabel 315" style:family="text">
      <style:text-properties style:font-name="Times New Roman" fo:font-family="'Times New Roman'" style:font-family-generic="roman" style:font-pitch="variable" fo:font-size="13.5pt" fo:font-weight="bold" style:font-size-asian="10pt"/>
    </style:style>
    <style:style style:name="ListLabel_20_316" style:display-name="ListLabel 316" style:family="text">
      <style:text-properties fo:font-size="10pt" style:font-size-asian="10pt"/>
    </style:style>
    <style:style style:name="ListLabel_20_317" style:display-name="ListLabel 317" style:family="text">
      <style:text-properties fo:font-size="10pt" style:font-size-asian="10pt"/>
    </style:style>
    <style:style style:name="ListLabel_20_318" style:display-name="ListLabel 318" style:family="text">
      <style:text-properties fo:font-size="10pt" style:font-size-asian="10pt"/>
    </style:style>
    <style:style style:name="ListLabel_20_319" style:display-name="ListLabel 319" style:family="text">
      <style:text-properties fo:font-size="10pt" style:font-size-asian="10pt"/>
    </style:style>
    <style:style style:name="ListLabel_20_320" style:display-name="ListLabel 320" style:family="text">
      <style:text-properties fo:font-size="10pt" style:font-size-asian="10pt"/>
    </style:style>
    <style:style style:name="ListLabel_20_321" style:display-name="ListLabel 321" style:family="text">
      <style:text-properties fo:font-size="10pt" style:font-size-asian="10pt"/>
    </style:style>
    <style:style style:name="ListLabel_20_322" style:display-name="ListLabel 322" style:family="text">
      <style:text-properties fo:font-size="10pt" style:font-size-asian="10pt"/>
    </style:style>
    <style:style style:name="ListLabel_20_323" style:display-name="ListLabel 323" style:family="text">
      <style:text-properties fo:font-size="10pt" style:font-size-asian="10pt"/>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62"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63"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4"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65"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6"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style-name="ListLabel_20_315"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316"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317"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318"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319"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320"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321"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322"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323"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01T12:04:54.840775434</meta:creation-date>
    <meta:generator>LibreOffice/5.1.6.2$Linux_X86_64 LibreOffice_project/10m0$Build-2</meta:generator>
    <dc:date>2020-09-14T03:18:09.227242360</dc:date>
    <meta:editing-duration>P24DT11H57M11S</meta:editing-duration>
    <meta:editing-cycles>1677</meta:editing-cycles>
    <meta:document-statistic meta:table-count="0" meta:image-count="0" meta:object-count="0" meta:page-count="9" meta:paragraph-count="269" meta:word-count="5768" meta:character-count="32798" meta:non-whitespace-character-count="27335"/>
  </office:meta>
</office:document-meta>
</file>